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COMUNA</text:p>
          </table:table-cell>
          <table:table-cell office:value-type="string" calcext:value-type="string">
            <text:p>IM_Telefonica</text:p>
          </table:table-cell>
          <table:table-cell office:value-type="string" calcext:value-type="string">
            <text:p>MOD</text:p>
          </table:table-cell>
          <table:table-cell table:number-columns-repeated="3"/>
          <table:table-cell office:value-type="string" calcext:value-type="string">
            <text:p>IM Interno</text:p>
          </table:table-cell>
          <table:table-cell office:value-type="string" calcext:value-type="string">
            <text:p>MOD Interno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IM Corregido</text:p>
          </table:table-cell>
          <table:table-cell office:value-type="string" calcext:value-type="string">
            <text:p>Diferencia</text:p>
          </table:table-cell>
        </table:table-row>
        <table:table-row table:style-name="ro1">
          <table:table-cell office:value-type="string" calcext:value-type="string">
            <text:p>Alto Biobío</text:p>
          </table:table-cell>
          <table:table-cell office:value-type="float" office:value="0.820876826722338" calcext:value-type="float">
            <text:p>0.820876826722338</text:p>
          </table:table-cell>
          <table:table-cell table:number-columns-repeated="4"/>
          <table:table-cell office:value-type="float" office:value="0.340292275574113" calcext:value-type="float">
            <text:p>0.340292275574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uco</text:p>
          </table:table-cell>
          <table:table-cell office:value-type="float" office:value="8.78802336903603" calcext:value-type="float">
            <text:p>8.78802336903603</text:p>
          </table:table-cell>
          <table:table-cell table:number-columns-repeated="4"/>
          <table:table-cell office:value-type="float" office:value="2.99629990262902" calcext:value-type="float">
            <text:p>2.996299902629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uco</text:p>
          </table:table-cell>
          <table:table-cell office:value-type="float" office:value="5.33678765718363" calcext:value-type="float">
            <text:p>5.33678765718363</text:p>
          </table:table-cell>
          <table:table-cell table:number-columns-repeated="4"/>
          <table:table-cell office:value-type="float" office:value="3.36357798983323" calcext:value-type="float">
            <text:p>3.363577989833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brero</text:p>
          </table:table-cell>
          <table:table-cell office:value-type="float" office:value="6.58018712162906" calcext:value-type="float">
            <text:p>6.58018712162906</text:p>
          </table:table-cell>
          <table:table-cell table:number-columns-repeated="4"/>
          <table:table-cell office:value-type="float" office:value="2.27426160337553" calcext:value-type="float">
            <text:p>2.274261603375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ñete</text:p>
          </table:table-cell>
          <table:table-cell office:value-type="float" office:value="5.95461181154612" calcext:value-type="float">
            <text:p>5.95461181154612</text:p>
          </table:table-cell>
          <table:table-cell table:number-columns-repeated="4"/>
          <table:table-cell office:value-type="float" office:value="3.74315416943154" calcext:value-type="float">
            <text:p>3.74315416943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iguayante</text:p>
          </table:table-cell>
          <table:table-cell office:value-type="float" office:value="4.53171259678628" calcext:value-type="float">
            <text:p>4.53171259678628</text:p>
          </table:table-cell>
          <table:table-cell office:value-type="float" office:value="2.12688614620618" calcext:value-type="float">
            <text:p>2.12688614620618</text:p>
          </table:table-cell>
          <table:table-cell table:number-columns-repeated="3"/>
          <table:table-cell office:value-type="float" office:value="1.73231204728998" calcext:value-type="float">
            <text:p>1.73231204728998</text:p>
          </table:table-cell>
          <table:table-cell office:value-type="float" office:value="0.937712232947475" calcext:value-type="float">
            <text:p>0.937712232947475</text:p>
          </table:table-cell>
          <table:table-cell table:formula="of:=[.H7]/[.G7]" office:value-type="float" office:value="0.5413067665346" calcext:value-type="float">
            <text:p>0.5413067665346</text:p>
          </table:table-cell>
          <table:table-cell table:formula="of:=[.I7]*[.B7]" office:value-type="float" office:value="2.4530466926305" calcext:value-type="float">
            <text:p>2.4530466926305</text:p>
          </table:table-cell>
          <table:table-cell table:formula="of:=[.J7]-[.C7]" office:value-type="float" office:value="0.326160546424317" calcext:value-type="float">
            <text:p>0.326160546424317</text:p>
          </table:table-cell>
        </table:table-row>
        <table:table-row table:style-name="ro1">
          <table:table-cell office:value-type="string" calcext:value-type="string">
            <text:p>Concepción</text:p>
          </table:table-cell>
          <table:table-cell office:value-type="float" office:value="11.6455898480338" calcext:value-type="float">
            <text:p>11.6455898480338</text:p>
          </table:table-cell>
          <table:table-cell office:value-type="float" office:value="3.72942088346588" calcext:value-type="float">
            <text:p>3.72942088346588</text:p>
          </table:table-cell>
          <table:table-cell table:number-columns-repeated="3"/>
          <table:table-cell office:value-type="float" office:value="7.21382839834978" calcext:value-type="float">
            <text:p>7.21382839834978</text:p>
          </table:table-cell>
          <table:table-cell office:value-type="float" office:value="1.68218557769078" calcext:value-type="float">
            <text:p>1.68218557769078</text:p>
          </table:table-cell>
          <table:table-cell table:formula="of:=[.H8]/[.G8]" office:value-type="float" office:value="0.233189020420224" calcext:value-type="float">
            <text:p>0.233189020420224</text:p>
          </table:table-cell>
          <table:table-cell table:formula="of:=[.I36]*[.B8]" office:value-type="float" office:value="4.0819106700165" calcext:value-type="float">
            <text:p>4.0819106700165</text:p>
          </table:table-cell>
          <table:table-cell table:formula="of:=[.J8]-[.C8]" office:value-type="float" office:value="0.352489786550621" calcext:value-type="float">
            <text:p>0.352489786550621</text:p>
          </table:table-cell>
        </table:table-row>
        <table:table-row table:style-name="ro1">
          <table:table-cell office:value-type="string" calcext:value-type="string">
            <text:p>Contulmo</text:p>
          </table:table-cell>
          <table:table-cell office:value-type="float" office:value="6.91446028513238" calcext:value-type="float">
            <text:p>6.91446028513238</text:p>
          </table:table-cell>
          <table:table-cell table:number-columns-repeated="4"/>
          <table:table-cell office:value-type="float" office:value="1.89511201629328" calcext:value-type="float">
            <text:p>1.89511201629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onel</text:p>
          </table:table-cell>
          <table:table-cell office:value-type="float" office:value="5.30677267122997" calcext:value-type="float">
            <text:p>5.30677267122997</text:p>
          </table:table-cell>
          <table:table-cell office:value-type="float" office:value="1.9381126576266" calcext:value-type="float">
            <text:p>1.9381126576266</text:p>
          </table:table-cell>
          <table:table-cell table:number-columns-repeated="3"/>
          <table:table-cell office:value-type="float" office:value="3.58483057693125" calcext:value-type="float">
            <text:p>3.58483057693125</text:p>
          </table:table-cell>
          <table:table-cell office:value-type="float" office:value="1.34256877259841" calcext:value-type="float">
            <text:p>1.34256877259841</text:p>
          </table:table-cell>
          <table:table-cell table:formula="of:=[.H10]/[.G10]" office:value-type="float" office:value="0.374513869982581" calcext:value-type="float">
            <text:p>0.374513869982581</text:p>
          </table:table-cell>
          <table:table-cell table:formula="of:=[.I10]*[.B10]" office:value-type="float" office:value="1.98745997022014" calcext:value-type="float">
            <text:p>1.98745997022014</text:p>
          </table:table-cell>
          <table:table-cell table:formula="of:=[.J10]-[.C10]" office:value-type="float" office:value="0.0493473125935375" calcext:value-type="float">
            <text:p>0.049347312593538</text:p>
          </table:table-cell>
        </table:table-row>
        <table:table-row table:style-name="ro1">
          <table:table-cell office:value-type="string" calcext:value-type="string">
            <text:p>Curanilahue</text:p>
          </table:table-cell>
          <table:table-cell office:value-type="float" office:value="3.56458333333333" calcext:value-type="float">
            <text:p>3.56458333333333</text:p>
          </table:table-cell>
          <table:table-cell table:number-columns-repeated="4"/>
          <table:table-cell office:value-type="float" office:value="1.91391203703704" calcext:value-type="float">
            <text:p>1.913912037037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rida</text:p>
          </table:table-cell>
          <table:table-cell office:value-type="float" office:value="6.68071303331385" calcext:value-type="float">
            <text:p>6.68071303331385</text:p>
          </table:table-cell>
          <table:table-cell table:number-columns-repeated="4"/>
          <table:table-cell office:value-type="float" office:value="0.69135008766803" calcext:value-type="float">
            <text:p>0.691350087668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alpén</text:p>
          </table:table-cell>
          <table:table-cell office:value-type="float" office:value="10.1222845555931" calcext:value-type="float">
            <text:p>10.1222845555931</text:p>
          </table:table-cell>
          <table:table-cell office:value-type="float" office:value="2.52098469710552" calcext:value-type="float">
            <text:p>2.52098469710552</text:p>
          </table:table-cell>
          <table:table-cell table:number-columns-repeated="3"/>
          <table:table-cell office:value-type="float" office:value="2.76336600202771" calcext:value-type="float">
            <text:p>2.76336600202771</text:p>
          </table:table-cell>
          <table:table-cell office:value-type="float" office:value="0.850476333113506" calcext:value-type="float">
            <text:p>0.850476333113506</text:p>
          </table:table-cell>
          <table:table-cell table:formula="of:=[.H13]/[.G13]" office:value-type="float" office:value="0.307768255268915" calcext:value-type="float">
            <text:p>0.307768255268915</text:p>
          </table:table-cell>
          <table:table-cell table:formula="of:=[.I13]*[.B13]" office:value-type="float" office:value="3.11531785701038" calcext:value-type="float">
            <text:p>3.11531785701038</text:p>
          </table:table-cell>
          <table:table-cell table:formula="of:=[.J13]-[.C13]" office:value-type="float" office:value="0.594333159904861" calcext:value-type="float">
            <text:p>0.594333159904861</text:p>
          </table:table-cell>
        </table:table-row>
        <table:table-row table:style-name="ro1">
          <table:table-cell office:value-type="string" calcext:value-type="string">
            <text:p>Hualqui</text:p>
          </table:table-cell>
          <table:table-cell office:value-type="float" office:value="5.8365992414665" calcext:value-type="float">
            <text:p>5.8365992414665</text:p>
          </table:table-cell>
          <table:table-cell office:value-type="float" office:value="1.89085287021443" calcext:value-type="float">
            <text:p>1.89085287021443</text:p>
          </table:table-cell>
          <table:table-cell table:number-columns-repeated="3"/>
          <table:table-cell office:value-type="float" office:value="2.12300884955752" calcext:value-type="float">
            <text:p>2.12300884955752</text:p>
          </table:table-cell>
          <table:table-cell office:value-type="float" office:value="0.97293532132209" calcext:value-type="float">
            <text:p>0.97293532132209</text:p>
          </table:table-cell>
          <table:table-cell table:formula="of:=[.H14]/[.G14]" office:value-type="float" office:value="0.458281331010405" calcext:value-type="float">
            <text:p>0.458281331010405</text:p>
          </table:table-cell>
          <table:table-cell table:formula="of:=[.I14]*[.B14]" office:value-type="float" office:value="2.67480446895359" calcext:value-type="float">
            <text:p>2.67480446895359</text:p>
          </table:table-cell>
          <table:table-cell table:formula="of:=[.J14]-[.C14]" office:value-type="float" office:value="0.783951598739159" calcext:value-type="float">
            <text:p>0.783951598739159</text:p>
          </table:table-cell>
        </table:table-row>
        <table:table-row table:style-name="ro1">
          <table:table-cell office:value-type="string" calcext:value-type="string">
            <text:p>Laja</text:p>
          </table:table-cell>
          <table:table-cell office:value-type="float" office:value="8.48914549653579" calcext:value-type="float">
            <text:p>8.4891454965357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bu</text:p>
          </table:table-cell>
          <table:table-cell office:value-type="float" office:value="2.31919786096257" calcext:value-type="float">
            <text:p>2.31919786096257</text:p>
          </table:table-cell>
          <table:table-cell table:number-columns-repeated="4"/>
          <table:table-cell office:value-type="float" office:value="1.01631016042781" calcext:value-type="float">
            <text:p>1.016310160427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 Alamos</text:p>
          </table:table-cell>
          <table:table-cell office:value-type="float" office:value="3.66507413509061" calcext:value-type="float">
            <text:p>3.66507413509061</text:p>
          </table:table-cell>
          <table:table-cell table:number-columns-repeated="4"/>
          <table:table-cell office:value-type="float" office:value="1.28196046128501" calcext:value-type="float">
            <text:p>1.281960461285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 Angeles</text:p>
          </table:table-cell>
          <table:table-cell office:value-type="float" office:value="6.5242655393193" calcext:value-type="float">
            <text:p>6.5242655393193</text:p>
          </table:table-cell>
          <table:table-cell table:number-columns-repeated="4"/>
          <table:table-cell office:value-type="float" office:value="5.20586343166988" calcext:value-type="float">
            <text:p>5.205863431669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ta</text:p>
          </table:table-cell>
          <table:table-cell office:value-type="float" office:value="8.70229508196721" calcext:value-type="float">
            <text:p>8.70229508196721</text:p>
          </table:table-cell>
          <table:table-cell office:value-type="float" office:value="1.83433633181069" calcext:value-type="float">
            <text:p>1.83433633181069</text:p>
          </table:table-cell>
          <table:table-cell table:number-columns-repeated="3"/>
          <table:table-cell office:value-type="float" office:value="4.16393442622951" calcext:value-type="float">
            <text:p>4.16393442622951</text:p>
          </table:table-cell>
          <table:table-cell office:value-type="float" office:value="1.23141930545773" calcext:value-type="float">
            <text:p>1.23141930545773</text:p>
          </table:table-cell>
          <table:table-cell table:formula="of:=[.H19]/[.G19]" office:value-type="float" office:value="0.295734557609926" calcext:value-type="float">
            <text:p>0.295734557609926</text:p>
          </table:table-cell>
          <table:table-cell table:formula="of:=[.I19]*[.B19]" office:value-type="float" office:value="2.57356938625661" calcext:value-type="float">
            <text:p>2.57356938625661</text:p>
          </table:table-cell>
          <table:table-cell table:formula="of:=[.J19]-[.C19]" office:value-type="float" office:value="0.739233054445924" calcext:value-type="float">
            <text:p>0.739233054445924</text:p>
          </table:table-cell>
        </table:table-row>
        <table:table-row table:style-name="ro1">
          <table:table-cell office:value-type="string" calcext:value-type="string">
            <text:p>Mulchén</text:p>
          </table:table-cell>
          <table:table-cell office:value-type="float" office:value="4.1415610406938" calcext:value-type="float">
            <text:p>4.1415610406938</text:p>
          </table:table-cell>
          <table:table-cell table:number-columns-repeated="4"/>
          <table:table-cell office:value-type="float" office:value="0.776984656437625" calcext:value-type="float">
            <text:p>0.776984656437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cimiento</text:p>
          </table:table-cell>
          <table:table-cell office:value-type="float" office:value="4.38370293965962" calcext:value-type="float">
            <text:p>4.38370293965962</text:p>
          </table:table-cell>
          <table:table-cell table:number-columns-repeated="4"/>
          <table:table-cell office:value-type="float" office:value="1.59860752965446" calcext:value-type="float">
            <text:p>1.59860752965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grete</text:p>
          </table:table-cell>
          <table:table-cell office:value-type="float" office:value="5.6583460949464" calcext:value-type="float">
            <text:p>5.6583460949464</text:p>
          </table:table-cell>
          <table:table-cell table:number-columns-repeated="4"/>
          <table:table-cell office:value-type="float" office:value="1.79716692189893" calcext:value-type="float">
            <text:p>1.797166921898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co</text:p>
          </table:table-cell>
          <table:table-cell office:value-type="float" office:value="9.57202623247399" calcext:value-type="float">
            <text:p>9.57202623247399</text:p>
          </table:table-cell>
          <table:table-cell office:value-type="float" office:value="2.22774409027357" calcext:value-type="float">
            <text:p>2.22774409027357</text:p>
          </table:table-cell>
          <table:table-cell table:number-columns-repeated="3"/>
          <table:table-cell office:value-type="float" office:value="3.8099276345545" calcext:value-type="float">
            <text:p>3.8099276345545</text:p>
          </table:table-cell>
          <table:table-cell office:value-type="float" office:value="1.19067594548669" calcext:value-type="float">
            <text:p>1.19067594548669</text:p>
          </table:table-cell>
          <table:table-cell table:formula="of:=[.H23]/[.G23]" office:value-type="float" office:value="0.312519307371548" calcext:value-type="float">
            <text:p>0.312519307371548</text:p>
          </table:table-cell>
          <table:table-cell table:formula="of:=[.I23]*[.B23]" office:value-type="float" office:value="2.99144300831506" calcext:value-type="float">
            <text:p>2.99144300831506</text:p>
          </table:table-cell>
          <table:table-cell table:formula="of:=[.J23]-[.C23]" office:value-type="float" office:value="0.763698918041489" calcext:value-type="float">
            <text:p>0.763698918041489</text:p>
          </table:table-cell>
        </table:table-row>
        <table:table-row table:style-name="ro1">
          <table:table-cell office:value-type="string" calcext:value-type="string">
            <text:p>Quilaco</text:p>
          </table:table-cell>
          <table:table-cell office:value-type="float" office:value="2.38379446640316" calcext:value-type="float">
            <text:p>2.38379446640316</text:p>
          </table:table-cell>
          <table:table-cell table:number-columns-repeated="4"/>
          <table:table-cell office:value-type="float" office:value="0.717490118577075" calcext:value-type="float">
            <text:p>0.7174901185770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lleco</text:p>
          </table:table-cell>
          <table:table-cell office:value-type="float" office:value="5.03523035230352" calcext:value-type="float">
            <text:p>5.03523035230352</text:p>
          </table:table-cell>
          <table:table-cell table:number-columns-repeated="4"/>
          <table:table-cell office:value-type="float" office:value="0.409430894308943" calcext:value-type="float">
            <text:p>0.4094308943089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 Pedro de la Paz</text:p>
          </table:table-cell>
          <table:table-cell office:value-type="float" office:value="7.25860409145608" calcext:value-type="float">
            <text:p>7.25860409145608</text:p>
          </table:table-cell>
          <table:table-cell office:value-type="float" office:value="2.10589101843767" calcext:value-type="float">
            <text:p>2.10589101843767</text:p>
          </table:table-cell>
          <table:table-cell table:number-columns-repeated="3"/>
          <table:table-cell office:value-type="float" office:value="3.07831356369262" calcext:value-type="float">
            <text:p>3.07831356369262</text:p>
          </table:table-cell>
          <table:table-cell office:value-type="float" office:value="0.884154247391595" calcext:value-type="float">
            <text:p>0.884154247391595</text:p>
          </table:table-cell>
          <table:table-cell table:formula="of:=[.H26]/[.G26]" office:value-type="float" office:value="0.287220333178469" calcext:value-type="float">
            <text:p>0.287220333178469</text:p>
          </table:table-cell>
          <table:table-cell table:formula="of:=[.I36]*[.B26]" office:value-type="float" office:value="2.54422265226371" calcext:value-type="float">
            <text:p>2.54422265226371</text:p>
          </table:table-cell>
          <table:table-cell table:formula="of:=[.J26]-[.C26]" office:value-type="float" office:value="0.438331633826045" calcext:value-type="float">
            <text:p>0.438331633826045</text:p>
          </table:table-cell>
        </table:table-row>
        <table:table-row table:style-name="ro1">
          <table:table-cell office:value-type="string" calcext:value-type="string">
            <text:p>San Rosendo</text:p>
          </table:table-cell>
          <table:table-cell office:value-type="float" office:value="3.80940133037694" calcext:value-type="float">
            <text:p>3.8094013303769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ta Bárbara</text:p>
          </table:table-cell>
          <table:table-cell office:value-type="float" office:value="9.96847826086956" calcext:value-type="float">
            <text:p>9.96847826086956</text:p>
          </table:table-cell>
          <table:table-cell table:number-columns-repeated="4"/>
          <table:table-cell office:value-type="float" office:value="0.516304347826087" calcext:value-type="float">
            <text:p>0.516304347826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ta Juana</text:p>
          </table:table-cell>
          <table:table-cell office:value-type="float" office:value="4.18778330569375" calcext:value-type="float">
            <text:p>4.18778330569375</text:p>
          </table:table-cell>
          <table:table-cell table:number-columns-repeated="4"/>
          <table:table-cell office:value-type="float" office:value="1.74521835268104" calcext:value-type="float">
            <text:p>1.745218352681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lcahuano</text:p>
          </table:table-cell>
          <table:table-cell office:value-type="float" office:value="9.47255830142708" calcext:value-type="float">
            <text:p>9.47255830142708</text:p>
          </table:table-cell>
          <table:table-cell office:value-type="float" office:value="2.73583116688512" calcext:value-type="float">
            <text:p>2.73583116688512</text:p>
          </table:table-cell>
          <table:table-cell table:number-columns-repeated="3"/>
          <table:table-cell office:value-type="float" office:value="4.71221719457014" calcext:value-type="float">
            <text:p>4.71221719457014</text:p>
          </table:table-cell>
          <table:table-cell office:value-type="float" office:value="1.373621805244" calcext:value-type="float">
            <text:p>1.373621805244</text:p>
          </table:table-cell>
          <table:table-cell table:formula="of:=[.H30]/[.G30]" office:value-type="float" office:value="0.29150222677062" calcext:value-type="float">
            <text:p>0.29150222677062</text:p>
          </table:table-cell>
          <table:table-cell table:formula="of:=[.I30]*[.B30]" office:value-type="float" office:value="2.76127183808052" calcext:value-type="float">
            <text:p>2.76127183808052</text:p>
          </table:table-cell>
          <table:table-cell table:formula="of:=[.J30]-[.C30]" office:value-type="float" office:value="0.0254406711953976" calcext:value-type="float">
            <text:p>0.025440671195398</text:p>
          </table:table-cell>
        </table:table-row>
        <table:table-row table:style-name="ro1">
          <table:table-cell office:value-type="string" calcext:value-type="string">
            <text:p>Tirúa</text:p>
          </table:table-cell>
          <table:table-cell office:value-type="float" office:value="3.30241362991008" calcext:value-type="float">
            <text:p>3.30241362991008</text:p>
          </table:table-cell>
          <table:table-cell table:number-columns-repeated="4"/>
          <table:table-cell office:value-type="float" office:value="1.23842877425461" calcext:value-type="float">
            <text:p>1.238428774254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mé</text:p>
          </table:table-cell>
          <table:table-cell office:value-type="float" office:value="5.79334779464931" calcext:value-type="float">
            <text:p>5.79334779464931</text:p>
          </table:table-cell>
          <table:table-cell office:value-type="float" office:value="1.65350396662432" calcext:value-type="float">
            <text:p>1.65350396662432</text:p>
          </table:table-cell>
          <table:table-cell table:number-columns-repeated="3"/>
          <table:table-cell office:value-type="float" office:value="2.9526873945529" calcext:value-type="float">
            <text:p>2.9526873945529</text:p>
          </table:table-cell>
          <table:table-cell office:value-type="float" office:value="1.19016093366295" calcext:value-type="float">
            <text:p>1.19016093366295</text:p>
          </table:table-cell>
          <table:table-cell table:formula="of:=[.H32]/[.G32]" office:value-type="float" office:value="0.403077188549845" calcext:value-type="float">
            <text:p>0.403077188549845</text:p>
          </table:table-cell>
          <table:table-cell table:formula="of:=[.I32]*[.B32]" office:value-type="float" office:value="2.33516634135869" calcext:value-type="float">
            <text:p>2.33516634135869</text:p>
          </table:table-cell>
          <table:table-cell table:formula="of:=[.J32]-[.C32]" office:value-type="float" office:value="0.681662374734368" calcext:value-type="float">
            <text:p>0.681662374734368</text:p>
          </table:table-cell>
        </table:table-row>
        <table:table-row table:style-name="ro1">
          <table:table-cell office:value-type="string" calcext:value-type="string">
            <text:p>Tucapel</text:p>
          </table:table-cell>
          <table:table-cell office:value-type="float" office:value="5.71538461538462" calcext:value-type="float">
            <text:p>5.71538461538462</text:p>
          </table:table-cell>
          <table:table-cell table:number-columns-repeated="4"/>
          <table:table-cell office:value-type="float" office:value="3.3725371120108" calcext:value-type="float">
            <text:p>3.37253711201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umbel</text:p>
          </table:table-cell>
          <table:table-cell office:value-type="float" office:value="5.25246372647608" calcext:value-type="float">
            <text:p>5.25246372647608</text:p>
          </table:table-cell>
          <table:table-cell table:number-columns-repeated="4"/>
          <table:table-cell office:value-type="float" office:value="2.24358569171096" calcext:value-type="float">
            <text:p>2.24358569171096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 interno</text:p>
          </table:table-cell>
          <table:table-cell office:value-type="float" office:value="5.5103904900236" calcext:value-type="float">
            <text:p>5.5103904900236</text:p>
          </table:table-cell>
          <table:table-cell table:number-columns-repeated="6"/>
          <table:table-cell table:formula="of:=AVERAGE([.I7:.I32])" office:value-type="float" office:value="0.350511285669713" calcext:value-type="float">
            <text:p>0.350511285669713</text:p>
          </table:table-cell>
          <table:table-cell table:formula="of:=[.I36]*[.B36]" office:value-type="float" office:value="1.93145405520034" calcext:value-type="float">
            <text:p>1.93145405520034</text:p>
          </table:table-cell>
          <table:table-cell/>
        </table:table-row>
      </table:table>
      <table:table table:name="Sheet2" table:style-name="ta1">
        <table:table-column table:style-name="co2" table:number-columns-repeated="2" table:default-cell-style-name="ce1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Origen</text:p>
          </table:table-cell>
          <table:table-cell office:value-type="string" calcext:value-type="string">
            <text:p>Destino</text:p>
          </table:table-cell>
          <table:table-cell office:value-type="string" calcext:value-type="string">
            <text:p>Viajes 9-21</text:p>
          </table:table-cell>
          <table:table-cell office:value-type="string" calcext:value-type="string">
            <text:p>Viajes 21-9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number-columns-repeated="2" office:value-type="string" calcext:value-type="string">
            <text:p>CHIGUAYANTE</text:p>
          </table:table-cell>
          <table:table-cell office:value-type="float" office:value="57372.6330275442" calcext:value-type="float">
            <text:p>57372.6330275442</text:p>
          </table:table-cell>
          <table:table-cell office:value-type="float" office:value="23212.4808474959" calcext:value-type="float">
            <text:p>23212.4808474959</text:p>
          </table:table-cell>
          <table:table-cell table:formula="of:=SUM([.C2:.D2])" office:value-type="float" office:value="80585.1138750401" calcext:value-type="float">
            <text:p>80585.1138750401</text:p>
          </table:table-cell>
        </table:table-row>
        <table:table-row table:style-name="ro1">
          <table:table-cell office:value-type="string" calcext:value-type="string">
            <text:p>CHIGUAYANTE</text:p>
          </table:table-cell>
          <table:table-cell office:value-type="string" calcext:value-type="string">
            <text:p>CONCEPCION</text:p>
          </table:table-cell>
          <table:table-cell office:value-type="float" office:value="21135.1124492341" calcext:value-type="float">
            <text:p>21135.1124492341</text:p>
          </table:table-cell>
          <table:table-cell office:value-type="float" office:value="14291.8217307627" calcext:value-type="float">
            <text:p>14291.8217307627</text:p>
          </table:table-cell>
          <table:table-cell table:formula="of:=SUM([.C3:.D3])" office:value-type="float" office:value="35426.9341799968" calcext:value-type="float">
            <text:p>35426.9341799968</text:p>
          </table:table-cell>
        </table:table-row>
        <table:table-row table:style-name="ro1">
          <table:table-cell office:value-type="string" calcext:value-type="string">
            <text:p>CHIGUAYANTE</text:p>
          </table:table-cell>
          <table:table-cell office:value-type="string" calcext:value-type="string">
            <text:p>CORONEL</text:p>
          </table:table-cell>
          <table:table-cell office:value-type="float" office:value="386.854052247389" calcext:value-type="float">
            <text:p>386.854052247389</text:p>
          </table:table-cell>
          <table:table-cell office:value-type="float" office:value="673.101990893081" calcext:value-type="float">
            <text:p>673.101990893081</text:p>
          </table:table-cell>
          <table:table-cell table:formula="of:=SUM([.C4:.D4])" office:value-type="float" office:value="1059.95604314047" calcext:value-type="float">
            <text:p>1059.95604314047</text:p>
          </table:table-cell>
        </table:table-row>
        <table:table-row table:style-name="ro1">
          <table:table-cell office:value-type="string" calcext:value-type="string">
            <text:p>CHIGUAYANTE</text:p>
          </table:table-cell>
          <table:table-cell office:value-type="string" calcext:value-type="string">
            <text:p>Fuera</text:p>
          </table:table-cell>
          <table:table-cell office:value-type="float" office:value="91.2672451717374" calcext:value-type="float">
            <text:p>91.2672451717374</text:p>
          </table:table-cell>
          <table:table-cell office:value-type="float" office:value="499.428628411617" calcext:value-type="float">
            <text:p>499.428628411617</text:p>
          </table:table-cell>
          <table:table-cell table:formula="of:=SUM([.C5:.D5])" office:value-type="float" office:value="590.695873583355" calcext:value-type="float">
            <text:p>590.695873583355</text:p>
          </table:table-cell>
        </table:table-row>
        <table:table-row table:style-name="ro1">
          <table:table-cell office:value-type="string" calcext:value-type="string">
            <text:p>CHIGUAYANTE</text:p>
          </table:table-cell>
          <table:table-cell office:value-type="string" calcext:value-type="string">
            <text:p>HUALPEN</text:p>
          </table:table-cell>
          <table:table-cell office:value-type="float" office:value="1746.59614824896" calcext:value-type="float">
            <text:p>1746.59614824896</text:p>
          </table:table-cell>
          <table:table-cell office:value-type="float" office:value="1576.56254183145" calcext:value-type="float">
            <text:p>1576.56254183145</text:p>
          </table:table-cell>
          <table:table-cell table:formula="of:=SUM([.C6:.D6])" office:value-type="float" office:value="3323.15869008041" calcext:value-type="float">
            <text:p>3323.15869008041</text:p>
          </table:table-cell>
        </table:table-row>
        <table:table-row table:style-name="ro1">
          <table:table-cell office:value-type="string" calcext:value-type="string">
            <text:p>CHIGUAYANTE</text:p>
          </table:table-cell>
          <table:table-cell office:value-type="string" calcext:value-type="string">
            <text:p>HUALQUI</text:p>
          </table:table-cell>
          <table:table-cell office:value-type="float" office:value="2682.1849120295" calcext:value-type="float">
            <text:p>2682.1849120295</text:p>
          </table:table-cell>
          <table:table-cell office:value-type="float" office:value="839.228429980172" calcext:value-type="float">
            <text:p>839.228429980172</text:p>
          </table:table-cell>
          <table:table-cell table:formula="of:=SUM([.C7:.D7])" office:value-type="float" office:value="3521.41334200967" calcext:value-type="float">
            <text:p>3521.41334200967</text:p>
          </table:table-cell>
        </table:table-row>
        <table:table-row table:style-name="ro1">
          <table:table-cell office:value-type="string" calcext:value-type="string">
            <text:p>CHIGUAYANTE</text:p>
          </table:table-cell>
          <table:table-cell office:value-type="string" calcext:value-type="string">
            <text:p>LOTA</text:p>
          </table:table-cell>
          <table:table-cell office:value-type="float" office:value="38.5740843432661" calcext:value-type="float">
            <text:p>38.5740843432661</text:p>
          </table:table-cell>
          <table:table-cell office:value-type="float" office:value="38.2552640840585" calcext:value-type="float">
            <text:p>38.2552640840585</text:p>
          </table:table-cell>
          <table:table-cell table:formula="of:=SUM([.C8:.D8])" office:value-type="float" office:value="76.8293484273246" calcext:value-type="float">
            <text:p>76.8293484273246</text:p>
          </table:table-cell>
        </table:table-row>
        <table:table-row table:style-name="ro1">
          <table:table-cell office:value-type="string" calcext:value-type="string">
            <text:p>CHIGUAYANTE</text:p>
          </table:table-cell>
          <table:table-cell office:value-type="string" calcext:value-type="string">
            <text:p>PENCO</text:p>
          </table:table-cell>
          <table:table-cell office:value-type="float" office:value="247.367491703007" calcext:value-type="float">
            <text:p>247.367491703007</text:p>
          </table:table-cell>
          <table:table-cell office:value-type="float" office:value="28.3083316959393" calcext:value-type="float">
            <text:p>28.3083316959393</text:p>
          </table:table-cell>
          <table:table-cell table:formula="of:=SUM([.C9:.D9])" office:value-type="float" office:value="275.675823398946" calcext:value-type="float">
            <text:p>275.675823398946</text:p>
          </table:table-cell>
        </table:table-row>
        <table:table-row table:style-name="ro1">
          <table:table-cell office:value-type="string" calcext:value-type="string">
            <text:p>CHIGUAYANTE</text:p>
          </table:table-cell>
          <table:table-cell office:value-type="string" calcext:value-type="string">
            <text:p>SAN PEDRO DE LA PAZ</text:p>
          </table:table-cell>
          <table:table-cell office:value-type="float" office:value="1262.83533946864" calcext:value-type="float">
            <text:p>1262.83533946864</text:p>
          </table:table-cell>
          <table:table-cell office:value-type="float" office:value="888.917559173308" calcext:value-type="float">
            <text:p>888.917559173308</text:p>
          </table:table-cell>
          <table:table-cell table:formula="of:=SUM([.C10:.D10])" office:value-type="float" office:value="2151.75289864195" calcext:value-type="float">
            <text:p>2151.75289864195</text:p>
          </table:table-cell>
        </table:table-row>
        <table:table-row table:style-name="ro1">
          <table:table-cell office:value-type="string" calcext:value-type="string">
            <text:p>CHIGUAYANTE</text:p>
          </table:table-cell>
          <table:table-cell office:value-type="string" calcext:value-type="string">
            <text:p>TALCAHUANO</text:p>
          </table:table-cell>
          <table:table-cell office:value-type="float" office:value="2137.8444410834" calcext:value-type="float">
            <text:p>2137.8444410834</text:p>
          </table:table-cell>
          <table:table-cell office:value-type="float" office:value="2972.23537189229" calcext:value-type="float">
            <text:p>2972.23537189229</text:p>
          </table:table-cell>
          <table:table-cell table:formula="of:=SUM([.C11:.D11])" office:value-type="float" office:value="5110.07981297569" calcext:value-type="float">
            <text:p>5110.07981297569</text:p>
          </table:table-cell>
        </table:table-row>
        <table:table-row table:style-name="ro1">
          <table:table-cell office:value-type="string" calcext:value-type="string">
            <text:p>CHIGUAYANTE</text:p>
          </table:table-cell>
          <table:table-cell office:value-type="string" calcext:value-type="string">
            <text:p>TOME</text:p>
          </table:table-cell>
          <table:table-cell office:value-type="float" office:value="121.649169527719" calcext:value-type="float">
            <text:p>121.649169527719</text:p>
          </table:table-cell>
          <table:table-cell office:value-type="float" office:value="87.9839568701722" calcext:value-type="float">
            <text:p>87.9839568701722</text:p>
          </table:table-cell>
          <table:table-cell table:formula="of:=SUM([.C12:.D12])" office:value-type="float" office:value="209.633126397891" calcext:value-type="float">
            <text:p>209.633126397891</text:p>
          </table:table-cell>
        </table:table-row>
        <table:table-row table:style-name="ro1">
          <table:table-cell office:value-type="string" calcext:value-type="string">
            <text:p>CONCEPCION</text:p>
          </table:table-cell>
          <table:table-cell office:value-type="string" calcext:value-type="string">
            <text:p>CHIGUAYANTE</text:p>
          </table:table-cell>
          <table:table-cell office:value-type="float" office:value="30212.626583622" calcext:value-type="float">
            <text:p>30212.626583622</text:p>
          </table:table-cell>
          <table:table-cell office:value-type="float" office:value="5224.26177822636" calcext:value-type="float">
            <text:p>5224.26177822636</text:p>
          </table:table-cell>
          <table:table-cell table:formula="of:=SUM([.C13:.D13])" office:value-type="float" office:value="35436.8883618484" calcext:value-type="float">
            <text:p>35436.8883618484</text:p>
          </table:table-cell>
        </table:table-row>
        <table:table-row table:style-name="ro1">
          <table:table-cell table:number-columns-repeated="2" office:value-type="string" calcext:value-type="string">
            <text:p>CONCEPCION</text:p>
          </table:table-cell>
          <table:table-cell office:value-type="float" office:value="283427.790227588" calcext:value-type="float">
            <text:p>283427.790227588</text:p>
          </table:table-cell>
          <table:table-cell office:value-type="float" office:value="92665.1681190504" calcext:value-type="float">
            <text:p>92665.1681190504</text:p>
          </table:table-cell>
          <table:table-cell table:formula="of:=SUM([.C14:.D14])" office:value-type="float" office:value="376092.958346638" calcext:value-type="float">
            <text:p>376092.958346638</text:p>
          </table:table-cell>
        </table:table-row>
        <table:table-row table:style-name="ro1">
          <table:table-cell office:value-type="string" calcext:value-type="string">
            <text:p>CONCEPCION</text:p>
          </table:table-cell>
          <table:table-cell office:value-type="string" calcext:value-type="string">
            <text:p>CORONEL</text:p>
          </table:table-cell>
          <table:table-cell office:value-type="float" office:value="11370.8728229645" calcext:value-type="float">
            <text:p>11370.8728229645</text:p>
          </table:table-cell>
          <table:table-cell office:value-type="float" office:value="2493.93915832155" calcext:value-type="float">
            <text:p>2493.93915832155</text:p>
          </table:table-cell>
          <table:table-cell table:formula="of:=SUM([.C15:.D15])" office:value-type="float" office:value="13864.8119812861" calcext:value-type="float">
            <text:p>13864.8119812861</text:p>
          </table:table-cell>
        </table:table-row>
        <table:table-row table:style-name="ro1">
          <table:table-cell office:value-type="string" calcext:value-type="string">
            <text:p>CONCEPCION</text:p>
          </table:table-cell>
          <table:table-cell office:value-type="string" calcext:value-type="string">
            <text:p>Fuera</text:p>
          </table:table-cell>
          <table:table-cell office:value-type="float" office:value="2799.40587488463" calcext:value-type="float">
            <text:p>2799.40587488463</text:p>
          </table:table-cell>
          <table:table-cell office:value-type="float" office:value="2278.22137331051" calcext:value-type="float">
            <text:p>2278.22137331051</text:p>
          </table:table-cell>
          <table:table-cell table:formula="of:=SUM([.C16:.D16])" office:value-type="float" office:value="5077.62724819514" calcext:value-type="float">
            <text:p>5077.62724819514</text:p>
          </table:table-cell>
        </table:table-row>
        <table:table-row table:style-name="ro1">
          <table:table-cell office:value-type="string" calcext:value-type="string">
            <text:p>CONCEPCION</text:p>
          </table:table-cell>
          <table:table-cell office:value-type="string" calcext:value-type="string">
            <text:p>HUALPEN</text:p>
          </table:table-cell>
          <table:table-cell office:value-type="float" office:value="34931.3542063937" calcext:value-type="float">
            <text:p>34931.3542063937</text:p>
          </table:table-cell>
          <table:table-cell office:value-type="float" office:value="5366.61846807508" calcext:value-type="float">
            <text:p>5366.61846807508</text:p>
          </table:table-cell>
          <table:table-cell table:formula="of:=SUM([.C17:.D17])" office:value-type="float" office:value="40297.9726744688" calcext:value-type="float">
            <text:p>40297.9726744688</text:p>
          </table:table-cell>
        </table:table-row>
        <table:table-row table:style-name="ro1">
          <table:table-cell office:value-type="string" calcext:value-type="string">
            <text:p>CONCEPCION</text:p>
          </table:table-cell>
          <table:table-cell office:value-type="string" calcext:value-type="string">
            <text:p>HUALQUI</text:p>
          </table:table-cell>
          <table:table-cell office:value-type="float" office:value="5076.27072823401" calcext:value-type="float">
            <text:p>5076.27072823401</text:p>
          </table:table-cell>
          <table:table-cell office:value-type="float" office:value="436.754347290679" calcext:value-type="float">
            <text:p>436.754347290679</text:p>
          </table:table-cell>
          <table:table-cell table:formula="of:=SUM([.C18:.D18])" office:value-type="float" office:value="5513.02507552469" calcext:value-type="float">
            <text:p>5513.02507552469</text:p>
          </table:table-cell>
        </table:table-row>
        <table:table-row table:style-name="ro1">
          <table:table-cell office:value-type="string" calcext:value-type="string">
            <text:p>CONCEPCION</text:p>
          </table:table-cell>
          <table:table-cell office:value-type="string" calcext:value-type="string">
            <text:p>LOTA</text:p>
          </table:table-cell>
          <table:table-cell office:value-type="float" office:value="2628.93740660745" calcext:value-type="float">
            <text:p>2628.93740660745</text:p>
          </table:table-cell>
          <table:table-cell office:value-type="float" office:value="250.813830811243" calcext:value-type="float">
            <text:p>250.813830811243</text:p>
          </table:table-cell>
          <table:table-cell table:formula="of:=SUM([.C19:.D19])" office:value-type="float" office:value="2879.75123741869" calcext:value-type="float">
            <text:p>2879.75123741869</text:p>
          </table:table-cell>
        </table:table-row>
        <table:table-row table:style-name="ro1">
          <table:table-cell office:value-type="string" calcext:value-type="string">
            <text:p>CONCEPCION</text:p>
          </table:table-cell>
          <table:table-cell office:value-type="string" calcext:value-type="string">
            <text:p>PENCO</text:p>
          </table:table-cell>
          <table:table-cell office:value-type="float" office:value="14180.1606753523" calcext:value-type="float">
            <text:p>14180.1606753523</text:p>
          </table:table-cell>
          <table:table-cell office:value-type="float" office:value="1960.31939571166" calcext:value-type="float">
            <text:p>1960.31939571166</text:p>
          </table:table-cell>
          <table:table-cell table:formula="of:=SUM([.C20:.D20])" office:value-type="float" office:value="16140.480071064" calcext:value-type="float">
            <text:p>16140.480071064</text:p>
          </table:table-cell>
        </table:table-row>
        <table:table-row table:style-name="ro1">
          <table:table-cell office:value-type="string" calcext:value-type="string">
            <text:p>CONCEPCION</text:p>
          </table:table-cell>
          <table:table-cell office:value-type="string" calcext:value-type="string">
            <text:p>SAN PEDRO DE LA PAZ</text:p>
          </table:table-cell>
          <table:table-cell office:value-type="float" office:value="46066.1582289226" calcext:value-type="float">
            <text:p>46066.1582289226</text:p>
          </table:table-cell>
          <table:table-cell office:value-type="float" office:value="7202.48163396853" calcext:value-type="float">
            <text:p>7202.48163396853</text:p>
          </table:table-cell>
          <table:table-cell table:formula="of:=SUM([.C21:.D21])" office:value-type="float" office:value="53268.6398628911" calcext:value-type="float">
            <text:p>53268.6398628911</text:p>
          </table:table-cell>
        </table:table-row>
        <table:table-row table:style-name="ro1">
          <table:table-cell office:value-type="string" calcext:value-type="string">
            <text:p>CONCEPCION</text:p>
          </table:table-cell>
          <table:table-cell office:value-type="string" calcext:value-type="string">
            <text:p>TALCAHUANO</text:p>
          </table:table-cell>
          <table:table-cell office:value-type="float" office:value="40035.7852963126" calcext:value-type="float">
            <text:p>40035.7852963126</text:p>
          </table:table-cell>
          <table:table-cell office:value-type="float" office:value="11912.640193181" calcext:value-type="float">
            <text:p>11912.640193181</text:p>
          </table:table-cell>
          <table:table-cell table:formula="of:=SUM([.C22:.D22])" office:value-type="float" office:value="51948.4254894936" calcext:value-type="float">
            <text:p>51948.4254894936</text:p>
          </table:table-cell>
        </table:table-row>
        <table:table-row table:style-name="ro1">
          <table:table-cell office:value-type="string" calcext:value-type="string">
            <text:p>CONCEPCION</text:p>
          </table:table-cell>
          <table:table-cell office:value-type="string" calcext:value-type="string">
            <text:p>TOME</text:p>
          </table:table-cell>
          <table:table-cell office:value-type="float" office:value="7906.89855262138" calcext:value-type="float">
            <text:p>7906.89855262138</text:p>
          </table:table-cell>
          <table:table-cell office:value-type="float" office:value="825.670749723842" calcext:value-type="float">
            <text:p>825.670749723842</text:p>
          </table:table-cell>
          <table:table-cell table:formula="of:=SUM([.C23:.D23])" office:value-type="float" office:value="8732.56930234522" calcext:value-type="float">
            <text:p>8732.56930234522</text:p>
          </table:table-cell>
        </table:table-row>
        <table:table-row table:style-name="ro1">
          <table:table-cell office:value-type="string" calcext:value-type="string">
            <text:p>CORONEL</text:p>
          </table:table-cell>
          <table:table-cell office:value-type="string" calcext:value-type="string">
            <text:p>CHIGUAYANTE</text:p>
          </table:table-cell>
          <table:table-cell office:value-type="float" office:value="679.818717391327" calcext:value-type="float">
            <text:p>679.818717391327</text:p>
          </table:table-cell>
          <table:table-cell office:value-type="float" office:value="141.310650026997" calcext:value-type="float">
            <text:p>141.310650026997</text:p>
          </table:table-cell>
          <table:table-cell table:formula="of:=SUM([.C24:.D24])" office:value-type="float" office:value="821.129367418324" calcext:value-type="float">
            <text:p>821.129367418324</text:p>
          </table:table-cell>
        </table:table-row>
        <table:table-row table:style-name="ro1">
          <table:table-cell office:value-type="string" calcext:value-type="string">
            <text:p>CORONEL</text:p>
          </table:table-cell>
          <table:table-cell office:value-type="string" calcext:value-type="string">
            <text:p>CONCEPCION</text:p>
          </table:table-cell>
          <table:table-cell office:value-type="float" office:value="8322.44968127394" calcext:value-type="float">
            <text:p>8322.44968127394</text:p>
          </table:table-cell>
          <table:table-cell office:value-type="float" office:value="5665.41432414014" calcext:value-type="float">
            <text:p>5665.41432414014</text:p>
          </table:table-cell>
          <table:table-cell table:formula="of:=SUM([.C25:.D25])" office:value-type="float" office:value="13987.8640054141" calcext:value-type="float">
            <text:p>13987.8640054141</text:p>
          </table:table-cell>
        </table:table-row>
        <table:table-row table:style-name="ro1">
          <table:table-cell table:number-columns-repeated="2" office:value-type="string" calcext:value-type="string">
            <text:p>CORONEL</text:p>
          </table:table-cell>
          <table:table-cell office:value-type="float" office:value="114916.601172482" calcext:value-type="float">
            <text:p>114916.601172482</text:p>
          </table:table-cell>
          <table:table-cell office:value-type="float" office:value="41173.1294673548" calcext:value-type="float">
            <text:p>41173.1294673548</text:p>
          </table:table-cell>
          <table:table-cell table:formula="of:=SUM([.C26:.D26])" office:value-type="float" office:value="156089.730639837" calcext:value-type="float">
            <text:p>156089.730639837</text:p>
          </table:table-cell>
        </table:table-row>
        <table:table-row table:style-name="ro1">
          <table:table-cell office:value-type="string" calcext:value-type="string">
            <text:p>CORONEL</text:p>
          </table:table-cell>
          <table:table-cell office:value-type="string" calcext:value-type="string">
            <text:p>Fuera</text:p>
          </table:table-cell>
          <table:table-cell office:value-type="float" office:value="279.383144574403" calcext:value-type="float">
            <text:p>279.383144574403</text:p>
          </table:table-cell>
          <table:table-cell office:value-type="float" office:value="1584.01907526464" calcext:value-type="float">
            <text:p>1584.01907526464</text:p>
          </table:table-cell>
          <table:table-cell table:formula="of:=SUM([.C27:.D27])" office:value-type="float" office:value="1863.40221983904" calcext:value-type="float">
            <text:p>1863.40221983904</text:p>
          </table:table-cell>
        </table:table-row>
        <table:table-row table:style-name="ro1">
          <table:table-cell office:value-type="string" calcext:value-type="string">
            <text:p>CORONEL</text:p>
          </table:table-cell>
          <table:table-cell office:value-type="string" calcext:value-type="string">
            <text:p>HUALPEN</text:p>
          </table:table-cell>
          <table:table-cell office:value-type="float" office:value="718.117231381244" calcext:value-type="float">
            <text:p>718.117231381244</text:p>
          </table:table-cell>
          <table:table-cell office:value-type="float" office:value="309.53547997756" calcext:value-type="float">
            <text:p>309.53547997756</text:p>
          </table:table-cell>
          <table:table-cell table:formula="of:=SUM([.C28:.D28])" office:value-type="float" office:value="1027.6527113588" calcext:value-type="float">
            <text:p>1027.6527113588</text:p>
          </table:table-cell>
        </table:table-row>
        <table:table-row table:style-name="ro1">
          <table:table-cell office:value-type="string" calcext:value-type="string">
            <text:p>CORONEL</text:p>
          </table:table-cell>
          <table:table-cell office:value-type="string" calcext:value-type="string">
            <text:p>HUALQUI</text:p>
          </table:table-cell>
          <table:table-cell office:value-type="float" office:value="52.1511966327755" calcext:value-type="float">
            <text:p>52.1511966327755</text:p>
          </table:table-cell>
          <table:table-cell office:value-type="float" office:value="0" calcext:value-type="float">
            <text:p>0</text:p>
          </table:table-cell>
          <table:table-cell table:formula="of:=SUM([.C29:.D29])" office:value-type="float" office:value="52.1511966327755" calcext:value-type="float">
            <text:p>52.1511966327755</text:p>
          </table:table-cell>
        </table:table-row>
        <table:table-row table:style-name="ro1">
          <table:table-cell office:value-type="string" calcext:value-type="string">
            <text:p>CORONEL</text:p>
          </table:table-cell>
          <table:table-cell office:value-type="string" calcext:value-type="string">
            <text:p>LOTA</text:p>
          </table:table-cell>
          <table:table-cell office:value-type="float" office:value="5574.63749022287" calcext:value-type="float">
            <text:p>5574.63749022287</text:p>
          </table:table-cell>
          <table:table-cell office:value-type="float" office:value="2051.07177722223" calcext:value-type="float">
            <text:p>2051.07177722223</text:p>
          </table:table-cell>
          <table:table-cell table:formula="of:=SUM([.C30:.D30])" office:value-type="float" office:value="7625.7092674451" calcext:value-type="float">
            <text:p>7625.7092674451</text:p>
          </table:table-cell>
        </table:table-row>
        <table:table-row table:style-name="ro1">
          <table:table-cell office:value-type="string" calcext:value-type="string">
            <text:p>CORONEL</text:p>
          </table:table-cell>
          <table:table-cell office:value-type="string" calcext:value-type="string">
            <text:p>PENCO</text:p>
          </table:table-cell>
          <table:table-cell office:value-type="float" office:value="82.6177757752033" calcext:value-type="float">
            <text:p>82.6177757752033</text:p>
          </table:table-cell>
          <table:table-cell office:value-type="float" office:value="43.5596309730464" calcext:value-type="float">
            <text:p>43.5596309730464</text:p>
          </table:table-cell>
          <table:table-cell table:formula="of:=SUM([.C31:.D31])" office:value-type="float" office:value="126.17740674825" calcext:value-type="float">
            <text:p>126.17740674825</text:p>
          </table:table-cell>
        </table:table-row>
        <table:table-row table:style-name="ro1">
          <table:table-cell office:value-type="string" calcext:value-type="string">
            <text:p>CORONEL</text:p>
          </table:table-cell>
          <table:table-cell office:value-type="string" calcext:value-type="string">
            <text:p>SAN PEDRO DE LA PAZ</text:p>
          </table:table-cell>
          <table:table-cell office:value-type="float" office:value="5026.76700570328" calcext:value-type="float">
            <text:p>5026.76700570328</text:p>
          </table:table-cell>
          <table:table-cell office:value-type="float" office:value="1954.32922509663" calcext:value-type="float">
            <text:p>1954.32922509663</text:p>
          </table:table-cell>
          <table:table-cell table:formula="of:=SUM([.C32:.D32])" office:value-type="float" office:value="6981.09623079991" calcext:value-type="float">
            <text:p>6981.09623079991</text:p>
          </table:table-cell>
        </table:table-row>
        <table:table-row table:style-name="ro1">
          <table:table-cell office:value-type="string" calcext:value-type="string">
            <text:p>CORONEL</text:p>
          </table:table-cell>
          <table:table-cell office:value-type="string" calcext:value-type="string">
            <text:p>TALCAHUANO</text:p>
          </table:table-cell>
          <table:table-cell office:value-type="float" office:value="1544.10974380946" calcext:value-type="float">
            <text:p>1544.10974380946</text:p>
          </table:table-cell>
          <table:table-cell office:value-type="float" office:value="1844.35234634615" calcext:value-type="float">
            <text:p>1844.35234634615</text:p>
          </table:table-cell>
          <table:table-cell table:formula="of:=SUM([.C33:.D33])" office:value-type="float" office:value="3388.46209015561" calcext:value-type="float">
            <text:p>3388.46209015561</text:p>
          </table:table-cell>
        </table:table-row>
        <table:table-row table:style-name="ro1">
          <table:table-cell office:value-type="string" calcext:value-type="string">
            <text:p>CORONEL</text:p>
          </table:table-cell>
          <table:table-cell office:value-type="string" calcext:value-type="string">
            <text:p>TOME</text:p>
          </table:table-cell>
          <table:table-cell office:value-type="float" office:value="191.021692467311" calcext:value-type="float">
            <text:p>191.021692467311</text:p>
          </table:table-cell>
          <table:table-cell office:value-type="float" office:value="78.9619587622824" calcext:value-type="float">
            <text:p>78.9619587622824</text:p>
          </table:table-cell>
          <table:table-cell table:formula="of:=SUM([.C34:.D34])" office:value-type="float" office:value="269.983651229593" calcext:value-type="float">
            <text:p>269.983651229593</text:p>
          </table:table-cell>
        </table:table-row>
        <table:table-row table:style-name="ro1">
          <table:table-cell office:value-type="string" calcext:value-type="string">
            <text:p>Fuera</text:p>
          </table:table-cell>
          <table:table-cell office:value-type="string" calcext:value-type="string">
            <text:p>CHIGUAYANTE</text:p>
          </table:table-cell>
          <table:table-cell office:value-type="float" office:value="542.964806478695" calcext:value-type="float">
            <text:p>542.964806478695</text:p>
          </table:table-cell>
          <table:table-cell office:value-type="float" office:value="0" calcext:value-type="float">
            <text:p>0</text:p>
          </table:table-cell>
          <table:table-cell table:formula="of:=SUM([.C35:.D35])" office:value-type="float" office:value="542.964806478695" calcext:value-type="float">
            <text:p>542.964806478695</text:p>
          </table:table-cell>
        </table:table-row>
        <table:table-row table:style-name="ro1">
          <table:table-cell office:value-type="string" calcext:value-type="string">
            <text:p>Fuera</text:p>
          </table:table-cell>
          <table:table-cell office:value-type="string" calcext:value-type="string">
            <text:p>CONCEPCION</text:p>
          </table:table-cell>
          <table:table-cell office:value-type="float" office:value="3548.02940077808" calcext:value-type="float">
            <text:p>3548.02940077808</text:p>
          </table:table-cell>
          <table:table-cell office:value-type="float" office:value="660.842684804882" calcext:value-type="float">
            <text:p>660.842684804882</text:p>
          </table:table-cell>
          <table:table-cell table:formula="of:=SUM([.C36:.D36])" office:value-type="float" office:value="4208.87208558296" calcext:value-type="float">
            <text:p>4208.87208558296</text:p>
          </table:table-cell>
        </table:table-row>
        <table:table-row table:style-name="ro1">
          <table:table-cell office:value-type="string" calcext:value-type="string">
            <text:p>Fuera</text:p>
          </table:table-cell>
          <table:table-cell office:value-type="string" calcext:value-type="string">
            <text:p>CORONEL</text:p>
          </table:table-cell>
          <table:table-cell office:value-type="float" office:value="1448.92468823797" calcext:value-type="float">
            <text:p>1448.92468823797</text:p>
          </table:table-cell>
          <table:table-cell office:value-type="float" office:value="26.9284597178363" calcext:value-type="float">
            <text:p>26.9284597178363</text:p>
          </table:table-cell>
          <table:table-cell table:formula="of:=SUM([.C37:.D37])" office:value-type="float" office:value="1475.85314795581" calcext:value-type="float">
            <text:p>1475.85314795581</text:p>
          </table:table-cell>
        </table:table-row>
        <table:table-row table:style-name="ro1">
          <table:table-cell table:number-columns-repeated="2" office:value-type="string" calcext:value-type="string">
            <text:p>Fuera</text:p>
          </table:table-cell>
          <table:table-cell office:value-type="float" office:value="259.500384218745" calcext:value-type="float">
            <text:p>259.500384218745</text:p>
          </table:table-cell>
          <table:table-cell office:value-type="float" office:value="0" calcext:value-type="float">
            <text:p>0</text:p>
          </table:table-cell>
          <table:table-cell table:formula="of:=SUM([.C38:.D38])" office:value-type="float" office:value="259.500384218745" calcext:value-type="float">
            <text:p>259.500384218745</text:p>
          </table:table-cell>
        </table:table-row>
        <table:table-row table:style-name="ro1">
          <table:table-cell office:value-type="string" calcext:value-type="string">
            <text:p>Fuera</text:p>
          </table:table-cell>
          <table:table-cell office:value-type="string" calcext:value-type="string">
            <text:p>HUALPEN</text:p>
          </table:table-cell>
          <table:table-cell office:value-type="float" office:value="1518.77156885544" calcext:value-type="float">
            <text:p>1518.77156885544</text:p>
          </table:table-cell>
          <table:table-cell office:value-type="float" office:value="232.017139327883" calcext:value-type="float">
            <text:p>232.017139327883</text:p>
          </table:table-cell>
          <table:table-cell table:formula="of:=SUM([.C39:.D39])" office:value-type="float" office:value="1750.78870818332" calcext:value-type="float">
            <text:p>1750.78870818332</text:p>
          </table:table-cell>
        </table:table-row>
        <table:table-row table:style-name="ro1">
          <table:table-cell office:value-type="string" calcext:value-type="string">
            <text:p>Fuera</text:p>
          </table:table-cell>
          <table:table-cell office:value-type="string" calcext:value-type="string">
            <text:p>HUALQUI</text:p>
          </table:table-cell>
          <table:table-cell office:value-type="float" office:value="217.061496971779" calcext:value-type="float">
            <text:p>217.061496971779</text:p>
          </table:table-cell>
          <table:table-cell office:value-type="float" office:value="113.290027707746" calcext:value-type="float">
            <text:p>113.290027707746</text:p>
          </table:table-cell>
          <table:table-cell table:formula="of:=SUM([.C40:.D40])" office:value-type="float" office:value="330.351524679525" calcext:value-type="float">
            <text:p>330.351524679525</text:p>
          </table:table-cell>
        </table:table-row>
        <table:table-row table:style-name="ro1">
          <table:table-cell office:value-type="string" calcext:value-type="string">
            <text:p>Fuera</text:p>
          </table:table-cell>
          <table:table-cell office:value-type="string" calcext:value-type="string">
            <text:p>LOTA</text:p>
          </table:table-cell>
          <table:table-cell office:value-type="float" office:value="1130.22726279191" calcext:value-type="float">
            <text:p>1130.22726279191</text:p>
          </table:table-cell>
          <table:table-cell office:value-type="float" office:value="112.387679623105" calcext:value-type="float">
            <text:p>112.387679623105</text:p>
          </table:table-cell>
          <table:table-cell table:formula="of:=SUM([.C41:.D41])" office:value-type="float" office:value="1242.61494241502" calcext:value-type="float">
            <text:p>1242.61494241502</text:p>
          </table:table-cell>
        </table:table-row>
        <table:table-row table:style-name="ro1">
          <table:table-cell office:value-type="string" calcext:value-type="string">
            <text:p>Fuera</text:p>
          </table:table-cell>
          <table:table-cell office:value-type="string" calcext:value-type="string">
            <text:p>PENCO</text:p>
          </table:table-cell>
          <table:table-cell office:value-type="float" office:value="217.07813396969" calcext:value-type="float">
            <text:p>217.07813396969</text:p>
          </table:table-cell>
          <table:table-cell office:value-type="float" office:value="297.720038960127" calcext:value-type="float">
            <text:p>297.720038960127</text:p>
          </table:table-cell>
          <table:table-cell table:formula="of:=SUM([.C42:.D42])" office:value-type="float" office:value="514.798172929817" calcext:value-type="float">
            <text:p>514.798172929817</text:p>
          </table:table-cell>
        </table:table-row>
        <table:table-row table:style-name="ro1">
          <table:table-cell office:value-type="string" calcext:value-type="string">
            <text:p>Fuera</text:p>
          </table:table-cell>
          <table:table-cell office:value-type="string" calcext:value-type="string">
            <text:p>SAN PEDRO DE LA PAZ</text:p>
          </table:table-cell>
          <table:table-cell office:value-type="float" office:value="1103.42184651208" calcext:value-type="float">
            <text:p>1103.42184651208</text:p>
          </table:table-cell>
          <table:table-cell office:value-type="float" office:value="23.3974657068363" calcext:value-type="float">
            <text:p>23.3974657068363</text:p>
          </table:table-cell>
          <table:table-cell table:formula="of:=SUM([.C43:.D43])" office:value-type="float" office:value="1126.81931221892" calcext:value-type="float">
            <text:p>1126.81931221892</text:p>
          </table:table-cell>
        </table:table-row>
        <table:table-row table:style-name="ro1">
          <table:table-cell office:value-type="string" calcext:value-type="string">
            <text:p>Fuera</text:p>
          </table:table-cell>
          <table:table-cell office:value-type="string" calcext:value-type="string">
            <text:p>TALCAHUANO</text:p>
          </table:table-cell>
          <table:table-cell office:value-type="float" office:value="758.502474733553" calcext:value-type="float">
            <text:p>758.502474733553</text:p>
          </table:table-cell>
          <table:table-cell office:value-type="float" office:value="129.363016351894" calcext:value-type="float">
            <text:p>129.363016351894</text:p>
          </table:table-cell>
          <table:table-cell table:formula="of:=SUM([.C44:.D44])" office:value-type="float" office:value="887.865491085447" calcext:value-type="float">
            <text:p>887.865491085447</text:p>
          </table:table-cell>
        </table:table-row>
        <table:table-row table:style-name="ro1">
          <table:table-cell office:value-type="string" calcext:value-type="string">
            <text:p>Fuera</text:p>
          </table:table-cell>
          <table:table-cell office:value-type="string" calcext:value-type="string">
            <text:p>TOME</text:p>
          </table:table-cell>
          <table:table-cell office:value-type="float" office:value="1137.38585603328" calcext:value-type="float">
            <text:p>1137.38585603328</text:p>
          </table:table-cell>
          <table:table-cell office:value-type="float" office:value="23.7040497753519" calcext:value-type="float">
            <text:p>23.7040497753519</text:p>
          </table:table-cell>
          <table:table-cell table:formula="of:=SUM([.C45:.D45])" office:value-type="float" office:value="1161.08990580863" calcext:value-type="float">
            <text:p>1161.08990580863</text:p>
          </table:table-cell>
        </table:table-row>
        <table:table-row table:style-name="ro1">
          <table:table-cell office:value-type="string" calcext:value-type="string">
            <text:p>HUALPEN</text:p>
          </table:table-cell>
          <table:table-cell office:value-type="string" calcext:value-type="string">
            <text:p>CHIGUAYANTE</text:p>
          </table:table-cell>
          <table:table-cell office:value-type="float" office:value="2238.13228392259" calcext:value-type="float">
            <text:p>2238.13228392259</text:p>
          </table:table-cell>
          <table:table-cell office:value-type="float" office:value="1095.49312887804" calcext:value-type="float">
            <text:p>1095.49312887804</text:p>
          </table:table-cell>
          <table:table-cell table:formula="of:=SUM([.C46:.D46])" office:value-type="float" office:value="3333.62541280063" calcext:value-type="float">
            <text:p>3333.62541280063</text:p>
          </table:table-cell>
        </table:table-row>
        <table:table-row table:style-name="ro1">
          <table:table-cell office:value-type="string" calcext:value-type="string">
            <text:p>HUALPEN</text:p>
          </table:table-cell>
          <table:table-cell office:value-type="string" calcext:value-type="string">
            <text:p>CONCEPCION</text:p>
          </table:table-cell>
          <table:table-cell office:value-type="float" office:value="24886.9902569807" calcext:value-type="float">
            <text:p>24886.9902569807</text:p>
          </table:table-cell>
          <table:table-cell office:value-type="float" office:value="16196.6135977515" calcext:value-type="float">
            <text:p>16196.6135977515</text:p>
          </table:table-cell>
          <table:table-cell table:formula="of:=SUM([.C47:.D47])" office:value-type="float" office:value="41083.6038547322" calcext:value-type="float">
            <text:p>41083.6038547322</text:p>
          </table:table-cell>
        </table:table-row>
        <table:table-row table:style-name="ro1">
          <table:table-cell office:value-type="string" calcext:value-type="string">
            <text:p>HUALPEN</text:p>
          </table:table-cell>
          <table:table-cell office:value-type="string" calcext:value-type="string">
            <text:p>CORONEL</text:p>
          </table:table-cell>
          <table:table-cell office:value-type="float" office:value="480.301571845873" calcext:value-type="float">
            <text:p>480.301571845873</text:p>
          </table:table-cell>
          <table:table-cell office:value-type="float" office:value="577.640314416471" calcext:value-type="float">
            <text:p>577.640314416471</text:p>
          </table:table-cell>
          <table:table-cell table:formula="of:=SUM([.C48:.D48])" office:value-type="float" office:value="1057.94188626234" calcext:value-type="float">
            <text:p>1057.94188626234</text:p>
          </table:table-cell>
        </table:table-row>
        <table:table-row table:style-name="ro1">
          <table:table-cell office:value-type="string" calcext:value-type="string">
            <text:p>HUALPEN</text:p>
          </table:table-cell>
          <table:table-cell office:value-type="string" calcext:value-type="string">
            <text:p>Fuera</text:p>
          </table:table-cell>
          <table:table-cell office:value-type="float" office:value="1097.16711267547" calcext:value-type="float">
            <text:p>1097.16711267547</text:p>
          </table:table-cell>
          <table:table-cell office:value-type="float" office:value="856.808578479274" calcext:value-type="float">
            <text:p>856.808578479274</text:p>
          </table:table-cell>
          <table:table-cell table:formula="of:=SUM([.C49:.D49])" office:value-type="float" office:value="1953.97569115474" calcext:value-type="float">
            <text:p>1953.97569115474</text:p>
          </table:table-cell>
        </table:table-row>
        <table:table-row table:style-name="ro1">
          <table:table-cell table:number-columns-repeated="2" office:value-type="string" calcext:value-type="string">
            <text:p>HUALPEN</text:p>
          </table:table-cell>
          <table:table-cell office:value-type="float" office:value="60048.5581645578" calcext:value-type="float">
            <text:p>60048.5581645578</text:p>
          </table:table-cell>
          <table:table-cell office:value-type="float" office:value="18002.206354268" calcext:value-type="float">
            <text:p>18002.206354268</text:p>
          </table:table-cell>
          <table:table-cell table:formula="of:=SUM([.C50:.D50])" office:value-type="float" office:value="78050.7645188258" calcext:value-type="float">
            <text:p>78050.7645188258</text:p>
          </table:table-cell>
        </table:table-row>
        <table:table-row table:style-name="ro1">
          <table:table-cell office:value-type="string" calcext:value-type="string">
            <text:p>HUALPEN</text:p>
          </table:table-cell>
          <table:table-cell office:value-type="string" calcext:value-type="string">
            <text:p>HUALQUI</text:p>
          </table:table-cell>
          <table:table-cell office:value-type="float" office:value="256.027131624823" calcext:value-type="float">
            <text:p>256.027131624823</text:p>
          </table:table-cell>
          <table:table-cell office:value-type="float" office:value="141.425311192138" calcext:value-type="float">
            <text:p>141.425311192138</text:p>
          </table:table-cell>
          <table:table-cell table:formula="of:=SUM([.C51:.D51])" office:value-type="float" office:value="397.452442816961" calcext:value-type="float">
            <text:p>397.452442816961</text:p>
          </table:table-cell>
        </table:table-row>
        <table:table-row table:style-name="ro1">
          <table:table-cell office:value-type="string" calcext:value-type="string">
            <text:p>HUALPEN</text:p>
          </table:table-cell>
          <table:table-cell office:value-type="string" calcext:value-type="string">
            <text:p>LOTA</text:p>
          </table:table-cell>
          <table:table-cell office:value-type="float" office:value="410.115335910122" calcext:value-type="float">
            <text:p>410.115335910122</text:p>
          </table:table-cell>
          <table:table-cell office:value-type="float" office:value="0" calcext:value-type="float">
            <text:p>0</text:p>
          </table:table-cell>
          <table:table-cell table:formula="of:=SUM([.C52:.D52])" office:value-type="float" office:value="410.115335910122" calcext:value-type="float">
            <text:p>410.115335910122</text:p>
          </table:table-cell>
        </table:table-row>
        <table:table-row table:style-name="ro1">
          <table:table-cell office:value-type="string" calcext:value-type="string">
            <text:p>HUALPEN</text:p>
          </table:table-cell>
          <table:table-cell office:value-type="string" calcext:value-type="string">
            <text:p>PENCO</text:p>
          </table:table-cell>
          <table:table-cell office:value-type="float" office:value="787.92245705858" calcext:value-type="float">
            <text:p>787.92245705858</text:p>
          </table:table-cell>
          <table:table-cell office:value-type="float" office:value="338.9941280766" calcext:value-type="float">
            <text:p>338.9941280766</text:p>
          </table:table-cell>
          <table:table-cell table:formula="of:=SUM([.C53:.D53])" office:value-type="float" office:value="1126.91658513518" calcext:value-type="float">
            <text:p>1126.91658513518</text:p>
          </table:table-cell>
        </table:table-row>
        <table:table-row table:style-name="ro1">
          <table:table-cell office:value-type="string" calcext:value-type="string">
            <text:p>HUALPEN</text:p>
          </table:table-cell>
          <table:table-cell office:value-type="string" calcext:value-type="string">
            <text:p>SAN PEDRO DE LA PAZ</text:p>
          </table:table-cell>
          <table:table-cell office:value-type="float" office:value="2521.03820310125" calcext:value-type="float">
            <text:p>2521.03820310125</text:p>
          </table:table-cell>
          <table:table-cell office:value-type="float" office:value="1981.59931512377" calcext:value-type="float">
            <text:p>1981.59931512377</text:p>
          </table:table-cell>
          <table:table-cell table:formula="of:=SUM([.C54:.D54])" office:value-type="float" office:value="4502.63751822502" calcext:value-type="float">
            <text:p>4502.63751822502</text:p>
          </table:table-cell>
        </table:table-row>
        <table:table-row table:style-name="ro1">
          <table:table-cell office:value-type="string" calcext:value-type="string">
            <text:p>HUALPEN</text:p>
          </table:table-cell>
          <table:table-cell office:value-type="string" calcext:value-type="string">
            <text:p>TALCAHUANO</text:p>
          </table:table-cell>
          <table:table-cell office:value-type="float" office:value="15448.032125815" calcext:value-type="float">
            <text:p>15448.032125815</text:p>
          </table:table-cell>
          <table:table-cell office:value-type="float" office:value="9702.48051268658" calcext:value-type="float">
            <text:p>9702.48051268658</text:p>
          </table:table-cell>
          <table:table-cell table:formula="of:=SUM([.C55:.D55])" office:value-type="float" office:value="25150.5126385016" calcext:value-type="float">
            <text:p>25150.5126385016</text:p>
          </table:table-cell>
        </table:table-row>
        <table:table-row table:style-name="ro1">
          <table:table-cell office:value-type="string" calcext:value-type="string">
            <text:p>HUALPEN</text:p>
          </table:table-cell>
          <table:table-cell office:value-type="string" calcext:value-type="string">
            <text:p>TOME</text:p>
          </table:table-cell>
          <table:table-cell office:value-type="float" office:value="247.670456976097" calcext:value-type="float">
            <text:p>247.670456976097</text:p>
          </table:table-cell>
          <table:table-cell office:value-type="float" office:value="28.3649588828907" calcext:value-type="float">
            <text:p>28.3649588828907</text:p>
          </table:table-cell>
          <table:table-cell table:formula="of:=SUM([.C56:.D56])" office:value-type="float" office:value="276.035415858988" calcext:value-type="float">
            <text:p>276.035415858988</text:p>
          </table:table-cell>
        </table:table-row>
        <table:table-row table:style-name="ro1">
          <table:table-cell office:value-type="string" calcext:value-type="string">
            <text:p>HUALQUI</text:p>
          </table:table-cell>
          <table:table-cell office:value-type="string" calcext:value-type="string">
            <text:p>CHIGUAYANTE</text:p>
          </table:table-cell>
          <table:table-cell office:value-type="float" office:value="2021.48762265893" calcext:value-type="float">
            <text:p>2021.48762265893</text:p>
          </table:table-cell>
          <table:table-cell office:value-type="float" office:value="1360.86983336894" calcext:value-type="float">
            <text:p>1360.86983336894</text:p>
          </table:table-cell>
          <table:table-cell table:formula="of:=SUM([.C57:.D57])" office:value-type="float" office:value="3382.35745602787" calcext:value-type="float">
            <text:p>3382.35745602787</text:p>
          </table:table-cell>
        </table:table-row>
        <table:table-row table:style-name="ro1">
          <table:table-cell office:value-type="string" calcext:value-type="string">
            <text:p>HUALQUI</text:p>
          </table:table-cell>
          <table:table-cell office:value-type="string" calcext:value-type="string">
            <text:p>CONCEPCION</text:p>
          </table:table-cell>
          <table:table-cell office:value-type="float" office:value="2940.26695250783" calcext:value-type="float">
            <text:p>2940.26695250783</text:p>
          </table:table-cell>
          <table:table-cell office:value-type="float" office:value="2651.86246264258" calcext:value-type="float">
            <text:p>2651.86246264258</text:p>
          </table:table-cell>
          <table:table-cell table:formula="of:=SUM([.C58:.D58])" office:value-type="float" office:value="5592.12941515041" calcext:value-type="float">
            <text:p>5592.12941515041</text:p>
          </table:table-cell>
        </table:table-row>
        <table:table-row table:style-name="ro1">
          <table:table-cell office:value-type="string" calcext:value-type="string">
            <text:p>HUALQUI</text:p>
          </table:table-cell>
          <table:table-cell office:value-type="string" calcext:value-type="string">
            <text:p>CORONEL</text:p>
          </table:table-cell>
          <table:table-cell office:value-type="float" office:value="0" calcext:value-type="float">
            <text:p>0</text:p>
          </table:table-cell>
          <table:table-cell office:value-type="float" office:value="52.1511966327755" calcext:value-type="float">
            <text:p>52.1511966327755</text:p>
          </table:table-cell>
          <table:table-cell table:formula="of:=SUM([.C59:.D59])" office:value-type="float" office:value="52.1511966327755" calcext:value-type="float">
            <text:p>52.1511966327755</text:p>
          </table:table-cell>
        </table:table-row>
        <table:table-row table:style-name="ro1">
          <table:table-cell office:value-type="string" calcext:value-type="string">
            <text:p>HUALQUI</text:p>
          </table:table-cell>
          <table:table-cell office:value-type="string" calcext:value-type="string">
            <text:p>Fuera</text:p>
          </table:table-cell>
          <table:table-cell office:value-type="float" office:value="113.290027707746" calcext:value-type="float">
            <text:p>113.290027707746</text:p>
          </table:table-cell>
          <table:table-cell office:value-type="float" office:value="254.96092162642" calcext:value-type="float">
            <text:p>254.96092162642</text:p>
          </table:table-cell>
          <table:table-cell table:formula="of:=SUM([.C60:.D60])" office:value-type="float" office:value="368.250949334166" calcext:value-type="float">
            <text:p>368.250949334166</text:p>
          </table:table-cell>
        </table:table-row>
        <table:table-row table:style-name="ro1">
          <table:table-cell office:value-type="string" calcext:value-type="string">
            <text:p>HUALQUI</text:p>
          </table:table-cell>
          <table:table-cell office:value-type="string" calcext:value-type="string">
            <text:p>HUALPEN</text:p>
          </table:table-cell>
          <table:table-cell office:value-type="float" office:value="45.7403940396395" calcext:value-type="float">
            <text:p>45.7403940396395</text:p>
          </table:table-cell>
          <table:table-cell office:value-type="float" office:value="397.577559026177" calcext:value-type="float">
            <text:p>397.577559026177</text:p>
          </table:table-cell>
          <table:table-cell table:formula="of:=SUM([.C61:.D61])" office:value-type="float" office:value="443.317953065817" calcext:value-type="float">
            <text:p>443.317953065817</text:p>
          </table:table-cell>
        </table:table-row>
        <table:table-row table:style-name="ro1">
          <table:table-cell table:number-columns-repeated="2" office:value-type="string" calcext:value-type="string">
            <text:p>HUALQUI</text:p>
          </table:table-cell>
          <table:table-cell office:value-type="float" office:value="19002.001450806" calcext:value-type="float">
            <text:p>19002.001450806</text:p>
          </table:table-cell>
          <table:table-cell office:value-type="float" office:value="4672.43372292442" calcext:value-type="float">
            <text:p>4672.43372292442</text:p>
          </table:table-cell>
          <table:table-cell table:formula="of:=SUM([.C62:.D62])" office:value-type="float" office:value="23674.4351737304" calcext:value-type="float">
            <text:p>23674.4351737304</text:p>
          </table:table-cell>
        </table:table-row>
        <table:table-row table:style-name="ro1">
          <table:table-cell office:value-type="string" calcext:value-type="string">
            <text:p>HUALQUI</text:p>
          </table:table-cell>
          <table:table-cell office:value-type="string" calcext:value-type="string">
            <text:p>PENCO</text:p>
          </table:table-cell>
          <table:table-cell office:value-type="float" office:value="0" calcext:value-type="float">
            <text:p>0</text:p>
          </table:table-cell>
          <table:table-cell office:value-type="float" office:value="85.4947302773477" calcext:value-type="float">
            <text:p>85.4947302773477</text:p>
          </table:table-cell>
          <table:table-cell table:formula="of:=SUM([.C63:.D63])" office:value-type="float" office:value="85.4947302773477" calcext:value-type="float">
            <text:p>85.4947302773477</text:p>
          </table:table-cell>
        </table:table-row>
        <table:table-row table:style-name="ro1">
          <table:table-cell office:value-type="string" calcext:value-type="string">
            <text:p>HUALQUI</text:p>
          </table:table-cell>
          <table:table-cell office:value-type="string" calcext:value-type="string">
            <text:p>SAN PEDRO DE LA PAZ</text:p>
          </table:table-cell>
          <table:table-cell office:value-type="float" office:value="99.0802695290697" calcext:value-type="float">
            <text:p>99.0802695290697</text:p>
          </table:table-cell>
          <table:table-cell office:value-type="float" office:value="275.780388292131" calcext:value-type="float">
            <text:p>275.780388292131</text:p>
          </table:table-cell>
          <table:table-cell table:formula="of:=SUM([.C64:.D64])" office:value-type="float" office:value="374.860657821201" calcext:value-type="float">
            <text:p>374.860657821201</text:p>
          </table:table-cell>
        </table:table-row>
        <table:table-row table:style-name="ro1">
          <table:table-cell office:value-type="string" calcext:value-type="string">
            <text:p>HUALQUI</text:p>
          </table:table-cell>
          <table:table-cell office:value-type="string" calcext:value-type="string">
            <text:p>TALCAHUANO</text:p>
          </table:table-cell>
          <table:table-cell office:value-type="float" office:value="493.201860361321" calcext:value-type="float">
            <text:p>493.201860361321</text:p>
          </table:table-cell>
          <table:table-cell office:value-type="float" office:value="866.771565844857" calcext:value-type="float">
            <text:p>866.771565844857</text:p>
          </table:table-cell>
          <table:table-cell table:formula="of:=SUM([.C65:.D65])" office:value-type="float" office:value="1359.97342620618" calcext:value-type="float">
            <text:p>1359.97342620618</text:p>
          </table:table-cell>
        </table:table-row>
        <table:table-row table:style-name="ro1">
          <table:table-cell office:value-type="string" calcext:value-type="string">
            <text:p>LOTA</text:p>
          </table:table-cell>
          <table:table-cell office:value-type="string" calcext:value-type="string">
            <text:p>CHIGUAYANTE</text:p>
          </table:table-cell>
          <table:table-cell office:value-type="float" office:value="76.8293484273245" calcext:value-type="float">
            <text:p>76.8293484273245</text:p>
          </table:table-cell>
          <table:table-cell office:value-type="float" office:value="0" calcext:value-type="float">
            <text:p>0</text:p>
          </table:table-cell>
          <table:table-cell table:formula="of:=SUM([.C66:.D66])" office:value-type="float" office:value="76.8293484273245" calcext:value-type="float">
            <text:p>76.8293484273245</text:p>
          </table:table-cell>
        </table:table-row>
        <table:table-row table:style-name="ro1">
          <table:table-cell office:value-type="string" calcext:value-type="string">
            <text:p>LOTA</text:p>
          </table:table-cell>
          <table:table-cell office:value-type="string" calcext:value-type="string">
            <text:p>CONCEPCION</text:p>
          </table:table-cell>
          <table:table-cell office:value-type="float" office:value="1498.8912291233" calcext:value-type="float">
            <text:p>1498.8912291233</text:p>
          </table:table-cell>
          <table:table-cell office:value-type="float" office:value="1541.12918192209" calcext:value-type="float">
            <text:p>1541.12918192209</text:p>
          </table:table-cell>
          <table:table-cell table:formula="of:=SUM([.C67:.D67])" office:value-type="float" office:value="3040.02041104539" calcext:value-type="float">
            <text:p>3040.02041104539</text:p>
          </table:table-cell>
        </table:table-row>
        <table:table-row table:style-name="ro1">
          <table:table-cell office:value-type="string" calcext:value-type="string">
            <text:p>LOTA</text:p>
          </table:table-cell>
          <table:table-cell office:value-type="string" calcext:value-type="string">
            <text:p>CORONEL</text:p>
          </table:table-cell>
          <table:table-cell office:value-type="float" office:value="5104.45081961125" calcext:value-type="float">
            <text:p>5104.45081961125</text:p>
          </table:table-cell>
          <table:table-cell office:value-type="float" office:value="2964.63533428659" calcext:value-type="float">
            <text:p>2964.63533428659</text:p>
          </table:table-cell>
          <table:table-cell table:formula="of:=SUM([.C68:.D68])" office:value-type="float" office:value="8069.08615389784" calcext:value-type="float">
            <text:p>8069.08615389784</text:p>
          </table:table-cell>
        </table:table-row>
        <table:table-row table:style-name="ro1">
          <table:table-cell office:value-type="string" calcext:value-type="string">
            <text:p>LOTA</text:p>
          </table:table-cell>
          <table:table-cell office:value-type="string" calcext:value-type="string">
            <text:p>Fuera</text:p>
          </table:table-cell>
          <table:table-cell office:value-type="float" office:value="306.528157278541" calcext:value-type="float">
            <text:p>306.528157278541</text:p>
          </table:table-cell>
          <table:table-cell office:value-type="float" office:value="1214.90954416621" calcext:value-type="float">
            <text:p>1214.90954416621</text:p>
          </table:table-cell>
          <table:table-cell table:formula="of:=SUM([.C69:.D69])" office:value-type="float" office:value="1521.43770144475" calcext:value-type="float">
            <text:p>1521.43770144475</text:p>
          </table:table-cell>
        </table:table-row>
        <table:table-row table:style-name="ro1">
          <table:table-cell office:value-type="string" calcext:value-type="string">
            <text:p>LOTA</text:p>
          </table:table-cell>
          <table:table-cell office:value-type="string" calcext:value-type="string">
            <text:p>HUALPEN</text:p>
          </table:table-cell>
          <table:table-cell office:value-type="float" office:value="444.052357152804" calcext:value-type="float">
            <text:p>444.052357152804</text:p>
          </table:table-cell>
          <table:table-cell office:value-type="float" office:value="18.7510173915161" calcext:value-type="float">
            <text:p>18.7510173915161</text:p>
          </table:table-cell>
          <table:table-cell table:formula="of:=SUM([.C70:.D70])" office:value-type="float" office:value="462.80337454432" calcext:value-type="float">
            <text:p>462.80337454432</text:p>
          </table:table-cell>
        </table:table-row>
        <table:table-row table:style-name="ro1">
          <table:table-cell table:number-columns-repeated="2" office:value-type="string" calcext:value-type="string">
            <text:p>LOTA</text:p>
          </table:table-cell>
          <table:table-cell office:value-type="float" office:value="40162.6513936837" calcext:value-type="float">
            <text:p>40162.6513936837</text:p>
          </table:table-cell>
          <table:table-cell office:value-type="float" office:value="13447.1880694184" calcext:value-type="float">
            <text:p>13447.1880694184</text:p>
          </table:table-cell>
          <table:table-cell table:formula="of:=SUM([.C71:.D71])" office:value-type="float" office:value="53609.8394631021" calcext:value-type="float">
            <text:p>53609.8394631021</text:p>
          </table:table-cell>
        </table:table-row>
        <table:table-row table:style-name="ro1">
          <table:table-cell office:value-type="string" calcext:value-type="string">
            <text:p>LOTA</text:p>
          </table:table-cell>
          <table:table-cell office:value-type="string" calcext:value-type="string">
            <text:p>SAN PEDRO DE LA PAZ</text:p>
          </table:table-cell>
          <table:table-cell office:value-type="float" office:value="405.470585034968" calcext:value-type="float">
            <text:p>405.470585034968</text:p>
          </table:table-cell>
          <table:table-cell office:value-type="float" office:value="573.266767435342" calcext:value-type="float">
            <text:p>573.266767435342</text:p>
          </table:table-cell>
          <table:table-cell table:formula="of:=SUM([.C72:.D72])" office:value-type="float" office:value="978.73735247031" calcext:value-type="float">
            <text:p>978.73735247031</text:p>
          </table:table-cell>
        </table:table-row>
        <table:table-row table:style-name="ro1">
          <table:table-cell office:value-type="string" calcext:value-type="string">
            <text:p>LOTA</text:p>
          </table:table-cell>
          <table:table-cell office:value-type="string" calcext:value-type="string">
            <text:p>TALCAHUANO</text:p>
          </table:table-cell>
          <table:table-cell office:value-type="float" office:value="367.039506329539" calcext:value-type="float">
            <text:p>367.039506329539</text:p>
          </table:table-cell>
          <table:table-cell office:value-type="float" office:value="400.475477856959" calcext:value-type="float">
            <text:p>400.475477856959</text:p>
          </table:table-cell>
          <table:table-cell table:formula="of:=SUM([.C73:.D73])" office:value-type="float" office:value="767.514984186498" calcext:value-type="float">
            <text:p>767.514984186498</text:p>
          </table:table-cell>
        </table:table-row>
        <table:table-row table:style-name="ro1">
          <table:table-cell office:value-type="string" calcext:value-type="string">
            <text:p>LOTA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25.2144898041458" calcext:value-type="float">
            <text:p>25.2144898041458</text:p>
          </table:table-cell>
          <table:table-cell table:formula="of:=SUM([.C74:.D74])" office:value-type="float" office:value="25.2144898041458" calcext:value-type="float">
            <text:p>25.2144898041458</text:p>
          </table:table-cell>
        </table:table-row>
        <table:table-row table:style-name="ro1">
          <table:table-cell office:value-type="string" calcext:value-type="string">
            <text:p>PENCO</text:p>
          </table:table-cell>
          <table:table-cell office:value-type="string" calcext:value-type="string">
            <text:p>CHIGUAYANTE</text:p>
          </table:table-cell>
          <table:table-cell office:value-type="float" office:value="114.154660222546" calcext:value-type="float">
            <text:p>114.154660222546</text:p>
          </table:table-cell>
          <table:table-cell office:value-type="float" office:value="127.363729905569" calcext:value-type="float">
            <text:p>127.363729905569</text:p>
          </table:table-cell>
          <table:table-cell table:formula="of:=SUM([.C75:.D75])" office:value-type="float" office:value="241.518390128115" calcext:value-type="float">
            <text:p>241.518390128115</text:p>
          </table:table-cell>
        </table:table-row>
        <table:table-row table:style-name="ro1">
          <table:table-cell office:value-type="string" calcext:value-type="string">
            <text:p>PENCO</text:p>
          </table:table-cell>
          <table:table-cell office:value-type="string" calcext:value-type="string">
            <text:p>CONCEPCION</text:p>
          </table:table-cell>
          <table:table-cell office:value-type="float" office:value="9037.16921739959" calcext:value-type="float">
            <text:p>9037.16921739959</text:p>
          </table:table-cell>
          <table:table-cell office:value-type="float" office:value="7605.72617987103" calcext:value-type="float">
            <text:p>7605.72617987103</text:p>
          </table:table-cell>
          <table:table-cell table:formula="of:=SUM([.C76:.D76])" office:value-type="float" office:value="16642.8953972706" calcext:value-type="float">
            <text:p>16642.8953972706</text:p>
          </table:table-cell>
        </table:table-row>
        <table:table-row table:style-name="ro1">
          <table:table-cell office:value-type="string" calcext:value-type="string">
            <text:p>PENCO</text:p>
          </table:table-cell>
          <table:table-cell office:value-type="string" calcext:value-type="string">
            <text:p>CORONEL</text:p>
          </table:table-cell>
          <table:table-cell office:value-type="float" office:value="36.5175770869532" calcext:value-type="float">
            <text:p>36.5175770869532</text:p>
          </table:table-cell>
          <table:table-cell office:value-type="float" office:value="82.6177757752033" calcext:value-type="float">
            <text:p>82.6177757752033</text:p>
          </table:table-cell>
          <table:table-cell table:formula="of:=SUM([.C77:.D77])" office:value-type="float" office:value="119.135352862157" calcext:value-type="float">
            <text:p>119.135352862157</text:p>
          </table:table-cell>
        </table:table-row>
        <table:table-row table:style-name="ro1">
          <table:table-cell office:value-type="string" calcext:value-type="string">
            <text:p>PENCO</text:p>
          </table:table-cell>
          <table:table-cell office:value-type="string" calcext:value-type="string">
            <text:p>Fuera</text:p>
          </table:table-cell>
          <table:table-cell office:value-type="float" office:value="414.378626500647" calcext:value-type="float">
            <text:p>414.378626500647</text:p>
          </table:table-cell>
          <table:table-cell office:value-type="float" office:value="107.896845971342" calcext:value-type="float">
            <text:p>107.896845971342</text:p>
          </table:table-cell>
          <table:table-cell table:formula="of:=SUM([.C78:.D78])" office:value-type="float" office:value="522.275472471989" calcext:value-type="float">
            <text:p>522.275472471989</text:p>
          </table:table-cell>
        </table:table-row>
        <table:table-row table:style-name="ro1">
          <table:table-cell office:value-type="string" calcext:value-type="string">
            <text:p>PENCO</text:p>
          </table:table-cell>
          <table:table-cell office:value-type="string" calcext:value-type="string">
            <text:p>HUALPEN</text:p>
          </table:table-cell>
          <table:table-cell office:value-type="float" office:value="477.29324400096" calcext:value-type="float">
            <text:p>477.29324400096</text:p>
          </table:table-cell>
          <table:table-cell office:value-type="float" office:value="527.628286503986" calcext:value-type="float">
            <text:p>527.628286503986</text:p>
          </table:table-cell>
          <table:table-cell table:formula="of:=SUM([.C79:.D79])" office:value-type="float" office:value="1004.92153050495" calcext:value-type="float">
            <text:p>1004.92153050495</text:p>
          </table:table-cell>
        </table:table-row>
        <table:table-row table:style-name="ro1">
          <table:table-cell office:value-type="string" calcext:value-type="string">
            <text:p>PENCO</text:p>
          </table:table-cell>
          <table:table-cell office:value-type="string" calcext:value-type="string">
            <text:p>HUALQUI</text:p>
          </table:table-cell>
          <table:table-cell office:value-type="float" office:value="85.4947302773477" calcext:value-type="float">
            <text:p>85.4947302773477</text:p>
          </table:table-cell>
          <table:table-cell office:value-type="float" office:value="43.5357377485769" calcext:value-type="float">
            <text:p>43.5357377485769</text:p>
          </table:table-cell>
          <table:table-cell table:formula="of:=SUM([.C80:.D80])" office:value-type="float" office:value="129.030468025925" calcext:value-type="float">
            <text:p>129.030468025925</text:p>
          </table:table-cell>
        </table:table-row>
        <table:table-row table:style-name="ro1">
          <table:table-cell table:number-columns-repeated="2" office:value-type="string" calcext:value-type="string">
            <text:p>PENCO</text:p>
          </table:table-cell>
          <table:table-cell office:value-type="float" office:value="41477.4663965618" calcext:value-type="float">
            <text:p>41477.4663965618</text:p>
          </table:table-cell>
          <table:table-cell office:value-type="float" office:value="14921.2811133063" calcext:value-type="float">
            <text:p>14921.2811133063</text:p>
          </table:table-cell>
          <table:table-cell table:formula="of:=SUM([.C81:.D81])" office:value-type="float" office:value="56398.7475098681" calcext:value-type="float">
            <text:p>56398.7475098681</text:p>
          </table:table-cell>
        </table:table-row>
        <table:table-row table:style-name="ro1">
          <table:table-cell office:value-type="string" calcext:value-type="string">
            <text:p>PENCO</text:p>
          </table:table-cell>
          <table:table-cell office:value-type="string" calcext:value-type="string">
            <text:p>SAN PEDRO DE LA PAZ</text:p>
          </table:table-cell>
          <table:table-cell office:value-type="float" office:value="502.375239881069" calcext:value-type="float">
            <text:p>502.375239881069</text:p>
          </table:table-cell>
          <table:table-cell office:value-type="float" office:value="800.440436385583" calcext:value-type="float">
            <text:p>800.440436385583</text:p>
          </table:table-cell>
          <table:table-cell table:formula="of:=SUM([.C82:.D82])" office:value-type="float" office:value="1302.81567626665" calcext:value-type="float">
            <text:p>1302.81567626665</text:p>
          </table:table-cell>
        </table:table-row>
        <table:table-row table:style-name="ro1">
          <table:table-cell office:value-type="string" calcext:value-type="string">
            <text:p>PENCO</text:p>
          </table:table-cell>
          <table:table-cell office:value-type="string" calcext:value-type="string">
            <text:p>TALCAHUANO</text:p>
          </table:table-cell>
          <table:table-cell office:value-type="float" office:value="1854.56392513686" calcext:value-type="float">
            <text:p>1854.56392513686</text:p>
          </table:table-cell>
          <table:table-cell office:value-type="float" office:value="2150.58660335799" calcext:value-type="float">
            <text:p>2150.58660335799</text:p>
          </table:table-cell>
          <table:table-cell table:formula="of:=SUM([.C83:.D83])" office:value-type="float" office:value="4005.15052849485" calcext:value-type="float">
            <text:p>4005.15052849485</text:p>
          </table:table-cell>
        </table:table-row>
        <table:table-row table:style-name="ro1">
          <table:table-cell office:value-type="string" calcext:value-type="string">
            <text:p>PENCO</text:p>
          </table:table-cell>
          <table:table-cell office:value-type="string" calcext:value-type="string">
            <text:p>TOME</text:p>
          </table:table-cell>
          <table:table-cell office:value-type="float" office:value="611.601121036329" calcext:value-type="float">
            <text:p>611.601121036329</text:p>
          </table:table-cell>
          <table:table-cell office:value-type="float" office:value="558.513146673633" calcext:value-type="float">
            <text:p>558.513146673633</text:p>
          </table:table-cell>
          <table:table-cell table:formula="of:=SUM([.C84:.D84])" office:value-type="float" office:value="1170.11426770996" calcext:value-type="float">
            <text:p>1170.11426770996</text:p>
          </table:table-cell>
        </table:table-row>
        <table:table-row table:style-name="ro1">
          <table:table-cell office:value-type="string" calcext:value-type="string">
            <text:p>SAN PEDRO DE LA PAZ</text:p>
          </table:table-cell>
          <table:table-cell office:value-type="string" calcext:value-type="string">
            <text:p>CHIGUAYANTE</text:p>
          </table:table-cell>
          <table:table-cell office:value-type="float" office:value="1469.50104655858" calcext:value-type="float">
            <text:p>1469.50104655858</text:p>
          </table:table-cell>
          <table:table-cell office:value-type="float" office:value="604.881727224372" calcext:value-type="float">
            <text:p>604.881727224372</text:p>
          </table:table-cell>
          <table:table-cell table:formula="of:=SUM([.C85:.D85])" office:value-type="float" office:value="2074.38277378295" calcext:value-type="float">
            <text:p>2074.38277378295</text:p>
          </table:table-cell>
        </table:table-row>
        <table:table-row table:style-name="ro1">
          <table:table-cell office:value-type="string" calcext:value-type="string">
            <text:p>SAN PEDRO DE LA PAZ</text:p>
          </table:table-cell>
          <table:table-cell office:value-type="string" calcext:value-type="string">
            <text:p>CONCEPCION</text:p>
          </table:table-cell>
          <table:table-cell office:value-type="float" office:value="32746.7963658527" calcext:value-type="float">
            <text:p>32746.7963658527</text:p>
          </table:table-cell>
          <table:table-cell office:value-type="float" office:value="21605.6743530556" calcext:value-type="float">
            <text:p>21605.6743530556</text:p>
          </table:table-cell>
          <table:table-cell table:formula="of:=SUM([.C86:.D86])" office:value-type="float" office:value="54352.4707189083" calcext:value-type="float">
            <text:p>54352.4707189083</text:p>
          </table:table-cell>
        </table:table-row>
        <table:table-row table:style-name="ro1">
          <table:table-cell office:value-type="string" calcext:value-type="string">
            <text:p>SAN PEDRO DE LA PAZ</text:p>
          </table:table-cell>
          <table:table-cell office:value-type="string" calcext:value-type="string">
            <text:p>CORONEL</text:p>
          </table:table-cell>
          <table:table-cell office:value-type="float" office:value="3651.19731811863" calcext:value-type="float">
            <text:p>3651.19731811863</text:p>
          </table:table-cell>
          <table:table-cell office:value-type="float" office:value="3305.11026220166" calcext:value-type="float">
            <text:p>3305.11026220166</text:p>
          </table:table-cell>
          <table:table-cell table:formula="of:=SUM([.C87:.D87])" office:value-type="float" office:value="6956.30758032029" calcext:value-type="float">
            <text:p>6956.30758032029</text:p>
          </table:table-cell>
        </table:table-row>
        <table:table-row table:style-name="ro1">
          <table:table-cell office:value-type="string" calcext:value-type="string">
            <text:p>SAN PEDRO DE LA PAZ</text:p>
          </table:table-cell>
          <table:table-cell office:value-type="string" calcext:value-type="string">
            <text:p>Fuera</text:p>
          </table:table-cell>
          <table:table-cell office:value-type="float" office:value="503.674168605491" calcext:value-type="float">
            <text:p>503.674168605491</text:p>
          </table:table-cell>
          <table:table-cell office:value-type="float" office:value="973.116757617614" calcext:value-type="float">
            <text:p>973.116757617614</text:p>
          </table:table-cell>
          <table:table-cell table:formula="of:=SUM([.C88:.D88])" office:value-type="float" office:value="1476.79092622311" calcext:value-type="float">
            <text:p>1476.79092622311</text:p>
          </table:table-cell>
        </table:table-row>
        <table:table-row table:style-name="ro1">
          <table:table-cell office:value-type="string" calcext:value-type="string">
            <text:p>SAN PEDRO DE LA PAZ</text:p>
          </table:table-cell>
          <table:table-cell office:value-type="string" calcext:value-type="string">
            <text:p>HUALPEN</text:p>
          </table:table-cell>
          <table:table-cell office:value-type="float" office:value="2477.7892880684" calcext:value-type="float">
            <text:p>2477.7892880684</text:p>
          </table:table-cell>
          <table:table-cell office:value-type="float" office:value="1721.59835916303" calcext:value-type="float">
            <text:p>1721.59835916303</text:p>
          </table:table-cell>
          <table:table-cell table:formula="of:=SUM([.C89:.D89])" office:value-type="float" office:value="4199.38764723143" calcext:value-type="float">
            <text:p>4199.38764723143</text:p>
          </table:table-cell>
        </table:table-row>
        <table:table-row table:style-name="ro1">
          <table:table-cell office:value-type="string" calcext:value-type="string">
            <text:p>SAN PEDRO DE LA PAZ</text:p>
          </table:table-cell>
          <table:table-cell office:value-type="string" calcext:value-type="string">
            <text:p>HUALQUI</text:p>
          </table:table-cell>
          <table:table-cell office:value-type="float" office:value="229.509396008957" calcext:value-type="float">
            <text:p>229.509396008957</text:p>
          </table:table-cell>
          <table:table-cell office:value-type="float" office:value="99.0802695290697" calcext:value-type="float">
            <text:p>99.0802695290697</text:p>
          </table:table-cell>
          <table:table-cell table:formula="of:=SUM([.C90:.D90])" office:value-type="float" office:value="328.589665538027" calcext:value-type="float">
            <text:p>328.589665538027</text:p>
          </table:table-cell>
        </table:table-row>
        <table:table-row table:style-name="ro1">
          <table:table-cell office:value-type="string" calcext:value-type="string">
            <text:p>SAN PEDRO DE LA PAZ</text:p>
          </table:table-cell>
          <table:table-cell office:value-type="string" calcext:value-type="string">
            <text:p>LOTA</text:p>
          </table:table-cell>
          <table:table-cell office:value-type="float" office:value="732.959250577913" calcext:value-type="float">
            <text:p>732.959250577913</text:p>
          </table:table-cell>
          <table:table-cell office:value-type="float" office:value="257.004675496378" calcext:value-type="float">
            <text:p>257.004675496378</text:p>
          </table:table-cell>
          <table:table-cell table:formula="of:=SUM([.C91:.D91])" office:value-type="float" office:value="989.963926074291" calcext:value-type="float">
            <text:p>989.963926074291</text:p>
          </table:table-cell>
        </table:table-row>
        <table:table-row table:style-name="ro1">
          <table:table-cell office:value-type="string" calcext:value-type="string">
            <text:p>SAN PEDRO DE LA PAZ</text:p>
          </table:table-cell>
          <table:table-cell office:value-type="string" calcext:value-type="string">
            <text:p>PENCO</text:p>
          </table:table-cell>
          <table:table-cell office:value-type="float" office:value="680.197102837875" calcext:value-type="float">
            <text:p>680.197102837875</text:p>
          </table:table-cell>
          <table:table-cell office:value-type="float" office:value="619.771879726091" calcext:value-type="float">
            <text:p>619.771879726091</text:p>
          </table:table-cell>
          <table:table-cell table:formula="of:=SUM([.C92:.D92])" office:value-type="float" office:value="1299.96898256397" calcext:value-type="float">
            <text:p>1299.96898256397</text:p>
          </table:table-cell>
        </table:table-row>
        <table:table-row table:style-name="ro1">
          <table:table-cell table:number-columns-repeated="2" office:value-type="string" calcext:value-type="string">
            <text:p>SAN PEDRO DE LA PAZ</text:p>
          </table:table-cell>
          <table:table-cell office:value-type="float" office:value="80906.9203069305" calcext:value-type="float">
            <text:p>80906.9203069305</text:p>
          </table:table-cell>
          <table:table-cell office:value-type="float" office:value="35631.6827332609" calcext:value-type="float">
            <text:p>35631.6827332609</text:p>
          </table:table-cell>
          <table:table-cell table:formula="of:=SUM([.C93:.D93])" office:value-type="float" office:value="116538.603040191" calcext:value-type="float">
            <text:p>116538.603040191</text:p>
          </table:table-cell>
        </table:table-row>
        <table:table-row table:style-name="ro1">
          <table:table-cell office:value-type="string" calcext:value-type="string">
            <text:p>SAN PEDRO DE LA PAZ</text:p>
          </table:table-cell>
          <table:table-cell office:value-type="string" calcext:value-type="string">
            <text:p>TALCAHUANO</text:p>
          </table:table-cell>
          <table:table-cell office:value-type="float" office:value="6367.58982922371" calcext:value-type="float">
            <text:p>6367.58982922371</text:p>
          </table:table-cell>
          <table:table-cell office:value-type="float" office:value="4051.06501695722" calcext:value-type="float">
            <text:p>4051.06501695722</text:p>
          </table:table-cell>
          <table:table-cell table:formula="of:=SUM([.C94:.D94])" office:value-type="float" office:value="10418.6548461809" calcext:value-type="float">
            <text:p>10418.6548461809</text:p>
          </table:table-cell>
        </table:table-row>
        <table:table-row table:style-name="ro1">
          <table:table-cell office:value-type="string" calcext:value-type="string">
            <text:p>SAN PEDRO DE LA PAZ</text:p>
          </table:table-cell>
          <table:table-cell office:value-type="string" calcext:value-type="string">
            <text:p>TOME</text:p>
          </table:table-cell>
          <table:table-cell office:value-type="float" office:value="126.486873172057" calcext:value-type="float">
            <text:p>126.486873172057</text:p>
          </table:table-cell>
          <table:table-cell office:value-type="float" office:value="75.9055244418211" calcext:value-type="float">
            <text:p>75.9055244418211</text:p>
          </table:table-cell>
          <table:table-cell table:formula="of:=SUM([.C95:.D95])" office:value-type="float" office:value="202.392397613878" calcext:value-type="float">
            <text:p>202.392397613878</text:p>
          </table:table-cell>
        </table:table-row>
        <table:table-row table:style-name="ro1">
          <table:table-cell office:value-type="string" calcext:value-type="string">
            <text:p>TALCAHUANO</text:p>
          </table:table-cell>
          <table:table-cell office:value-type="string" calcext:value-type="string">
            <text:p>CHIGUAYANTE</text:p>
          </table:table-cell>
          <table:table-cell office:value-type="float" office:value="4186.6092416451" calcext:value-type="float">
            <text:p>4186.6092416451</text:p>
          </table:table-cell>
          <table:table-cell office:value-type="float" office:value="1182.21012998944" calcext:value-type="float">
            <text:p>1182.21012998944</text:p>
          </table:table-cell>
          <table:table-cell table:formula="of:=SUM([.C96:.D96])" office:value-type="float" office:value="5368.81937163454" calcext:value-type="float">
            <text:p>5368.81937163454</text:p>
          </table:table-cell>
        </table:table-row>
        <table:table-row table:style-name="ro1">
          <table:table-cell office:value-type="string" calcext:value-type="string">
            <text:p>TALCAHUANO</text:p>
          </table:table-cell>
          <table:table-cell office:value-type="string" calcext:value-type="string">
            <text:p>CONCEPCION</text:p>
          </table:table-cell>
          <table:table-cell office:value-type="float" office:value="33396.5644109882" calcext:value-type="float">
            <text:p>33396.5644109882</text:p>
          </table:table-cell>
          <table:table-cell office:value-type="float" office:value="17565.0251138038" calcext:value-type="float">
            <text:p>17565.0251138038</text:p>
          </table:table-cell>
          <table:table-cell table:formula="of:=SUM([.C97:.D97])" office:value-type="float" office:value="50961.589524792" calcext:value-type="float">
            <text:p>50961.589524792</text:p>
          </table:table-cell>
        </table:table-row>
        <table:table-row table:style-name="ro1">
          <table:table-cell office:value-type="string" calcext:value-type="string">
            <text:p>TALCAHUANO</text:p>
          </table:table-cell>
          <table:table-cell office:value-type="string" calcext:value-type="string">
            <text:p>CORONEL</text:p>
          </table:table-cell>
          <table:table-cell office:value-type="float" office:value="2117.10821376641" calcext:value-type="float">
            <text:p>2117.10821376641</text:p>
          </table:table-cell>
          <table:table-cell office:value-type="float" office:value="1392.41517454639" calcext:value-type="float">
            <text:p>1392.41517454639</text:p>
          </table:table-cell>
          <table:table-cell table:formula="of:=SUM([.C98:.D98])" office:value-type="float" office:value="3509.5233883128" calcext:value-type="float">
            <text:p>3509.5233883128</text:p>
          </table:table-cell>
        </table:table-row>
        <table:table-row table:style-name="ro1">
          <table:table-cell office:value-type="string" calcext:value-type="string">
            <text:p>TALCAHUANO</text:p>
          </table:table-cell>
          <table:table-cell office:value-type="string" calcext:value-type="string">
            <text:p>Fuera</text:p>
          </table:table-cell>
          <table:table-cell office:value-type="float" office:value="792.677075753536" calcext:value-type="float">
            <text:p>792.677075753536</text:p>
          </table:table-cell>
          <table:table-cell office:value-type="float" office:value="891.083409739859" calcext:value-type="float">
            <text:p>891.083409739859</text:p>
          </table:table-cell>
          <table:table-cell table:formula="of:=SUM([.C99:.D99])" office:value-type="float" office:value="1683.7604854934" calcext:value-type="float">
            <text:p>1683.7604854934</text:p>
          </table:table-cell>
        </table:table-row>
        <table:table-row table:style-name="ro1">
          <table:table-cell office:value-type="string" calcext:value-type="string">
            <text:p>TALCAHUANO</text:p>
          </table:table-cell>
          <table:table-cell office:value-type="string" calcext:value-type="string">
            <text:p>HUALPEN</text:p>
          </table:table-cell>
          <table:table-cell office:value-type="float" office:value="19311.0025381913" calcext:value-type="float">
            <text:p>19311.0025381913</text:p>
          </table:table-cell>
          <table:table-cell office:value-type="float" office:value="5622.47046309085" calcext:value-type="float">
            <text:p>5622.47046309085</text:p>
          </table:table-cell>
          <table:table-cell table:formula="of:=SUM([.C100:.D100])" office:value-type="float" office:value="24933.4730012821" calcext:value-type="float">
            <text:p>24933.4730012821</text:p>
          </table:table-cell>
        </table:table-row>
        <table:table-row table:style-name="ro1">
          <table:table-cell office:value-type="string" calcext:value-type="string">
            <text:p>TALCAHUANO</text:p>
          </table:table-cell>
          <table:table-cell office:value-type="string" calcext:value-type="string">
            <text:p>HUALQUI</text:p>
          </table:table-cell>
          <table:table-cell office:value-type="float" office:value="749.300392846479" calcext:value-type="float">
            <text:p>749.300392846479</text:p>
          </table:table-cell>
          <table:table-cell office:value-type="float" office:value="354.440298621166" calcext:value-type="float">
            <text:p>354.440298621166</text:p>
          </table:table-cell>
          <table:table-cell table:formula="of:=SUM([.C101:.D101])" office:value-type="float" office:value="1103.74069146764" calcext:value-type="float">
            <text:p>1103.74069146764</text:p>
          </table:table-cell>
        </table:table-row>
        <table:table-row table:style-name="ro1">
          <table:table-cell office:value-type="string" calcext:value-type="string">
            <text:p>TALCAHUANO</text:p>
          </table:table-cell>
          <table:table-cell office:value-type="string" calcext:value-type="string">
            <text:p>LOTA</text:p>
          </table:table-cell>
          <table:table-cell office:value-type="float" office:value="709.332965532199" calcext:value-type="float">
            <text:p>709.332965532199</text:p>
          </table:table-cell>
          <table:table-cell office:value-type="float" office:value="58.1820186542996" calcext:value-type="float">
            <text:p>58.1820186542996</text:p>
          </table:table-cell>
          <table:table-cell table:formula="of:=SUM([.C102:.D102])" office:value-type="float" office:value="767.514984186499" calcext:value-type="float">
            <text:p>767.514984186499</text:p>
          </table:table-cell>
        </table:table-row>
        <table:table-row table:style-name="ro1">
          <table:table-cell office:value-type="string" calcext:value-type="string">
            <text:p>TALCAHUANO</text:p>
          </table:table-cell>
          <table:table-cell office:value-type="string" calcext:value-type="string">
            <text:p>PENCO</text:p>
          </table:table-cell>
          <table:table-cell office:value-type="float" office:value="3471.29713675434" calcext:value-type="float">
            <text:p>3471.29713675434</text:p>
          </table:table-cell>
          <table:table-cell office:value-type="float" office:value="586.143376027388" calcext:value-type="float">
            <text:p>586.143376027388</text:p>
          </table:table-cell>
          <table:table-cell table:formula="of:=SUM([.C103:.D103])" office:value-type="float" office:value="4057.44051278173" calcext:value-type="float">
            <text:p>4057.44051278173</text:p>
          </table:table-cell>
        </table:table-row>
        <table:table-row table:style-name="ro1">
          <table:table-cell office:value-type="string" calcext:value-type="string">
            <text:p>TALCAHUANO</text:p>
          </table:table-cell>
          <table:table-cell office:value-type="string" calcext:value-type="string">
            <text:p>SAN PEDRO DE LA PAZ</text:p>
          </table:table-cell>
          <table:table-cell office:value-type="float" office:value="7890.99253494374" calcext:value-type="float">
            <text:p>7890.99253494374</text:p>
          </table:table-cell>
          <table:table-cell office:value-type="float" office:value="2510.9586951646" calcext:value-type="float">
            <text:p>2510.9586951646</text:p>
          </table:table-cell>
          <table:table-cell table:formula="of:=SUM([.C104:.D104])" office:value-type="float" office:value="10401.9512301083" calcext:value-type="float">
            <text:p>10401.9512301083</text:p>
          </table:table-cell>
        </table:table-row>
        <table:table-row table:style-name="ro1">
          <table:table-cell table:number-columns-repeated="2" office:value-type="string" calcext:value-type="string">
            <text:p>TALCAHUANO</text:p>
          </table:table-cell>
          <table:table-cell office:value-type="float" office:value="152728.202866507" calcext:value-type="float">
            <text:p>152728.202866507</text:p>
          </table:table-cell>
          <table:table-cell office:value-type="float" office:value="55717.5324574647" calcext:value-type="float">
            <text:p>55717.5324574647</text:p>
          </table:table-cell>
          <table:table-cell table:formula="of:=SUM([.C105:.D105])" office:value-type="float" office:value="208445.735323972" calcext:value-type="float">
            <text:p>208445.735323972</text:p>
          </table:table-cell>
        </table:table-row>
        <table:table-row table:style-name="ro1">
          <table:table-cell office:value-type="string" calcext:value-type="string">
            <text:p>TALCAHUANO</text:p>
          </table:table-cell>
          <table:table-cell office:value-type="string" calcext:value-type="string">
            <text:p>TOME</text:p>
          </table:table-cell>
          <table:table-cell office:value-type="float" office:value="1690.50543713916" calcext:value-type="float">
            <text:p>1690.50543713916</text:p>
          </table:table-cell>
          <table:table-cell office:value-type="float" office:value="57.0109786058832" calcext:value-type="float">
            <text:p>57.0109786058832</text:p>
          </table:table-cell>
          <table:table-cell table:formula="of:=SUM([.C106:.D106])" office:value-type="float" office:value="1747.51641574504" calcext:value-type="float">
            <text:p>1747.51641574504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 office:value-type="string" calcext:value-type="string">
            <text:p>CHIGUAYANTE</text:p>
          </table:table-cell>
          <table:table-cell office:value-type="float" office:value="221.176048052782" calcext:value-type="float">
            <text:p>221.176048052782</text:p>
          </table:table-cell>
          <table:table-cell office:value-type="float" office:value="83.0679624365669" calcext:value-type="float">
            <text:p>83.0679624365669</text:p>
          </table:table-cell>
          <table:table-cell table:formula="of:=SUM([.C107:.D107])" office:value-type="float" office:value="304.244010489349" calcext:value-type="float">
            <text:p>304.244010489349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 office:value-type="string" calcext:value-type="string">
            <text:p>CONCEPCION</text:p>
          </table:table-cell>
          <table:table-cell office:value-type="float" office:value="4587.73019001895" calcext:value-type="float">
            <text:p>4587.73019001895</text:p>
          </table:table-cell>
          <table:table-cell office:value-type="float" office:value="3950.78449969334" calcext:value-type="float">
            <text:p>3950.78449969334</text:p>
          </table:table-cell>
          <table:table-cell table:formula="of:=SUM([.C108:.D108])" office:value-type="float" office:value="8538.51468971229" calcext:value-type="float">
            <text:p>8538.51468971229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 office:value-type="string" calcext:value-type="string">
            <text:p>CORONEL</text:p>
          </table:table-cell>
          <table:table-cell office:value-type="float" office:value="78.9619587622824" calcext:value-type="float">
            <text:p>78.9619587622824</text:p>
          </table:table-cell>
          <table:table-cell office:value-type="float" office:value="191.021692467311" calcext:value-type="float">
            <text:p>191.021692467311</text:p>
          </table:table-cell>
          <table:table-cell table:formula="of:=SUM([.C109:.D109])" office:value-type="float" office:value="269.983651229593" calcext:value-type="float">
            <text:p>269.983651229593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 office:value-type="string" calcext:value-type="string">
            <text:p>Fuera</text:p>
          </table:table-cell>
          <table:table-cell office:value-type="float" office:value="766.956342991211" calcext:value-type="float">
            <text:p>766.956342991211</text:p>
          </table:table-cell>
          <table:table-cell office:value-type="float" office:value="498.64028044184" calcext:value-type="float">
            <text:p>498.64028044184</text:p>
          </table:table-cell>
          <table:table-cell table:formula="of:=SUM([.C110:.D110])" office:value-type="float" office:value="1265.59662343305" calcext:value-type="float">
            <text:p>1265.59662343305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 office:value-type="string" calcext:value-type="string">
            <text:p>HUALPEN</text:p>
          </table:table-cell>
          <table:table-cell office:value-type="float" office:value="221.254421451283" calcext:value-type="float">
            <text:p>221.254421451283</text:p>
          </table:table-cell>
          <table:table-cell office:value-type="float" office:value="54.7809944077048" calcext:value-type="float">
            <text:p>54.7809944077048</text:p>
          </table:table-cell>
          <table:table-cell table:formula="of:=SUM([.C111:.D111])" office:value-type="float" office:value="276.035415858988" calcext:value-type="float">
            <text:p>276.035415858988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 office:value-type="string" calcext:value-type="string">
            <text:p>LOTA</text:p>
          </table:table-cell>
          <table:table-cell office:value-type="float" office:value="25.2144898041458" calcext:value-type="float">
            <text:p>25.2144898041458</text:p>
          </table:table-cell>
          <table:table-cell office:value-type="float" office:value="52.6880386341981" calcext:value-type="float">
            <text:p>52.6880386341981</text:p>
          </table:table-cell>
          <table:table-cell table:formula="of:=SUM([.C112:.D112])" office:value-type="float" office:value="77.9025284383439" calcext:value-type="float">
            <text:p>77.9025284383439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 office:value-type="string" calcext:value-type="string">
            <text:p>PENCO</text:p>
          </table:table-cell>
          <table:table-cell office:value-type="float" office:value="809.513355409444" calcext:value-type="float">
            <text:p>809.513355409444</text:p>
          </table:table-cell>
          <table:table-cell office:value-type="float" office:value="585.557735477922" calcext:value-type="float">
            <text:p>585.557735477922</text:p>
          </table:table-cell>
          <table:table-cell table:formula="of:=SUM([.C113:.D113])" office:value-type="float" office:value="1395.07109088737" calcext:value-type="float">
            <text:p>1395.07109088737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 office:value-type="string" calcext:value-type="string">
            <text:p>SAN PEDRO DE LA PAZ</text:p>
          </table:table-cell>
          <table:table-cell office:value-type="float" office:value="174.75896415931" calcext:value-type="float">
            <text:p>174.75896415931</text:p>
          </table:table-cell>
          <table:table-cell office:value-type="float" office:value="75.3113884427269" calcext:value-type="float">
            <text:p>75.3113884427269</text:p>
          </table:table-cell>
          <table:table-cell table:formula="of:=SUM([.C114:.D114])" office:value-type="float" office:value="250.070352602037" calcext:value-type="float">
            <text:p>250.070352602037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 office:value-type="string" calcext:value-type="string">
            <text:p>TALCAHUANO</text:p>
          </table:table-cell>
          <table:table-cell office:value-type="float" office:value="558.01410965268" calcext:value-type="float">
            <text:p>558.01410965268</text:p>
          </table:table-cell>
          <table:table-cell office:value-type="float" office:value="1155.55137352011" calcext:value-type="float">
            <text:p>1155.55137352011</text:p>
          </table:table-cell>
          <table:table-cell table:formula="of:=SUM([.C115:.D115])" office:value-type="float" office:value="1713.56548317279" calcext:value-type="float">
            <text:p>1713.56548317279</text:p>
          </table:table-cell>
        </table:table-row>
        <table:table-row table:style-name="ro1">
          <table:table-cell table:number-columns-repeated="2" office:value-type="string" calcext:value-type="string">
            <text:p>TOME</text:p>
          </table:table-cell>
          <table:table-cell office:value-type="float" office:value="50948.2586308105" calcext:value-type="float">
            <text:p>50948.2586308105</text:p>
          </table:table-cell>
          <table:table-cell office:value-type="float" office:value="14446.3240302341" calcext:value-type="float">
            <text:p>14446.3240302341</text:p>
          </table:table-cell>
          <table:table-cell table:formula="of:=SUM([.C116:.D116])" office:value-type="float" office:value="65394.5826610446" calcext:value-type="float">
            <text:p>65394.5826610446</text:p>
          </table:table-cell>
        </table:table-row>
      </table:table>
      <table:table table:name="Sheet3" table:style-name="ta1">
        <table:table-column table:style-name="co2" table:number-columns-repeated="2" table:default-cell-style-name="ce1"/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CHIGUAYANTE</text:p>
          </table:table-cell>
          <table:table-cell office:value-type="string" calcext:value-type="string">
            <text:p>CONCEPCION</text:p>
          </table:table-cell>
          <table:table-cell office:value-type="string" calcext:value-type="string">
            <text:p>CORONEL</text:p>
          </table:table-cell>
          <table:table-cell office:value-type="string" calcext:value-type="string">
            <text:p>Fuera</text:p>
          </table:table-cell>
          <table:table-cell office:value-type="string" calcext:value-type="string">
            <text:p>HUALPEN</text:p>
          </table:table-cell>
          <table:table-cell office:value-type="string" calcext:value-type="string">
            <text:p>HUALQUI</text:p>
          </table:table-cell>
          <table:table-cell office:value-type="string" calcext:value-type="string">
            <text:p>LOTA</text:p>
          </table:table-cell>
          <table:table-cell office:value-type="string" calcext:value-type="string">
            <text:p>PENCO</text:p>
          </table:table-cell>
          <table:table-cell office:value-type="string" calcext:value-type="string">
            <text:p>SAN PEDRO DE LA PAZ</text:p>
          </table:table-cell>
          <table:table-cell office:value-type="string" calcext:value-type="string">
            <text:p>TALCAHUANO</text:p>
          </table:table-cell>
          <table:table-cell office:value-type="string" calcext:value-type="string">
            <text:p>TOME</text:p>
          </table:table-cell>
          <table:table-cell/>
        </table:table-row>
        <table:table-row table:style-name="ro1">
          <table:table-cell office:value-type="string" calcext:value-type="string">
            <text:p>CHIGUAYANTE</text:p>
          </table:table-cell>
          <table:table-cell office:value-type="float" office:value="80585.1138750401" calcext:value-type="float">
            <text:p>80585.1138750401</text:p>
          </table:table-cell>
          <table:table-cell office:value-type="float" office:value="35426.9341799968" calcext:value-type="float">
            <text:p>35426.9341799968</text:p>
          </table:table-cell>
          <table:table-cell office:value-type="float" office:value="1059.95604314047" calcext:value-type="float">
            <text:p>1059.95604314047</text:p>
          </table:table-cell>
          <table:table-cell/>
          <table:table-cell office:value-type="float" office:value="3323.15869008041" calcext:value-type="float">
            <text:p>3323.15869008041</text:p>
          </table:table-cell>
          <table:table-cell office:value-type="float" office:value="3521.41334200967" calcext:value-type="float">
            <text:p>3521.41334200967</text:p>
          </table:table-cell>
          <table:table-cell office:value-type="float" office:value="76.8293484273246" calcext:value-type="float">
            <text:p>76.8293484273246</text:p>
          </table:table-cell>
          <table:table-cell office:value-type="float" office:value="275.675823398946" calcext:value-type="float">
            <text:p>275.675823398946</text:p>
          </table:table-cell>
          <table:table-cell office:value-type="float" office:value="2151.75289864195" calcext:value-type="float">
            <text:p>2151.75289864195</text:p>
          </table:table-cell>
          <table:table-cell office:value-type="float" office:value="5110.07981297569" calcext:value-type="float">
            <text:p>5110.07981297569</text:p>
          </table:table-cell>
          <table:table-cell office:value-type="float" office:value="209.633126397891" calcext:value-type="float">
            <text:p>209.633126397891</text:p>
          </table:table-cell>
          <table:table-cell/>
        </table:table-row>
        <table:table-row table:style-name="ro1">
          <table:table-cell office:value-type="string" calcext:value-type="string">
            <text:p>CONCEPCION</text:p>
          </table:table-cell>
          <table:table-cell office:value-type="float" office:value="35436.8883618484" calcext:value-type="float">
            <text:p>35436.8883618484</text:p>
          </table:table-cell>
          <table:table-cell office:value-type="float" office:value="376092.958346638" calcext:value-type="float">
            <text:p>376092.958346638</text:p>
          </table:table-cell>
          <table:table-cell office:value-type="float" office:value="13864.8119812861" calcext:value-type="float">
            <text:p>13864.8119812861</text:p>
          </table:table-cell>
          <table:table-cell/>
          <table:table-cell office:value-type="float" office:value="40297.9726744688" calcext:value-type="float">
            <text:p>40297.9726744688</text:p>
          </table:table-cell>
          <table:table-cell office:value-type="float" office:value="5513.02507552469" calcext:value-type="float">
            <text:p>5513.02507552469</text:p>
          </table:table-cell>
          <table:table-cell office:value-type="float" office:value="2879.75123741869" calcext:value-type="float">
            <text:p>2879.75123741869</text:p>
          </table:table-cell>
          <table:table-cell office:value-type="float" office:value="16140.480071064" calcext:value-type="float">
            <text:p>16140.480071064</text:p>
          </table:table-cell>
          <table:table-cell office:value-type="float" office:value="53268.6398628911" calcext:value-type="float">
            <text:p>53268.6398628911</text:p>
          </table:table-cell>
          <table:table-cell office:value-type="float" office:value="51948.4254894936" calcext:value-type="float">
            <text:p>51948.4254894936</text:p>
          </table:table-cell>
          <table:table-cell office:value-type="float" office:value="8732.56930234522" calcext:value-type="float">
            <text:p>8732.56930234522</text:p>
          </table:table-cell>
          <table:table-cell/>
        </table:table-row>
        <table:table-row table:style-name="ro1">
          <table:table-cell office:value-type="string" calcext:value-type="string">
            <text:p>CORONEL</text:p>
          </table:table-cell>
          <table:table-cell office:value-type="float" office:value="821.129367418324" calcext:value-type="float">
            <text:p>821.129367418324</text:p>
          </table:table-cell>
          <table:table-cell office:value-type="float" office:value="13987.8640054141" calcext:value-type="float">
            <text:p>13987.8640054141</text:p>
          </table:table-cell>
          <table:table-cell office:value-type="float" office:value="156089.730639837" calcext:value-type="float">
            <text:p>156089.730639837</text:p>
          </table:table-cell>
          <table:table-cell/>
          <table:table-cell office:value-type="float" office:value="1027.6527113588" calcext:value-type="float">
            <text:p>1027.6527113588</text:p>
          </table:table-cell>
          <table:table-cell office:value-type="float" office:value="52.1511966327755" calcext:value-type="float">
            <text:p>52.1511966327755</text:p>
          </table:table-cell>
          <table:table-cell office:value-type="float" office:value="7625.7092674451" calcext:value-type="float">
            <text:p>7625.7092674451</text:p>
          </table:table-cell>
          <table:table-cell office:value-type="float" office:value="126.17740674825" calcext:value-type="float">
            <text:p>126.17740674825</text:p>
          </table:table-cell>
          <table:table-cell office:value-type="float" office:value="6981.09623079991" calcext:value-type="float">
            <text:p>6981.09623079991</text:p>
          </table:table-cell>
          <table:table-cell office:value-type="float" office:value="3388.46209015561" calcext:value-type="float">
            <text:p>3388.46209015561</text:p>
          </table:table-cell>
          <table:table-cell office:value-type="float" office:value="269.983651229593" calcext:value-type="float">
            <text:p>269.983651229593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UALPEN</text:p>
          </table:table-cell>
          <table:table-cell office:value-type="float" office:value="3333.62541280063" calcext:value-type="float">
            <text:p>3333.62541280063</text:p>
          </table:table-cell>
          <table:table-cell office:value-type="float" office:value="41083.6038547322" calcext:value-type="float">
            <text:p>41083.6038547322</text:p>
          </table:table-cell>
          <table:table-cell office:value-type="float" office:value="1057.94188626234" calcext:value-type="float">
            <text:p>1057.94188626234</text:p>
          </table:table-cell>
          <table:table-cell/>
          <table:table-cell office:value-type="float" office:value="78050.7645188258" calcext:value-type="float">
            <text:p>78050.7645188258</text:p>
          </table:table-cell>
          <table:table-cell office:value-type="float" office:value="397.452442816961" calcext:value-type="float">
            <text:p>397.452442816961</text:p>
          </table:table-cell>
          <table:table-cell office:value-type="float" office:value="410.115335910122" calcext:value-type="float">
            <text:p>410.115335910122</text:p>
          </table:table-cell>
          <table:table-cell office:value-type="float" office:value="1126.91658513518" calcext:value-type="float">
            <text:p>1126.91658513518</text:p>
          </table:table-cell>
          <table:table-cell office:value-type="float" office:value="4502.63751822502" calcext:value-type="float">
            <text:p>4502.63751822502</text:p>
          </table:table-cell>
          <table:table-cell office:value-type="float" office:value="25150.5126385016" calcext:value-type="float">
            <text:p>25150.5126385016</text:p>
          </table:table-cell>
          <table:table-cell office:value-type="float" office:value="276.035415858988" calcext:value-type="float">
            <text:p>276.035415858988</text:p>
          </table:table-cell>
          <table:table-cell/>
        </table:table-row>
        <table:table-row table:style-name="ro1">
          <table:table-cell office:value-type="string" calcext:value-type="string">
            <text:p>HUALQUI</text:p>
          </table:table-cell>
          <table:table-cell office:value-type="float" office:value="3382.35745602787" calcext:value-type="float">
            <text:p>3382.35745602787</text:p>
          </table:table-cell>
          <table:table-cell office:value-type="float" office:value="5592.12941515041" calcext:value-type="float">
            <text:p>5592.12941515041</text:p>
          </table:table-cell>
          <table:table-cell office:value-type="float" office:value="52.1511966327755" calcext:value-type="float">
            <text:p>52.1511966327755</text:p>
          </table:table-cell>
          <table:table-cell/>
          <table:table-cell office:value-type="float" office:value="443.317953065817" calcext:value-type="float">
            <text:p>443.317953065817</text:p>
          </table:table-cell>
          <table:table-cell office:value-type="float" office:value="23674.4351737304" calcext:value-type="float">
            <text:p>23674.4351737304</text:p>
          </table:table-cell>
          <table:table-cell office:value-type="float" office:value="0" calcext:value-type="float">
            <text:p>0</text:p>
          </table:table-cell>
          <table:table-cell office:value-type="float" office:value="85.4947302773477" calcext:value-type="float">
            <text:p>85.4947302773477</text:p>
          </table:table-cell>
          <table:table-cell office:value-type="float" office:value="374.860657821201" calcext:value-type="float">
            <text:p>374.860657821201</text:p>
          </table:table-cell>
          <table:table-cell office:value-type="float" office:value="1359.97342620618" calcext:value-type="float">
            <text:p>1359.973426206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TA</text:p>
          </table:table-cell>
          <table:table-cell office:value-type="float" office:value="76.8293484273245" calcext:value-type="float">
            <text:p>76.8293484273245</text:p>
          </table:table-cell>
          <table:table-cell office:value-type="float" office:value="3040.02041104539" calcext:value-type="float">
            <text:p>3040.02041104539</text:p>
          </table:table-cell>
          <table:table-cell office:value-type="float" office:value="8069.08615389784" calcext:value-type="float">
            <text:p>8069.08615389784</text:p>
          </table:table-cell>
          <table:table-cell/>
          <table:table-cell office:value-type="float" office:value="462.80337454432" calcext:value-type="float">
            <text:p>462.80337454432</text:p>
          </table:table-cell>
          <table:table-cell office:value-type="float" office:value="0" calcext:value-type="float">
            <text:p>0</text:p>
          </table:table-cell>
          <table:table-cell office:value-type="float" office:value="53609.8394631021" calcext:value-type="float">
            <text:p>53609.8394631021</text:p>
          </table:table-cell>
          <table:table-cell office:value-type="float" office:value="0" calcext:value-type="float">
            <text:p>0</text:p>
          </table:table-cell>
          <table:table-cell office:value-type="float" office:value="978.73735247031" calcext:value-type="float">
            <text:p>978.73735247031</text:p>
          </table:table-cell>
          <table:table-cell office:value-type="float" office:value="767.514984186498" calcext:value-type="float">
            <text:p>767.514984186498</text:p>
          </table:table-cell>
          <table:table-cell office:value-type="float" office:value="25.2144898041458" calcext:value-type="float">
            <text:p>25.2144898041458</text:p>
          </table:table-cell>
          <table:table-cell/>
        </table:table-row>
        <table:table-row table:style-name="ro1">
          <table:table-cell office:value-type="string" calcext:value-type="string">
            <text:p>PENCO</text:p>
          </table:table-cell>
          <table:table-cell office:value-type="float" office:value="241.518390128115" calcext:value-type="float">
            <text:p>241.518390128115</text:p>
          </table:table-cell>
          <table:table-cell office:value-type="float" office:value="16642.8953972706" calcext:value-type="float">
            <text:p>16642.8953972706</text:p>
          </table:table-cell>
          <table:table-cell office:value-type="float" office:value="119.135352862157" calcext:value-type="float">
            <text:p>119.135352862157</text:p>
          </table:table-cell>
          <table:table-cell/>
          <table:table-cell office:value-type="float" office:value="1004.92153050495" calcext:value-type="float">
            <text:p>1004.92153050495</text:p>
          </table:table-cell>
          <table:table-cell office:value-type="float" office:value="129.030468025925" calcext:value-type="float">
            <text:p>129.030468025925</text:p>
          </table:table-cell>
          <table:table-cell office:value-type="float" office:value="0" calcext:value-type="float">
            <text:p>0</text:p>
          </table:table-cell>
          <table:table-cell office:value-type="float" office:value="56398.7475098681" calcext:value-type="float">
            <text:p>56398.7475098681</text:p>
          </table:table-cell>
          <table:table-cell office:value-type="float" office:value="1302.81567626665" calcext:value-type="float">
            <text:p>1302.81567626665</text:p>
          </table:table-cell>
          <table:table-cell office:value-type="float" office:value="4005.15052849485" calcext:value-type="float">
            <text:p>4005.15052849485</text:p>
          </table:table-cell>
          <table:table-cell office:value-type="float" office:value="1170.11426770996" calcext:value-type="float">
            <text:p>1170.11426770996</text:p>
          </table:table-cell>
          <table:table-cell/>
        </table:table-row>
        <table:table-row table:style-name="ro1">
          <table:table-cell office:value-type="string" calcext:value-type="string">
            <text:p>SAN PEDRO DE LA PAZ</text:p>
          </table:table-cell>
          <table:table-cell office:value-type="float" office:value="2074.38277378295" calcext:value-type="float">
            <text:p>2074.38277378295</text:p>
          </table:table-cell>
          <table:table-cell office:value-type="float" office:value="54352.4707189083" calcext:value-type="float">
            <text:p>54352.4707189083</text:p>
          </table:table-cell>
          <table:table-cell office:value-type="float" office:value="6956.30758032029" calcext:value-type="float">
            <text:p>6956.30758032029</text:p>
          </table:table-cell>
          <table:table-cell/>
          <table:table-cell office:value-type="float" office:value="4199.38764723143" calcext:value-type="float">
            <text:p>4199.38764723143</text:p>
          </table:table-cell>
          <table:table-cell office:value-type="float" office:value="328.589665538027" calcext:value-type="float">
            <text:p>328.589665538027</text:p>
          </table:table-cell>
          <table:table-cell office:value-type="float" office:value="989.963926074291" calcext:value-type="float">
            <text:p>989.963926074291</text:p>
          </table:table-cell>
          <table:table-cell office:value-type="float" office:value="1299.96898256397" calcext:value-type="float">
            <text:p>1299.96898256397</text:p>
          </table:table-cell>
          <table:table-cell office:value-type="float" office:value="116538.603040191" calcext:value-type="float">
            <text:p>116538.603040191</text:p>
          </table:table-cell>
          <table:table-cell office:value-type="float" office:value="10418.6548461809" calcext:value-type="float">
            <text:p>10418.6548461809</text:p>
          </table:table-cell>
          <table:table-cell office:value-type="float" office:value="202.392397613878" calcext:value-type="float">
            <text:p>202.392397613878</text:p>
          </table:table-cell>
          <table:table-cell/>
        </table:table-row>
        <table:table-row table:style-name="ro1">
          <table:table-cell office:value-type="string" calcext:value-type="string">
            <text:p>TALCAHUANO</text:p>
          </table:table-cell>
          <table:table-cell office:value-type="float" office:value="5368.81937163454" calcext:value-type="float">
            <text:p>5368.81937163454</text:p>
          </table:table-cell>
          <table:table-cell office:value-type="float" office:value="50961.589524792" calcext:value-type="float">
            <text:p>50961.589524792</text:p>
          </table:table-cell>
          <table:table-cell office:value-type="float" office:value="3509.5233883128" calcext:value-type="float">
            <text:p>3509.5233883128</text:p>
          </table:table-cell>
          <table:table-cell/>
          <table:table-cell office:value-type="float" office:value="24933.4730012821" calcext:value-type="float">
            <text:p>24933.4730012821</text:p>
          </table:table-cell>
          <table:table-cell office:value-type="float" office:value="1103.74069146764" calcext:value-type="float">
            <text:p>1103.74069146764</text:p>
          </table:table-cell>
          <table:table-cell office:value-type="float" office:value="767.514984186499" calcext:value-type="float">
            <text:p>767.514984186499</text:p>
          </table:table-cell>
          <table:table-cell office:value-type="float" office:value="4057.44051278173" calcext:value-type="float">
            <text:p>4057.44051278173</text:p>
          </table:table-cell>
          <table:table-cell office:value-type="float" office:value="10401.9512301083" calcext:value-type="float">
            <text:p>10401.9512301083</text:p>
          </table:table-cell>
          <table:table-cell office:value-type="float" office:value="208445.735323972" calcext:value-type="float">
            <text:p>208445.735323972</text:p>
          </table:table-cell>
          <table:table-cell office:value-type="float" office:value="1747.51641574504" calcext:value-type="float">
            <text:p>1747.51641574504</text:p>
          </table:table-cell>
          <table:table-cell/>
        </table:table-row>
        <table:table-row table:style-name="ro1">
          <table:table-cell office:value-type="string" calcext:value-type="string">
            <text:p>TOME</text:p>
          </table:table-cell>
          <table:table-cell office:value-type="float" office:value="304.244010489349" calcext:value-type="float">
            <text:p>304.244010489349</text:p>
          </table:table-cell>
          <table:table-cell office:value-type="float" office:value="8538.51468971229" calcext:value-type="float">
            <text:p>8538.51468971229</text:p>
          </table:table-cell>
          <table:table-cell office:value-type="float" office:value="269.983651229593" calcext:value-type="float">
            <text:p>269.983651229593</text:p>
          </table:table-cell>
          <table:table-cell/>
          <table:table-cell office:value-type="float" office:value="276.035415858988" calcext:value-type="float">
            <text:p>276.035415858988</text:p>
          </table:table-cell>
          <table:table-cell office:value-type="float" office:value="0" calcext:value-type="float">
            <text:p>0</text:p>
          </table:table-cell>
          <table:table-cell office:value-type="float" office:value="77.9025284383439" calcext:value-type="float">
            <text:p>77.9025284383439</text:p>
          </table:table-cell>
          <table:table-cell office:value-type="float" office:value="1395.07109088737" calcext:value-type="float">
            <text:p>1395.07109088737</text:p>
          </table:table-cell>
          <table:table-cell office:value-type="float" office:value="250.070352602037" calcext:value-type="float">
            <text:p>250.070352602037</text:p>
          </table:table-cell>
          <table:table-cell office:value-type="float" office:value="1713.56548317279" calcext:value-type="float">
            <text:p>1713.56548317279</text:p>
          </table:table-cell>
          <table:table-cell office:value-type="float" office:value="65394.5826610446" calcext:value-type="float">
            <text:p>65394.5826610446</text:p>
          </table:table-cell>
          <table:table-cell/>
        </table:table-row>
        <table:table-row table:style-name="ro1">
          <table:table-cell office:value-type="string" calcext:value-type="string">
            <text:p>CHIGUAYANTE</text:p>
          </table:table-cell>
          <table:table-cell table:style-name="Default"/>
          <table:table-cell office:value-type="float" office:value="35436.8883618484" calcext:value-type="float">
            <text:p>35436.8883618484</text:p>
          </table:table-cell>
          <table:table-cell office:value-type="float" office:value="821.129367418324" calcext:value-type="float">
            <text:p>821.129367418324</text:p>
          </table:table-cell>
          <table:table-cell/>
          <table:table-cell office:value-type="float" office:value="3333.62541280063" calcext:value-type="float">
            <text:p>3333.62541280063</text:p>
          </table:table-cell>
          <table:table-cell office:value-type="float" office:value="3382.35745602787" calcext:value-type="float">
            <text:p>3382.35745602787</text:p>
          </table:table-cell>
          <table:table-cell office:value-type="float" office:value="76.8293484273245" calcext:value-type="float">
            <text:p>76.8293484273245</text:p>
          </table:table-cell>
          <table:table-cell office:value-type="float" office:value="241.518390128115" calcext:value-type="float">
            <text:p>241.518390128115</text:p>
          </table:table-cell>
          <table:table-cell office:value-type="float" office:value="2074.38277378295" calcext:value-type="float">
            <text:p>2074.38277378295</text:p>
          </table:table-cell>
          <table:table-cell office:value-type="float" office:value="5368.81937163454" calcext:value-type="float">
            <text:p>5368.81937163454</text:p>
          </table:table-cell>
          <table:table-cell office:value-type="float" office:value="304.244010489349" calcext:value-type="float">
            <text:p>304.244010489349</text:p>
          </table:table-cell>
          <table:table-cell/>
        </table:table-row>
        <table:table-row table:style-name="ro1">
          <table:table-cell office:value-type="string" calcext:value-type="string">
            <text:p>CONCEPCION</text:p>
          </table:table-cell>
          <table:table-cell table:style-name="Default" office:value-type="float" office:value="35426.9341799968" calcext:value-type="float">
            <text:p>35426.9341799968</text:p>
          </table:table-cell>
          <table:table-cell/>
          <table:table-cell office:value-type="float" office:value="13987.8640054141" calcext:value-type="float">
            <text:p>13987.8640054141</text:p>
          </table:table-cell>
          <table:table-cell/>
          <table:table-cell office:value-type="float" office:value="41083.6038547322" calcext:value-type="float">
            <text:p>41083.6038547322</text:p>
          </table:table-cell>
          <table:table-cell office:value-type="float" office:value="5592.12941515041" calcext:value-type="float">
            <text:p>5592.12941515041</text:p>
          </table:table-cell>
          <table:table-cell office:value-type="float" office:value="3040.02041104539" calcext:value-type="float">
            <text:p>3040.02041104539</text:p>
          </table:table-cell>
          <table:table-cell office:value-type="float" office:value="16642.8953972706" calcext:value-type="float">
            <text:p>16642.8953972706</text:p>
          </table:table-cell>
          <table:table-cell office:value-type="float" office:value="54352.4707189083" calcext:value-type="float">
            <text:p>54352.4707189083</text:p>
          </table:table-cell>
          <table:table-cell office:value-type="float" office:value="50961.589524792" calcext:value-type="float">
            <text:p>50961.589524792</text:p>
          </table:table-cell>
          <table:table-cell office:value-type="float" office:value="8538.51468971229" calcext:value-type="float">
            <text:p>8538.51468971229</text:p>
          </table:table-cell>
          <table:table-cell/>
        </table:table-row>
        <table:table-row table:style-name="ro1">
          <table:table-cell office:value-type="string" calcext:value-type="string">
            <text:p>CORONEL</text:p>
          </table:table-cell>
          <table:table-cell table:style-name="Default" office:value-type="float" office:value="1059.95604314047" calcext:value-type="float">
            <text:p>1059.95604314047</text:p>
          </table:table-cell>
          <table:table-cell office:value-type="float" office:value="13864.8119812861" calcext:value-type="float">
            <text:p>13864.8119812861</text:p>
          </table:table-cell>
          <table:table-cell table:number-columns-repeated="2"/>
          <table:table-cell office:value-type="float" office:value="1057.94188626234" calcext:value-type="float">
            <text:p>1057.94188626234</text:p>
          </table:table-cell>
          <table:table-cell office:value-type="float" office:value="52.1511966327755" calcext:value-type="float">
            <text:p>52.1511966327755</text:p>
          </table:table-cell>
          <table:table-cell office:value-type="float" office:value="8069.08615389784" calcext:value-type="float">
            <text:p>8069.08615389784</text:p>
          </table:table-cell>
          <table:table-cell office:value-type="float" office:value="119.135352862157" calcext:value-type="float">
            <text:p>119.135352862157</text:p>
          </table:table-cell>
          <table:table-cell office:value-type="float" office:value="6956.30758032029" calcext:value-type="float">
            <text:p>6956.30758032029</text:p>
          </table:table-cell>
          <table:table-cell office:value-type="float" office:value="3509.5233883128" calcext:value-type="float">
            <text:p>3509.5233883128</text:p>
          </table:table-cell>
          <table:table-cell office:value-type="float" office:value="269.983651229593" calcext:value-type="float">
            <text:p>269.983651229593</text:p>
          </table:table-cell>
          <table:table-cell/>
        </table:table-row>
        <table:table-row table:style-name="ro1">
          <table:table-cell office:value-type="string" calcext:value-type="string">
            <text:p>Fuera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HUALPEN</text:p>
          </table:table-cell>
          <table:table-cell table:style-name="Default" office:value-type="float" office:value="3323.15869008041" calcext:value-type="float">
            <text:p>3323.15869008041</text:p>
          </table:table-cell>
          <table:table-cell office:value-type="float" office:value="40297.9726744688" calcext:value-type="float">
            <text:p>40297.9726744688</text:p>
          </table:table-cell>
          <table:table-cell office:value-type="float" office:value="1027.6527113588" calcext:value-type="float">
            <text:p>1027.6527113588</text:p>
          </table:table-cell>
          <table:table-cell table:number-columns-repeated="2"/>
          <table:table-cell office:value-type="float" office:value="443.317953065817" calcext:value-type="float">
            <text:p>443.317953065817</text:p>
          </table:table-cell>
          <table:table-cell office:value-type="float" office:value="462.80337454432" calcext:value-type="float">
            <text:p>462.80337454432</text:p>
          </table:table-cell>
          <table:table-cell office:value-type="float" office:value="1004.92153050495" calcext:value-type="float">
            <text:p>1004.92153050495</text:p>
          </table:table-cell>
          <table:table-cell office:value-type="float" office:value="4199.38764723143" calcext:value-type="float">
            <text:p>4199.38764723143</text:p>
          </table:table-cell>
          <table:table-cell office:value-type="float" office:value="24933.4730012821" calcext:value-type="float">
            <text:p>24933.4730012821</text:p>
          </table:table-cell>
          <table:table-cell office:value-type="float" office:value="276.035415858988" calcext:value-type="float">
            <text:p>276.035415858988</text:p>
          </table:table-cell>
          <table:table-cell/>
        </table:table-row>
        <table:table-row table:style-name="ro1">
          <table:table-cell office:value-type="string" calcext:value-type="string">
            <text:p>HUALQUI</text:p>
          </table:table-cell>
          <table:table-cell table:style-name="Default" office:value-type="float" office:value="3521.41334200967" calcext:value-type="float">
            <text:p>3521.41334200967</text:p>
          </table:table-cell>
          <table:table-cell office:value-type="float" office:value="5513.02507552469" calcext:value-type="float">
            <text:p>5513.02507552469</text:p>
          </table:table-cell>
          <table:table-cell office:value-type="float" office:value="52.1511966327755" calcext:value-type="float">
            <text:p>52.1511966327755</text:p>
          </table:table-cell>
          <table:table-cell/>
          <table:table-cell office:value-type="float" office:value="397.452442816961" calcext:value-type="float">
            <text:p>397.4524428169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9.030468025925" calcext:value-type="float">
            <text:p>129.030468025925</text:p>
          </table:table-cell>
          <table:table-cell office:value-type="float" office:value="328.589665538027" calcext:value-type="float">
            <text:p>328.589665538027</text:p>
          </table:table-cell>
          <table:table-cell office:value-type="float" office:value="1103.74069146764" calcext:value-type="float">
            <text:p>1103.740691467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TA</text:p>
          </table:table-cell>
          <table:table-cell table:style-name="Default" office:value-type="float" office:value="76.8293484273246" calcext:value-type="float">
            <text:p>76.8293484273246</text:p>
          </table:table-cell>
          <table:table-cell office:value-type="float" office:value="2879.75123741869" calcext:value-type="float">
            <text:p>2879.75123741869</text:p>
          </table:table-cell>
          <table:table-cell office:value-type="float" office:value="7625.7092674451" calcext:value-type="float">
            <text:p>7625.7092674451</text:p>
          </table:table-cell>
          <table:table-cell/>
          <table:table-cell office:value-type="float" office:value="410.115335910122" calcext:value-type="float">
            <text:p>410.1153359101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89.963926074291" calcext:value-type="float">
            <text:p>989.963926074291</text:p>
          </table:table-cell>
          <table:table-cell office:value-type="float" office:value="767.514984186499" calcext:value-type="float">
            <text:p>767.514984186499</text:p>
          </table:table-cell>
          <table:table-cell office:value-type="float" office:value="77.9025284383439" calcext:value-type="float">
            <text:p>77.9025284383439</text:p>
          </table:table-cell>
          <table:table-cell/>
        </table:table-row>
        <table:table-row table:style-name="ro1">
          <table:table-cell office:value-type="string" calcext:value-type="string">
            <text:p>PENCO</text:p>
          </table:table-cell>
          <table:table-cell table:style-name="Default" office:value-type="float" office:value="275.675823398946" calcext:value-type="float">
            <text:p>275.675823398946</text:p>
          </table:table-cell>
          <table:table-cell office:value-type="float" office:value="16140.480071064" calcext:value-type="float">
            <text:p>16140.480071064</text:p>
          </table:table-cell>
          <table:table-cell office:value-type="float" office:value="126.17740674825" calcext:value-type="float">
            <text:p>126.17740674825</text:p>
          </table:table-cell>
          <table:table-cell/>
          <table:table-cell office:value-type="float" office:value="1126.91658513518" calcext:value-type="float">
            <text:p>1126.91658513518</text:p>
          </table:table-cell>
          <table:table-cell office:value-type="float" office:value="85.4947302773477" calcext:value-type="float">
            <text:p>85.49473027734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99.96898256397" calcext:value-type="float">
            <text:p>1299.96898256397</text:p>
          </table:table-cell>
          <table:table-cell office:value-type="float" office:value="4057.44051278173" calcext:value-type="float">
            <text:p>4057.44051278173</text:p>
          </table:table-cell>
          <table:table-cell office:value-type="float" office:value="1395.07109088737" calcext:value-type="float">
            <text:p>1395.07109088737</text:p>
          </table:table-cell>
          <table:table-cell/>
        </table:table-row>
        <table:table-row table:style-name="ro1">
          <table:table-cell office:value-type="string" calcext:value-type="string">
            <text:p>SAN PEDRO DE LA PAZ</text:p>
          </table:table-cell>
          <table:table-cell table:style-name="Default" office:value-type="float" office:value="2151.75289864195" calcext:value-type="float">
            <text:p>2151.75289864195</text:p>
          </table:table-cell>
          <table:table-cell office:value-type="float" office:value="53268.6398628911" calcext:value-type="float">
            <text:p>53268.6398628911</text:p>
          </table:table-cell>
          <table:table-cell office:value-type="float" office:value="6981.09623079991" calcext:value-type="float">
            <text:p>6981.09623079991</text:p>
          </table:table-cell>
          <table:table-cell/>
          <table:table-cell office:value-type="float" office:value="4502.63751822502" calcext:value-type="float">
            <text:p>4502.63751822502</text:p>
          </table:table-cell>
          <table:table-cell office:value-type="float" office:value="374.860657821201" calcext:value-type="float">
            <text:p>374.860657821201</text:p>
          </table:table-cell>
          <table:table-cell office:value-type="float" office:value="978.73735247031" calcext:value-type="float">
            <text:p>978.73735247031</text:p>
          </table:table-cell>
          <table:table-cell office:value-type="float" office:value="1302.81567626665" calcext:value-type="float">
            <text:p>1302.81567626665</text:p>
          </table:table-cell>
          <table:table-cell/>
          <table:table-cell office:value-type="float" office:value="10401.9512301083" calcext:value-type="float">
            <text:p>10401.9512301083</text:p>
          </table:table-cell>
          <table:table-cell office:value-type="float" office:value="250.070352602037" calcext:value-type="float">
            <text:p>250.070352602037</text:p>
          </table:table-cell>
          <table:table-cell/>
        </table:table-row>
        <table:table-row table:style-name="ro1">
          <table:table-cell office:value-type="string" calcext:value-type="string">
            <text:p>TALCAHUANO</text:p>
          </table:table-cell>
          <table:table-cell table:style-name="Default" office:value-type="float" office:value="5110.07981297569" calcext:value-type="float">
            <text:p>5110.07981297569</text:p>
          </table:table-cell>
          <table:table-cell office:value-type="float" office:value="51948.4254894936" calcext:value-type="float">
            <text:p>51948.4254894936</text:p>
          </table:table-cell>
          <table:table-cell office:value-type="float" office:value="3388.46209015561" calcext:value-type="float">
            <text:p>3388.46209015561</text:p>
          </table:table-cell>
          <table:table-cell/>
          <table:table-cell office:value-type="float" office:value="25150.5126385016" calcext:value-type="float">
            <text:p>25150.5126385016</text:p>
          </table:table-cell>
          <table:table-cell office:value-type="float" office:value="1359.97342620618" calcext:value-type="float">
            <text:p>1359.97342620618</text:p>
          </table:table-cell>
          <table:table-cell office:value-type="float" office:value="767.514984186498" calcext:value-type="float">
            <text:p>767.514984186498</text:p>
          </table:table-cell>
          <table:table-cell office:value-type="float" office:value="4005.15052849485" calcext:value-type="float">
            <text:p>4005.15052849485</text:p>
          </table:table-cell>
          <table:table-cell office:value-type="float" office:value="10418.6548461809" calcext:value-type="float">
            <text:p>10418.6548461809</text:p>
          </table:table-cell>
          <table:table-cell/>
          <table:table-cell office:value-type="float" office:value="1713.56548317279" calcext:value-type="float">
            <text:p>1713.56548317279</text:p>
          </table:table-cell>
          <table:table-cell/>
        </table:table-row>
        <table:table-row table:style-name="ro1">
          <table:table-cell office:value-type="string" calcext:value-type="string">
            <text:p>TOME</text:p>
          </table:table-cell>
          <table:table-cell table:style-name="Default" office:value-type="float" office:value="209.633126397891" calcext:value-type="float">
            <text:p>209.633126397891</text:p>
          </table:table-cell>
          <table:table-cell office:value-type="float" office:value="8732.56930234522" calcext:value-type="float">
            <text:p>8732.56930234522</text:p>
          </table:table-cell>
          <table:table-cell office:value-type="float" office:value="269.983651229593" calcext:value-type="float">
            <text:p>269.983651229593</text:p>
          </table:table-cell>
          <table:table-cell/>
          <table:table-cell office:value-type="float" office:value="276.035415858988" calcext:value-type="float">
            <text:p>276.035415858988</text:p>
          </table:table-cell>
          <table:table-cell office:value-type="float" office:value="0" calcext:value-type="float">
            <text:p>0</text:p>
          </table:table-cell>
          <table:table-cell office:value-type="float" office:value="25.2144898041458" calcext:value-type="float">
            <text:p>25.2144898041458</text:p>
          </table:table-cell>
          <table:table-cell office:value-type="float" office:value="1170.11426770996" calcext:value-type="float">
            <text:p>1170.11426770996</text:p>
          </table:table-cell>
          <table:table-cell office:value-type="float" office:value="202.392397613878" calcext:value-type="float">
            <text:p>202.392397613878</text:p>
          </table:table-cell>
          <table:table-cell office:value-type="float" office:value="1747.51641574504" calcext:value-type="float">
            <text:p>1747.51641574504</text:p>
          </table:table-cell>
          <table:table-cell table:number-columns-repeated="2"/>
        </table:table-row>
        <table:table-row table:style-name="ro1">
          <table:table-cell/>
          <table:table-cell table:formula="of:=SUM([.B2:.B23])/[.B27]" office:value-type="float" office:value="2.12688614620618" calcext:value-type="float">
            <text:p>2.12688614620618</text:p>
          </table:table-cell>
          <table:table-cell table:formula="of:=SUM([.C2:.C23])/[.C27]" office:value-type="float" office:value="3.72942088346588" calcext:value-type="float">
            <text:p>3.72942088346588</text:p>
          </table:table-cell>
          <table:table-cell table:style-name="ce1" table:formula="of:=SUM([.D2:.D23])/[.D27]" office:value-type="float" office:value="1.9381126576266" calcext:value-type="float">
            <text:p>1.9381126576266</text:p>
          </table:table-cell>
          <table:table-cell table:style-name="ce1" table:formula="of:=SUM([.E2:.E23])/[.E27]" office:value-type="float" office:value="0" calcext:value-type="float">
            <text:p>0</text:p>
          </table:table-cell>
          <table:table-cell table:style-name="ce1" table:formula="of:=SUM([.F2:.F23])/[.F27]" office:value-type="float" office:value="2.52098469710552" calcext:value-type="float">
            <text:p>2.52098469710552</text:p>
          </table:table-cell>
          <table:table-cell table:style-name="ce1" table:formula="of:=SUM([.G2:.G23])/[.G27]" office:value-type="float" office:value="1.89085287021443" calcext:value-type="float">
            <text:p>1.89085287021443</text:p>
          </table:table-cell>
          <table:table-cell table:style-name="ce1" table:formula="of:=SUM([.H2:.H23])/[.H27]" office:value-type="float" office:value="1.83433633181069" calcext:value-type="float">
            <text:p>1.83433633181069</text:p>
          </table:table-cell>
          <table:table-cell table:style-name="ce1" table:formula="of:=SUM([.I2:.I23])/[.I27]" office:value-type="float" office:value="2.22774409027357" calcext:value-type="float">
            <text:p>2.22774409027357</text:p>
          </table:table-cell>
          <table:table-cell table:style-name="ce1" table:formula="of:=SUM([.J2:.J23])/[.J27]" office:value-type="float" office:value="2.10589101843767" calcext:value-type="float">
            <text:p>2.10589101843767</text:p>
          </table:table-cell>
          <table:table-cell table:style-name="ce1" table:formula="of:=SUM([.K2:.K23])/[.K27]" office:value-type="float" office:value="2.73583116688512" calcext:value-type="float">
            <text:p>2.73583116688512</text:p>
          </table:table-cell>
          <table:table-cell table:style-name="ce1" table:formula="of:=SUM([.L2:.L23])/[.L27]" office:value-type="float" office:value="1.65350396662432" calcext:value-type="float">
            <text:p>1.65350396662432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BLACION</text:p>
          </table:table-cell>
          <table:table-cell table:style-name="Default" office:value-type="string" calcext:value-type="string">
            <text:p>CHIGUAYANTE</text:p>
          </table:table-cell>
          <table:table-cell office:value-type="string" calcext:value-type="string">
            <text:p>CONCEPCION</text:p>
          </table:table-cell>
          <table:table-cell office:value-type="string" calcext:value-type="string">
            <text:p>CORONEL</text:p>
          </table:table-cell>
          <table:table-cell office:value-type="string" calcext:value-type="string">
            <text:p>Fuera</text:p>
          </table:table-cell>
          <table:table-cell office:value-type="string" calcext:value-type="string">
            <text:p>HUALPEN</text:p>
          </table:table-cell>
          <table:table-cell office:value-type="string" calcext:value-type="string">
            <text:p>HUALQUI</text:p>
          </table:table-cell>
          <table:table-cell office:value-type="string" calcext:value-type="string">
            <text:p>LOTA</text:p>
          </table:table-cell>
          <table:table-cell office:value-type="string" calcext:value-type="string">
            <text:p>PENCO</text:p>
          </table:table-cell>
          <table:table-cell office:value-type="string" calcext:value-type="string">
            <text:p>SAN PEDRO DE LA PAZ</text:p>
          </table:table-cell>
          <table:table-cell office:value-type="string" calcext:value-type="string">
            <text:p>TALCAHUANO</text:p>
          </table:table-cell>
          <table:table-cell office:value-type="string" calcext:value-type="string">
            <text:p>TOME</text:p>
          </table:table-cell>
          <table:table-cell/>
        </table:table-row>
        <table:table-row table:style-name="ro1">
          <table:table-cell table:style-name="Default"/>
          <table:table-cell table:style-name="Default" office:value-type="float" office:value="85938" calcext:value-type="float">
            <text:p>85938</text:p>
          </table:table-cell>
          <table:table-cell office:value-type="float" office:value="223574" calcext:value-type="float">
            <text:p>223574</text:p>
          </table:table-cell>
          <table:table-cell office:value-type="float" office:value="116262" calcext:value-type="float">
            <text:p>116262</text:p>
          </table:table-cell>
          <table:table-cell office:value-type="float" office:value="692411" calcext:value-type="float">
            <text:p>692411</text:p>
          </table:table-cell>
          <table:table-cell office:value-type="float" office:value="91773" calcext:value-type="float">
            <text:p>91773</text:p>
          </table:table-cell>
          <table:table-cell office:value-type="float" office:value="24333" calcext:value-type="float">
            <text:p>24333</text:p>
          </table:table-cell>
          <table:table-cell office:value-type="float" office:value="43535" calcext:value-type="float">
            <text:p>43535</text:p>
          </table:table-cell>
          <table:table-cell office:value-type="float" office:value="47367" calcext:value-type="float">
            <text:p>47367</text:p>
          </table:table-cell>
          <table:table-cell office:value-type="float" office:value="131808" calcext:value-type="float">
            <text:p>131808</text:p>
          </table:table-cell>
          <table:table-cell office:value-type="float" office:value="151749" calcext:value-type="float">
            <text:p>151749</text:p>
          </table:table-cell>
          <table:table-cell office:value-type="float" office:value="54946" calcext:value-type="float">
            <text:p>54946</text:p>
          </table:table-cell>
          <table:table-cell/>
        </table:table-row>
        <table:table-row table:style-name="ro1" table:number-rows-repeated="2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/>
          <table:table-cell table:style-name="Default" table:formula="of:=[.B2]/[.B$27]" office:value-type="float" office:value="0.937712232947475" calcext:value-type="float">
            <text:p>0.937712232947475</text:p>
          </table:table-cell>
          <table:table-cell table:style-name="Default" table:formula="of:=[.C2]/[.C$27]" office:value-type="float" office:value="0.158457308005389" calcext:value-type="float">
            <text:p>0.158457308005389</text:p>
          </table:table-cell>
          <table:table-cell table:formula="of:=[.D2]/[.D$27]" office:value-type="float" office:value="0.00911696034078607" calcext:value-type="float">
            <text:p>0.009116960340786</text:p>
          </table:table-cell>
          <table:table-cell table:formula="of:=[.E2]/[.E$27]" office:value-type="float" office:value="0" calcext:value-type="float">
            <text:p>0</text:p>
          </table:table-cell>
          <table:table-cell table:formula="of:=[.F2]/[.F$27]" office:value-type="float" office:value="0.0362106359177581" calcext:value-type="float">
            <text:p>0.036210635917758</text:p>
          </table:table-cell>
          <table:table-cell table:formula="of:=[.G2]/[.G$27]" office:value-type="float" office:value="0.144717599227784" calcext:value-type="float">
            <text:p>0.144717599227784</text:p>
          </table:table-cell>
          <table:table-cell table:formula="of:=[.H2]/[.H$27]" office:value-type="float" office:value="0.00176477198638623" calcext:value-type="float">
            <text:p>0.001764771986386</text:p>
          </table:table-cell>
          <table:table-cell table:formula="of:=[.I2]/[.I$27]" office:value-type="float" office:value="0.00581999753834835" calcext:value-type="float">
            <text:p>0.005819997538348</text:p>
          </table:table-cell>
          <table:table-cell table:formula="of:=[.J2]/[.J$27]" office:value-type="float" office:value="0.0163249036374268" calcext:value-type="float">
            <text:p>0.016324903637427</text:p>
          </table:table-cell>
          <table:table-cell table:formula="of:=[.K2]/[.K$27]" office:value-type="float" office:value="0.0336745534598296" calcext:value-type="float">
            <text:p>0.03367455345983</text:p>
          </table:table-cell>
          <table:table-cell table:formula="of:=[.L2]/[.L$27]" office:value-type="float" office:value="0.00381525727801644" calcext:value-type="float">
            <text:p>0.003815257278016</text:p>
          </table:table-cell>
          <table:table-cell table:formula="of:=[.M2]/[.M$27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table:formula="of:=[.B3]/[.B$27]" office:value-type="float" office:value="0.412354119968447" calcext:value-type="float">
            <text:p>0.412354119968447</text:p>
          </table:table-cell>
          <table:table-cell table:style-name="Default" table:formula="of:=[.C3]/[.C$27]" office:value-type="float" office:value="1.68218557769078" calcext:value-type="float">
            <text:p>1.68218557769078</text:p>
          </table:table-cell>
          <table:table-cell table:formula="of:=[.D3]/[.D$27]" office:value-type="float" office:value="0.119254889656862" calcext:value-type="float">
            <text:p>0.119254889656862</text:p>
          </table:table-cell>
          <table:table-cell table:formula="of:=[.E3]/[.E$27]" office:value-type="float" office:value="0" calcext:value-type="float">
            <text:p>0</text:p>
          </table:table-cell>
          <table:table-cell table:formula="of:=[.F3]/[.F$27]" office:value-type="float" office:value="0.43910488569044" calcext:value-type="float">
            <text:p>0.43910488569044</text:p>
          </table:table-cell>
          <table:table-cell table:formula="of:=[.G3]/[.G$27]" office:value-type="float" office:value="0.226565777977425" calcext:value-type="float">
            <text:p>0.226565777977425</text:p>
          </table:table-cell>
          <table:table-cell table:formula="of:=[.H3]/[.H$27]" office:value-type="float" office:value="0.0661479553788605" calcext:value-type="float">
            <text:p>0.066147955378861</text:p>
          </table:table-cell>
          <table:table-cell table:formula="of:=[.I3]/[.I$27]" office:value-type="float" office:value="0.340753690777629" calcext:value-type="float">
            <text:p>0.340753690777629</text:p>
          </table:table-cell>
          <table:table-cell table:formula="of:=[.J3]/[.J$27]" office:value-type="float" office:value="0.404138139285105" calcext:value-type="float">
            <text:p>0.404138139285105</text:p>
          </table:table-cell>
          <table:table-cell table:formula="of:=[.K3]/[.K$27]" office:value-type="float" office:value="0.342331254172967" calcext:value-type="float">
            <text:p>0.342331254172967</text:p>
          </table:table-cell>
          <table:table-cell table:formula="of:=[.L3]/[.L$27]" office:value-type="float" office:value="0.158930027706207" calcext:value-type="float">
            <text:p>0.158930027706207</text:p>
          </table:table-cell>
          <table:table-cell table:formula="of:=[.M3]/[.M$27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table:formula="of:=[.B4]/[.B$27]" office:value-type="float" office:value="0.00955490431960627" calcext:value-type="float">
            <text:p>0.009554904319606</text:p>
          </table:table-cell>
          <table:table-cell table:style-name="Default" table:formula="of:=[.C4]/[.C$27]" office:value-type="float" office:value="0.0625648063075943" calcext:value-type="float">
            <text:p>0.062564806307594</text:p>
          </table:table-cell>
          <table:table-cell table:formula="of:=[.D4]/[.D$27]" office:value-type="float" office:value="1.34256877259841" calcext:value-type="float">
            <text:p>1.34256877259841</text:p>
          </table:table-cell>
          <table:table-cell table:formula="of:=[.E4]/[.E$27]" office:value-type="float" office:value="0" calcext:value-type="float">
            <text:p>0</text:p>
          </table:table-cell>
          <table:table-cell table:formula="of:=[.F4]/[.F$27]" office:value-type="float" office:value="0.0111977674409554" calcext:value-type="float">
            <text:p>0.011197767440956</text:p>
          </table:table-cell>
          <table:table-cell table:formula="of:=[.G4]/[.G$27]" office:value-type="float" office:value="0.00214322922092531" calcext:value-type="float">
            <text:p>0.002143229220925</text:p>
          </table:table-cell>
          <table:table-cell table:formula="of:=[.H4]/[.H$27]" office:value-type="float" office:value="0.175162725794076" calcext:value-type="float">
            <text:p>0.175162725794076</text:p>
          </table:table-cell>
          <table:table-cell table:formula="of:=[.I4]/[.I$27]" office:value-type="float" office:value="0.00266382516832921" calcext:value-type="float">
            <text:p>0.002663825168329</text:p>
          </table:table-cell>
          <table:table-cell table:formula="of:=[.J4]/[.J$27]" office:value-type="float" office:value="0.0529641313941484" calcext:value-type="float">
            <text:p>0.052964131394148</text:p>
          </table:table-cell>
          <table:table-cell table:formula="of:=[.K4]/[.K$27]" office:value-type="float" office:value="0.0223293866197181" calcext:value-type="float">
            <text:p>0.022329386619718</text:p>
          </table:table-cell>
          <table:table-cell table:formula="of:=[.L4]/[.L$27]" office:value-type="float" office:value="0.00491361793815006" calcext:value-type="float">
            <text:p>0.00491361793815</text:p>
          </table:table-cell>
          <table:table-cell table:formula="of:=[.M4]/[.M$27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table:formula="of:=[.B5]/[.B$27]" office:value-type="float" office:value="0" calcext:value-type="float">
            <text:p>0</text:p>
          </table:table-cell>
          <table:table-cell table:style-name="Default" table:formula="of:=[.C5]/[.C$27]" office:value-type="float" office:value="0" calcext:value-type="float">
            <text:p>0</text:p>
          </table:table-cell>
          <table:table-cell table:formula="of:=[.D5]/[.D$27]" office:value-type="float" office:value="0" calcext:value-type="float">
            <text:p>0</text:p>
          </table:table-cell>
          <table:table-cell table:formula="of:=[.E5]/[.E$27]" office:value-type="float" office:value="0" calcext:value-type="float">
            <text:p>0</text:p>
          </table:table-cell>
          <table:table-cell table:formula="of:=[.F5]/[.F$27]" office:value-type="float" office:value="0" calcext:value-type="float">
            <text:p>0</text:p>
          </table:table-cell>
          <table:table-cell table:formula="of:=[.G5]/[.G$27]" office:value-type="float" office:value="0" calcext:value-type="float">
            <text:p>0</text:p>
          </table:table-cell>
          <table:table-cell table:formula="of:=[.H5]/[.H$27]" office:value-type="float" office:value="0" calcext:value-type="float">
            <text:p>0</text:p>
          </table:table-cell>
          <table:table-cell table:formula="of:=[.I5]/[.I$27]" office:value-type="float" office:value="0" calcext:value-type="float">
            <text:p>0</text:p>
          </table:table-cell>
          <table:table-cell table:formula="of:=[.J5]/[.J$27]" office:value-type="float" office:value="0" calcext:value-type="float">
            <text:p>0</text:p>
          </table:table-cell>
          <table:table-cell table:formula="of:=[.K5]/[.K$27]" office:value-type="float" office:value="0" calcext:value-type="float">
            <text:p>0</text:p>
          </table:table-cell>
          <table:table-cell table:formula="of:=[.L5]/[.L$27]" office:value-type="float" office:value="0" calcext:value-type="float">
            <text:p>0</text:p>
          </table:table-cell>
          <table:table-cell table:formula="of:=[.M5]/[.M$27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table:formula="of:=[.B6]/[.B$27]" office:value-type="float" office:value="0.0387910518373785" calcext:value-type="float">
            <text:p>0.038791051837379</text:p>
          </table:table-cell>
          <table:table-cell table:style-name="Default" table:formula="of:=[.C6]/[.C$27]" office:value-type="float" office:value="0.183758414908407" calcext:value-type="float">
            <text:p>0.183758414908407</text:p>
          </table:table-cell>
          <table:table-cell table:formula="of:=[.D6]/[.D$27]" office:value-type="float" office:value="0.00909963604842807" calcext:value-type="float">
            <text:p>0.009099636048428</text:p>
          </table:table-cell>
          <table:table-cell table:formula="of:=[.E6]/[.E$27]" office:value-type="float" office:value="0" calcext:value-type="float">
            <text:p>0</text:p>
          </table:table-cell>
          <table:table-cell table:formula="of:=[.F6]/[.F$27]" office:value-type="float" office:value="0.850476333113506" calcext:value-type="float">
            <text:p>0.850476333113506</text:p>
          </table:table-cell>
          <table:table-cell table:formula="of:=[.G6]/[.G$27]" office:value-type="float" office:value="0.0163338857854338" calcext:value-type="float">
            <text:p>0.016333885785434</text:p>
          </table:table-cell>
          <table:table-cell table:formula="of:=[.H6]/[.H$27]" office:value-type="float" office:value="0.00942035915723262" calcext:value-type="float">
            <text:p>0.009420359157233</text:p>
          </table:table-cell>
          <table:table-cell table:formula="of:=[.I6]/[.I$27]" office:value-type="float" office:value="0.023791174976992" calcext:value-type="float">
            <text:p>0.023791174976992</text:p>
          </table:table-cell>
          <table:table-cell table:formula="of:=[.J6]/[.J$27]" office:value-type="float" office:value="0.0341605784036251" calcext:value-type="float">
            <text:p>0.034160578403625</text:p>
          </table:table-cell>
          <table:table-cell table:formula="of:=[.K6]/[.K$27]" office:value-type="float" office:value="0.165737584026923" calcext:value-type="float">
            <text:p>0.165737584026923</text:p>
          </table:table-cell>
          <table:table-cell table:formula="of:=[.L6]/[.L$27]" office:value-type="float" office:value="0.00502375815999322" calcext:value-type="float">
            <text:p>0.005023758159993</text:p>
          </table:table-cell>
          <table:table-cell table:formula="of:=[.M6]/[.M$27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table:formula="of:=[.B7]/[.B$27]" office:value-type="float" office:value="0.0393581123138527" calcext:value-type="float">
            <text:p>0.039358112313853</text:p>
          </table:table-cell>
          <table:table-cell table:style-name="Default" table:formula="of:=[.C7]/[.C$27]" office:value-type="float" office:value="0.0250124317458667" calcext:value-type="float">
            <text:p>0.025012431745867</text:p>
          </table:table-cell>
          <table:table-cell table:formula="of:=[.D7]/[.D$27]" office:value-type="float" office:value="0.000448566140551302" calcext:value-type="float">
            <text:p>0.000448566140551</text:p>
          </table:table-cell>
          <table:table-cell table:formula="of:=[.E7]/[.E$27]" office:value-type="float" office:value="0" calcext:value-type="float">
            <text:p>0</text:p>
          </table:table-cell>
          <table:table-cell table:formula="of:=[.F7]/[.F$27]" office:value-type="float" office:value="0.00483059236448429" calcext:value-type="float">
            <text:p>0.004830592364484</text:p>
          </table:table-cell>
          <table:table-cell table:formula="of:=[.G7]/[.G$27]" office:value-type="float" office:value="0.97293532132209" calcext:value-type="float">
            <text:p>0.97293532132209</text:p>
          </table:table-cell>
          <table:table-cell table:formula="of:=[.H7]/[.H$27]" office:value-type="float" office:value="0" calcext:value-type="float">
            <text:p>0</text:p>
          </table:table-cell>
          <table:table-cell table:formula="of:=[.I7]/[.I$27]" office:value-type="float" office:value="0.00180494289858652" calcext:value-type="float">
            <text:p>0.001804942898587</text:p>
          </table:table-cell>
          <table:table-cell table:formula="of:=[.J7]/[.J$27]" office:value-type="float" office:value="0.00284399018133346" calcext:value-type="float">
            <text:p>0.002843990181333</text:p>
          </table:table-cell>
          <table:table-cell table:formula="of:=[.K7]/[.K$27]" office:value-type="float" office:value="0.00896199267346854" calcext:value-type="float">
            <text:p>0.008961992673469</text:p>
          </table:table-cell>
          <table:table-cell table:formula="of:=[.L7]/[.L$27]" office:value-type="float" office:value="0" calcext:value-type="float">
            <text:p>0</text:p>
          </table:table-cell>
          <table:table-cell table:formula="of:=[.M7]/[.M$27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table:formula="of:=[.B8]/[.B$27]" office:value-type="float" office:value="0.000894009034738119" calcext:value-type="float">
            <text:p>0.000894009034738</text:p>
          </table:table-cell>
          <table:table-cell table:style-name="Default" table:formula="of:=[.C8]/[.C$27]" office:value-type="float" office:value="0.0135973789932881" calcext:value-type="float">
            <text:p>0.013597378993288</text:p>
          </table:table-cell>
          <table:table-cell table:formula="of:=[.D8]/[.D$27]" office:value-type="float" office:value="0.069404329479089" calcext:value-type="float">
            <text:p>0.069404329479089</text:p>
          </table:table-cell>
          <table:table-cell table:formula="of:=[.E8]/[.E$27]" office:value-type="float" office:value="0" calcext:value-type="float">
            <text:p>0</text:p>
          </table:table-cell>
          <table:table-cell table:formula="of:=[.F8]/[.F$27]" office:value-type="float" office:value="0.00504291430534384" calcext:value-type="float">
            <text:p>0.005042914305344</text:p>
          </table:table-cell>
          <table:table-cell table:formula="of:=[.G8]/[.G$27]" office:value-type="float" office:value="0" calcext:value-type="float">
            <text:p>0</text:p>
          </table:table-cell>
          <table:table-cell table:formula="of:=[.H8]/[.H$27]" office:value-type="float" office:value="1.23141930545773" calcext:value-type="float">
            <text:p>1.23141930545773</text:p>
          </table:table-cell>
          <table:table-cell table:formula="of:=[.I8]/[.I$27]" office:value-type="float" office:value="0" calcext:value-type="float">
            <text:p>0</text:p>
          </table:table-cell>
          <table:table-cell table:formula="of:=[.J8]/[.J$27]" office:value-type="float" office:value="0.00742547760735547" calcext:value-type="float">
            <text:p>0.007425477607355</text:p>
          </table:table-cell>
          <table:table-cell table:formula="of:=[.K8]/[.K$27]" office:value-type="float" office:value="0.00505779269838021" calcext:value-type="float">
            <text:p>0.00505779269838</text:p>
          </table:table-cell>
          <table:table-cell table:formula="of:=[.L8]/[.L$27]" office:value-type="float" office:value="0.000458895821427325" calcext:value-type="float">
            <text:p>0.000458895821427</text:p>
          </table:table-cell>
          <table:table-cell table:formula="of:=[.M8]/[.M$27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table:formula="of:=[.B9]/[.B$27]" office:value-type="float" office:value="0.0028103794611012" calcext:value-type="float">
            <text:p>0.002810379461101</text:p>
          </table:table-cell>
          <table:table-cell table:style-name="Default" table:formula="of:=[.C9]/[.C$27]" office:value-type="float" office:value="0.0744402094933696" calcext:value-type="float">
            <text:p>0.07444020949337</text:p>
          </table:table-cell>
          <table:table-cell table:formula="of:=[.D9]/[.D$27]" office:value-type="float" office:value="0.00102471446269767" calcext:value-type="float">
            <text:p>0.001024714462698</text:p>
          </table:table-cell>
          <table:table-cell table:formula="of:=[.E9]/[.E$27]" office:value-type="float" office:value="0" calcext:value-type="float">
            <text:p>0</text:p>
          </table:table-cell>
          <table:table-cell table:formula="of:=[.F9]/[.F$27]" office:value-type="float" office:value="0.0109500782420205" calcext:value-type="float">
            <text:p>0.010950078242021</text:p>
          </table:table-cell>
          <table:table-cell table:formula="of:=[.G9]/[.G$27]" office:value-type="float" office:value="0.00530269461332037" calcext:value-type="float">
            <text:p>0.00530269461332</text:p>
          </table:table-cell>
          <table:table-cell table:formula="of:=[.H9]/[.H$27]" office:value-type="float" office:value="0" calcext:value-type="float">
            <text:p>0</text:p>
          </table:table-cell>
          <table:table-cell table:formula="of:=[.I9]/[.I$27]" office:value-type="float" office:value="1.19067594548669" calcext:value-type="float">
            <text:p>1.19067594548669</text:p>
          </table:table-cell>
          <table:table-cell table:formula="of:=[.J9]/[.J$27]" office:value-type="float" office:value="0.00988419273691014" calcext:value-type="float">
            <text:p>0.00988419273691</text:p>
          </table:table-cell>
          <table:table-cell table:formula="of:=[.K9]/[.K$27]" office:value-type="float" office:value="0.0263932581334628" calcext:value-type="float">
            <text:p>0.026393258133463</text:p>
          </table:table-cell>
          <table:table-cell table:formula="of:=[.L9]/[.L$27]" office:value-type="float" office:value="0.0212957133860511" calcext:value-type="float">
            <text:p>0.021295713386051</text:p>
          </table:table-cell>
          <table:table-cell table:formula="of:=[.M9]/[.M$2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formula="of:=[.B10]/[.B$27]" office:value-type="float" office:value="0.0241381318367073" calcext:value-type="float">
            <text:p>0.024138131836707</text:p>
          </table:table-cell>
          <table:table-cell table:style-name="Default" table:formula="of:=[.C10]/[.C$27]" office:value-type="float" office:value="0.243107296550173" calcext:value-type="float">
            <text:p>0.243107296550173</text:p>
          </table:table-cell>
          <table:table-cell table:formula="of:=[.D10]/[.D$27]" office:value-type="float" office:value="0.0598330286793646" calcext:value-type="float">
            <text:p>0.059833028679365</text:p>
          </table:table-cell>
          <table:table-cell table:formula="of:=[.E10]/[.E$27]" office:value-type="float" office:value="0" calcext:value-type="float">
            <text:p>0</text:p>
          </table:table-cell>
          <table:table-cell table:formula="of:=[.F10]/[.F$27]" office:value-type="float" office:value="0.0457584218368303" calcext:value-type="float">
            <text:p>0.04575842183683</text:p>
          </table:table-cell>
          <table:table-cell table:formula="of:=[.G10]/[.G$27]" office:value-type="float" office:value="0.0135038698696431" calcext:value-type="float">
            <text:p>0.013503869869643</text:p>
          </table:table-cell>
          <table:table-cell table:formula="of:=[.H10]/[.H$27]" office:value-type="float" office:value="0.0227394952583965" calcext:value-type="float">
            <text:p>0.022739495258397</text:p>
          </table:table-cell>
          <table:table-cell table:formula="of:=[.I10]/[.I$27]" office:value-type="float" office:value="0.0274446129702951" calcext:value-type="float">
            <text:p>0.027444612970295</text:p>
          </table:table-cell>
          <table:table-cell table:formula="of:=[.J10]/[.J$27]" office:value-type="float" office:value="0.884154247391595" calcext:value-type="float">
            <text:p>0.884154247391595</text:p>
          </table:table-cell>
          <table:table-cell table:formula="of:=[.K10]/[.K$27]" office:value-type="float" office:value="0.0686571565294066" calcext:value-type="float">
            <text:p>0.068657156529407</text:p>
          </table:table-cell>
          <table:table-cell table:formula="of:=[.L10]/[.L$27]" office:value-type="float" office:value="0.00368347828074615" calcext:value-type="float">
            <text:p>0.003683478280746</text:p>
          </table:table-cell>
          <table:table-cell table:formula="of:=[.M10]/[.M$2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formula="of:=[.B11]/[.B$27]" office:value-type="float" office:value="0.062473171026025" calcext:value-type="float">
            <text:p>0.062473171026025</text:p>
          </table:table-cell>
          <table:table-cell table:style-name="Default" table:formula="of:=[.C11]/[.C$27]" office:value-type="float" office:value="0.227940590251067" calcext:value-type="float">
            <text:p>0.227940590251067</text:p>
          </table:table-cell>
          <table:table-cell table:formula="of:=[.D11]/[.D$27]" office:value-type="float" office:value="0.0301863324931001" calcext:value-type="float">
            <text:p>0.0301863324931</text:p>
          </table:table-cell>
          <table:table-cell table:formula="of:=[.E11]/[.E$27]" office:value-type="float" office:value="0" calcext:value-type="float">
            <text:p>0</text:p>
          </table:table-cell>
          <table:table-cell table:formula="of:=[.F11]/[.F$27]" office:value-type="float" office:value="0.271686367464092" calcext:value-type="float">
            <text:p>0.271686367464092</text:p>
          </table:table-cell>
          <table:table-cell table:formula="of:=[.G11]/[.G$27]" office:value-type="float" office:value="0.0453598278661754" calcext:value-type="float">
            <text:p>0.045359827866175</text:p>
          </table:table-cell>
          <table:table-cell table:formula="of:=[.H11]/[.H$27]" office:value-type="float" office:value="0.0176298376980935" calcext:value-type="float">
            <text:p>0.017629837698094</text:p>
          </table:table-cell>
          <table:table-cell table:formula="of:=[.I11]/[.I$27]" office:value-type="float" office:value="0.0856596472814772" calcext:value-type="float">
            <text:p>0.085659647281477</text:p>
          </table:table-cell>
          <table:table-cell table:formula="of:=[.J11]/[.J$27]" office:value-type="float" office:value="0.0789174498521208" calcext:value-type="float">
            <text:p>0.078917449852121</text:p>
          </table:table-cell>
          <table:table-cell table:formula="of:=[.K11]/[.K$27]" office:value-type="float" office:value="1.373621805244" calcext:value-type="float">
            <text:p>1.373621805244</text:p>
          </table:table-cell>
          <table:table-cell table:formula="of:=[.L11]/[.L$27]" office:value-type="float" office:value="0.03180425173343" calcext:value-type="float">
            <text:p>0.03180425173343</text:p>
          </table:table-cell>
          <table:table-cell table:formula="of:=[.M11]/[.M$2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formula="of:=[.B12]/[.B$27]" office:value-type="float" office:value="0.00354027334228571" calcext:value-type="float">
            <text:p>0.003540273342286</text:p>
          </table:table-cell>
          <table:table-cell table:style-name="Default" table:formula="of:=[.C12]/[.C$27]" office:value-type="float" office:value="0.0381910002491895" calcext:value-type="float">
            <text:p>0.03819100024919</text:p>
          </table:table-cell>
          <table:table-cell table:formula="of:=[.D12]/[.D$27]" office:value-type="float" office:value="0.00232220029957848" calcext:value-type="float">
            <text:p>0.002322200299578</text:p>
          </table:table-cell>
          <table:table-cell table:formula="of:=[.E12]/[.E$27]" office:value-type="float" office:value="0" calcext:value-type="float">
            <text:p>0</text:p>
          </table:table-cell>
          <table:table-cell table:formula="of:=[.F12]/[.F$27]" office:value-type="float" office:value="0.00300780639032164" calcext:value-type="float">
            <text:p>0.003007806390322</text:p>
          </table:table-cell>
          <table:table-cell table:formula="of:=[.G12]/[.G$27]" office:value-type="float" office:value="0" calcext:value-type="float">
            <text:p>0</text:p>
          </table:table-cell>
          <table:table-cell table:formula="of:=[.H12]/[.H$27]" office:value-type="float" office:value="0.00178942295712286" calcext:value-type="float">
            <text:p>0.001789422957123</text:p>
          </table:table-cell>
          <table:table-cell table:formula="of:=[.I12]/[.I$27]" office:value-type="float" office:value="0.0294523843791535" calcext:value-type="float">
            <text:p>0.029452384379154</text:p>
          </table:table-cell>
          <table:table-cell table:formula="of:=[.J12]/[.J$27]" office:value-type="float" office:value="0.00189723197834757" calcext:value-type="float">
            <text:p>0.001897231978348</text:p>
          </table:table-cell>
          <table:table-cell table:formula="of:=[.K12]/[.K$27]" office:value-type="float" office:value="0.0112921039556952" calcext:value-type="float">
            <text:p>0.011292103955695</text:p>
          </table:table-cell>
          <table:table-cell table:formula="of:=[.L12]/[.L$27]" office:value-type="float" office:value="1.19016093366295" calcext:value-type="float">
            <text:p>1.19016093366295</text:p>
          </table:table-cell>
          <table:table-cell table:formula="of:=[.M12]/[.M$2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formula="of:=[.B13]/[.B$27]" office:value-type="float" office:value="0" calcext:value-type="float">
            <text:p>0</text:p>
          </table:table-cell>
          <table:table-cell table:style-name="Default" table:formula="of:=[.C13]/[.C$27]" office:value-type="float" office:value="0.158501830990403" calcext:value-type="float">
            <text:p>0.158501830990403</text:p>
          </table:table-cell>
          <table:table-cell table:formula="of:=[.D13]/[.D$27]" office:value-type="float" office:value="0.00706274937140531" calcext:value-type="float">
            <text:p>0.007062749371405</text:p>
          </table:table-cell>
          <table:table-cell table:formula="of:=[.E13]/[.E$27]" office:value-type="float" office:value="0" calcext:value-type="float">
            <text:p>0</text:p>
          </table:table-cell>
          <table:table-cell table:formula="of:=[.F13]/[.F$27]" office:value-type="float" office:value="0.0363246860492806" calcext:value-type="float">
            <text:p>0.036324686049281</text:p>
          </table:table-cell>
          <table:table-cell table:formula="of:=[.G13]/[.G$27]" office:value-type="float" office:value="0.139002895492864" calcext:value-type="float">
            <text:p>0.139002895492864</text:p>
          </table:table-cell>
          <table:table-cell table:formula="of:=[.H13]/[.H$27]" office:value-type="float" office:value="0.00176477198638623" calcext:value-type="float">
            <text:p>0.001764771986386</text:p>
          </table:table-cell>
          <table:table-cell table:formula="of:=[.I13]/[.I$27]" office:value-type="float" office:value="0.00509887453560739" calcext:value-type="float">
            <text:p>0.005098874535607</text:p>
          </table:table-cell>
          <table:table-cell table:formula="of:=[.J13]/[.J$27]" office:value-type="float" office:value="0.015737912522631" calcext:value-type="float">
            <text:p>0.015737912522631</text:p>
          </table:table-cell>
          <table:table-cell table:formula="of:=[.K13]/[.K$27]" office:value-type="float" office:value="0.0353796029735586" calcext:value-type="float">
            <text:p>0.035379602973559</text:p>
          </table:table-cell>
          <table:table-cell table:formula="of:=[.L13]/[.L$27]" office:value-type="float" office:value="0.00553714575199922" calcext:value-type="float">
            <text:p>0.005537145751999</text:p>
          </table:table-cell>
          <table:table-cell table:formula="of:=[.M13]/[.M$2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formula="of:=[.B14]/[.B$27]" office:value-type="float" office:value="0.412238290162638" calcext:value-type="float">
            <text:p>0.412238290162638</text:p>
          </table:table-cell>
          <table:table-cell table:style-name="Default" table:formula="of:=[.C14]/[.C$27]" office:value-type="float" office:value="0" calcext:value-type="float">
            <text:p>0</text:p>
          </table:table-cell>
          <table:table-cell table:formula="of:=[.D14]/[.D$27]" office:value-type="float" office:value="0.120313292437891" calcext:value-type="float">
            <text:p>0.120313292437891</text:p>
          </table:table-cell>
          <table:table-cell table:formula="of:=[.E14]/[.E$27]" office:value-type="float" office:value="0" calcext:value-type="float">
            <text:p>0</text:p>
          </table:table-cell>
          <table:table-cell table:formula="of:=[.F14]/[.F$27]" office:value-type="float" office:value="0.447665477370601" calcext:value-type="float">
            <text:p>0.447665477370601</text:p>
          </table:table-cell>
          <table:table-cell table:formula="of:=[.G14]/[.G$27]" office:value-type="float" office:value="0.229816685782699" calcext:value-type="float">
            <text:p>0.229816685782699</text:p>
          </table:table-cell>
          <table:table-cell table:formula="of:=[.H14]/[.H$27]" office:value-type="float" office:value="0.0698293421625219" calcext:value-type="float">
            <text:p>0.069829342162522</text:p>
          </table:table-cell>
          <table:table-cell table:formula="of:=[.I14]/[.I$27]" office:value-type="float" office:value="0.351360554759023" calcext:value-type="float">
            <text:p>0.351360554759023</text:p>
          </table:table-cell>
          <table:table-cell table:formula="of:=[.J14]/[.J$27]" office:value-type="float" office:value="0.412360939540152" calcext:value-type="float">
            <text:p>0.412360939540152</text:p>
          </table:table-cell>
          <table:table-cell table:formula="of:=[.K14]/[.K$27]" office:value-type="float" office:value="0.3358281736604" calcext:value-type="float">
            <text:p>0.3358281736604</text:p>
          </table:table-cell>
          <table:table-cell table:formula="of:=[.L14]/[.L$27]" office:value-type="float" office:value="0.155398294502098" calcext:value-type="float">
            <text:p>0.155398294502098</text:p>
          </table:table-cell>
          <table:table-cell table:formula="of:=[.M14]/[.M$2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formula="of:=[.B15]/[.B$27]" office:value-type="float" office:value="0.0123339621953091" calcext:value-type="float">
            <text:p>0.012333962195309</text:p>
          </table:table-cell>
          <table:table-cell table:style-name="Default" table:formula="of:=[.C15]/[.C$27]" office:value-type="float" office:value="0.0620144201977245" calcext:value-type="float">
            <text:p>0.062014420197725</text:p>
          </table:table-cell>
          <table:table-cell table:formula="of:=[.D15]/[.D$27]" office:value-type="float" office:value="0" calcext:value-type="float">
            <text:p>0</text:p>
          </table:table-cell>
          <table:table-cell table:formula="of:=[.E15]/[.E$27]" office:value-type="float" office:value="0" calcext:value-type="float">
            <text:p>0</text:p>
          </table:table-cell>
          <table:table-cell table:formula="of:=[.F15]/[.F$27]" office:value-type="float" office:value="0.0115278119519068" calcext:value-type="float">
            <text:p>0.011527811951907</text:p>
          </table:table-cell>
          <table:table-cell table:formula="of:=[.G15]/[.G$27]" office:value-type="float" office:value="0.00214322922092531" calcext:value-type="float">
            <text:p>0.002143229220925</text:p>
          </table:table-cell>
          <table:table-cell table:formula="of:=[.H15]/[.H$27]" office:value-type="float" office:value="0.185347103569492" calcext:value-type="float">
            <text:p>0.185347103569492</text:p>
          </table:table-cell>
          <table:table-cell table:formula="of:=[.I15]/[.I$27]" office:value-type="float" office:value="0.0025151551261882" calcext:value-type="float">
            <text:p>0.002515155126188</text:p>
          </table:table-cell>
          <table:table-cell table:formula="of:=[.J15]/[.J$27]" office:value-type="float" office:value="0.0527760650364188" calcext:value-type="float">
            <text:p>0.052776065036419</text:p>
          </table:table-cell>
          <table:table-cell table:formula="of:=[.K15]/[.K$27]" office:value-type="float" office:value="0.0231271599042682" calcext:value-type="float">
            <text:p>0.023127159904268</text:p>
          </table:table-cell>
          <table:table-cell table:formula="of:=[.L15]/[.L$27]" office:value-type="float" office:value="0.00491361793815006" calcext:value-type="float">
            <text:p>0.00491361793815</text:p>
          </table:table-cell>
          <table:table-cell table:formula="of:=[.M15]/[.M$2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formula="of:=[.B16]/[.B$27]" office:value-type="float" office:value="0" calcext:value-type="float">
            <text:p>0</text:p>
          </table:table-cell>
          <table:table-cell table:style-name="Default" table:formula="of:=[.C16]/[.C$27]" office:value-type="float" office:value="0" calcext:value-type="float">
            <text:p>0</text:p>
          </table:table-cell>
          <table:table-cell table:formula="of:=[.D16]/[.D$27]" office:value-type="float" office:value="0" calcext:value-type="float">
            <text:p>0</text:p>
          </table:table-cell>
          <table:table-cell table:formula="of:=[.E16]/[.E$27]" office:value-type="float" office:value="0" calcext:value-type="float">
            <text:p>0</text:p>
          </table:table-cell>
          <table:table-cell table:formula="of:=[.F16]/[.F$27]" office:value-type="float" office:value="0" calcext:value-type="float">
            <text:p>0</text:p>
          </table:table-cell>
          <table:table-cell table:formula="of:=[.G16]/[.G$27]" office:value-type="float" office:value="0" calcext:value-type="float">
            <text:p>0</text:p>
          </table:table-cell>
          <table:table-cell table:formula="of:=[.H16]/[.H$27]" office:value-type="float" office:value="0" calcext:value-type="float">
            <text:p>0</text:p>
          </table:table-cell>
          <table:table-cell table:formula="of:=[.I16]/[.I$27]" office:value-type="float" office:value="0" calcext:value-type="float">
            <text:p>0</text:p>
          </table:table-cell>
          <table:table-cell table:formula="of:=[.J16]/[.J$27]" office:value-type="float" office:value="0" calcext:value-type="float">
            <text:p>0</text:p>
          </table:table-cell>
          <table:table-cell table:formula="of:=[.K16]/[.K$27]" office:value-type="float" office:value="0" calcext:value-type="float">
            <text:p>0</text:p>
          </table:table-cell>
          <table:table-cell table:formula="of:=[.L16]/[.L$27]" office:value-type="float" office:value="0" calcext:value-type="float">
            <text:p>0</text:p>
          </table:table-cell>
          <table:table-cell table:formula="of:=[.M16]/[.M$2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formula="of:=[.B17]/[.B$27]" office:value-type="float" office:value="0.0386692579543439" calcext:value-type="float">
            <text:p>0.038669257954344</text:p>
          </table:table-cell>
          <table:table-cell table:style-name="Default" table:formula="of:=[.C17]/[.C$27]" office:value-type="float" office:value="0.180244450045483" calcext:value-type="float">
            <text:p>0.180244450045483</text:p>
          </table:table-cell>
          <table:table-cell table:formula="of:=[.D17]/[.D$27]" office:value-type="float" office:value="0.00883911089916571" calcext:value-type="float">
            <text:p>0.008839110899166</text:p>
          </table:table-cell>
          <table:table-cell table:formula="of:=[.E17]/[.E$27]" office:value-type="float" office:value="0" calcext:value-type="float">
            <text:p>0</text:p>
          </table:table-cell>
          <table:table-cell table:formula="of:=[.F17]/[.F$27]" office:value-type="float" office:value="0" calcext:value-type="float">
            <text:p>0</text:p>
          </table:table-cell>
          <table:table-cell table:formula="of:=[.G17]/[.G$27]" office:value-type="float" office:value="0.0182187955889457" calcext:value-type="float">
            <text:p>0.018218795588946</text:p>
          </table:table-cell>
          <table:table-cell table:formula="of:=[.H17]/[.H$27]" office:value-type="float" office:value="0.0106306046754179" calcext:value-type="float">
            <text:p>0.010630604675418</text:p>
          </table:table-cell>
          <table:table-cell table:formula="of:=[.I17]/[.I$27]" office:value-type="float" office:value="0.0212156465578345" calcext:value-type="float">
            <text:p>0.021215646557835</text:p>
          </table:table-cell>
          <table:table-cell table:formula="of:=[.J17]/[.J$27]" office:value-type="float" office:value="0.0318598844321394" calcext:value-type="float">
            <text:p>0.031859884432139</text:p>
          </table:table-cell>
          <table:table-cell table:formula="of:=[.K17]/[.K$27]" office:value-type="float" office:value="0.164307329875532" calcext:value-type="float">
            <text:p>0.164307329875532</text:p>
          </table:table-cell>
          <table:table-cell table:formula="of:=[.L17]/[.L$27]" office:value-type="float" office:value="0.00502375815999323" calcext:value-type="float">
            <text:p>0.005023758159993</text:p>
          </table:table-cell>
          <table:table-cell table:formula="of:=[.M17]/[.M$2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formula="of:=[.B18]/[.B$27]" office:value-type="float" office:value="0.0409762077545402" calcext:value-type="float">
            <text:p>0.04097620775454</text:p>
          </table:table-cell>
          <table:table-cell table:style-name="Default" table:formula="of:=[.C18]/[.C$27]" office:value-type="float" office:value="0.024658614487931" calcext:value-type="float">
            <text:p>0.024658614487931</text:p>
          </table:table-cell>
          <table:table-cell table:formula="of:=[.D18]/[.D$27]" office:value-type="float" office:value="0.000448566140551302" calcext:value-type="float">
            <text:p>0.000448566140551</text:p>
          </table:table-cell>
          <table:table-cell table:formula="of:=[.E18]/[.E$27]" office:value-type="float" office:value="0" calcext:value-type="float">
            <text:p>0</text:p>
          </table:table-cell>
          <table:table-cell table:formula="of:=[.F18]/[.F$27]" office:value-type="float" office:value="0.00433082107827968" calcext:value-type="float">
            <text:p>0.00433082107828</text:p>
          </table:table-cell>
          <table:table-cell table:formula="of:=[.G18]/[.G$27]" office:value-type="float" office:value="0" calcext:value-type="float">
            <text:p>0</text:p>
          </table:table-cell>
          <table:table-cell table:formula="of:=[.H18]/[.H$27]" office:value-type="float" office:value="0" calcext:value-type="float">
            <text:p>0</text:p>
          </table:table-cell>
          <table:table-cell table:formula="of:=[.I18]/[.I$27]" office:value-type="float" office:value="0.00272405826896203" calcext:value-type="float">
            <text:p>0.002724058268962</text:p>
          </table:table-cell>
          <table:table-cell table:formula="of:=[.J18]/[.J$27]" office:value-type="float" office:value="0.00249294174509913" calcext:value-type="float">
            <text:p>0.002492941745099</text:p>
          </table:table-cell>
          <table:table-cell table:formula="of:=[.K18]/[.K$27]" office:value-type="float" office:value="0.00727346270135319" calcext:value-type="float">
            <text:p>0.007273462701353</text:p>
          </table:table-cell>
          <table:table-cell table:formula="of:=[.L18]/[.L$27]" office:value-type="float" office:value="0" calcext:value-type="float">
            <text:p>0</text:p>
          </table:table-cell>
          <table:table-cell table:formula="of:=[.M18]/[.M$2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formula="of:=[.B19]/[.B$27]" office:value-type="float" office:value="0.00089400903473812" calcext:value-type="float">
            <text:p>0.000894009034738</text:p>
          </table:table-cell>
          <table:table-cell table:style-name="Default" table:formula="of:=[.C19]/[.C$27]" office:value-type="float" office:value="0.0128805283146461" calcext:value-type="float">
            <text:p>0.012880528314646</text:p>
          </table:table-cell>
          <table:table-cell table:formula="of:=[.D19]/[.D$27]" office:value-type="float" office:value="0.0655907284189598" calcext:value-type="float">
            <text:p>0.06559072841896</text:p>
          </table:table-cell>
          <table:table-cell table:formula="of:=[.E19]/[.E$27]" office:value-type="float" office:value="0" calcext:value-type="float">
            <text:p>0</text:p>
          </table:table-cell>
          <table:table-cell table:formula="of:=[.F19]/[.F$27]" office:value-type="float" office:value="0.00446880167271553" calcext:value-type="float">
            <text:p>0.004468801672716</text:p>
          </table:table-cell>
          <table:table-cell table:formula="of:=[.G19]/[.G$27]" office:value-type="float" office:value="0" calcext:value-type="float">
            <text:p>0</text:p>
          </table:table-cell>
          <table:table-cell table:formula="of:=[.H19]/[.H$27]" office:value-type="float" office:value="0" calcext:value-type="float">
            <text:p>0</text:p>
          </table:table-cell>
          <table:table-cell table:formula="of:=[.I19]/[.I$27]" office:value-type="float" office:value="0" calcext:value-type="float">
            <text:p>0</text:p>
          </table:table-cell>
          <table:table-cell table:formula="of:=[.J19]/[.J$27]" office:value-type="float" office:value="0.00751065129638786" calcext:value-type="float">
            <text:p>0.007510651296388</text:p>
          </table:table-cell>
          <table:table-cell table:formula="of:=[.K19]/[.K$27]" office:value-type="float" office:value="0.00505779269838021" calcext:value-type="float">
            <text:p>0.00505779269838</text:p>
          </table:table-cell>
          <table:table-cell table:formula="of:=[.L19]/[.L$27]" office:value-type="float" office:value="0.0014178016313898" calcext:value-type="float">
            <text:p>0.00141780163139</text:p>
          </table:table-cell>
          <table:table-cell table:formula="of:=[.M19]/[.M$2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formula="of:=[.B20]/[.B$27]" office:value-type="float" office:value="0.00320784546299595" calcext:value-type="float">
            <text:p>0.003207845462996</text:p>
          </table:table-cell>
          <table:table-cell table:style-name="Default" table:formula="of:=[.C20]/[.C$27]" office:value-type="float" office:value="0.072193010238507" calcext:value-type="float">
            <text:p>0.072193010238507</text:p>
          </table:table-cell>
          <table:table-cell table:formula="of:=[.D20]/[.D$27]" office:value-type="float" office:value="0.00108528501787557" calcext:value-type="float">
            <text:p>0.001085285017876</text:p>
          </table:table-cell>
          <table:table-cell table:formula="of:=[.E20]/[.E$27]" office:value-type="float" office:value="0" calcext:value-type="float">
            <text:p>0</text:p>
          </table:table-cell>
          <table:table-cell table:formula="of:=[.F20]/[.F$27]" office:value-type="float" office:value="0.0122793913802009" calcext:value-type="float">
            <text:p>0.012279391380201</text:p>
          </table:table-cell>
          <table:table-cell table:formula="of:=[.G20]/[.G$27]" office:value-type="float" office:value="0.00351353019674301" calcext:value-type="float">
            <text:p>0.003513530196743</text:p>
          </table:table-cell>
          <table:table-cell table:formula="of:=[.H20]/[.H$27]" office:value-type="float" office:value="0" calcext:value-type="float">
            <text:p>0</text:p>
          </table:table-cell>
          <table:table-cell table:formula="of:=[.I20]/[.I$27]" office:value-type="float" office:value="0" calcext:value-type="float">
            <text:p>0</text:p>
          </table:table-cell>
          <table:table-cell table:formula="of:=[.J20]/[.J$27]" office:value-type="float" office:value="0.0098625954613071" calcext:value-type="float">
            <text:p>0.009862595461307</text:p>
          </table:table-cell>
          <table:table-cell table:formula="of:=[.K20]/[.K$27]" office:value-type="float" office:value="0.026737840201792" calcext:value-type="float">
            <text:p>0.026737840201792</text:p>
          </table:table-cell>
          <table:table-cell table:formula="of:=[.L20]/[.L$27]" office:value-type="float" office:value="0.0253898571486071" calcext:value-type="float">
            <text:p>0.025389857148607</text:p>
          </table:table-cell>
          <table:table-cell table:formula="of:=[.M20]/[.M$27]" office:value-type="string" office:string-value="" calcext:value-type="error">
            <text:p>#DIV/0!</text:p>
          </table:table-cell>
        </table:table-row>
        <table:table-row table:style-name="ro1" table:number-rows-repeated="6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4" table:style-name="ta1">
        <table:table-column table:style-name="co1" table:number-columns-repeated="4" table:default-cell-style-name="ce1"/>
        <table:table-column table:style-name="co1" table:default-cell-style-name="Default"/>
        <table:table-column table:style-name="co1" table:number-columns-repeated="7" table:default-cell-style-name="ce1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CHIGUAYANTE</text:p>
          </table:table-cell>
          <table:table-cell office:value-type="string" calcext:value-type="string">
            <text:p>CONCEPCION</text:p>
          </table:table-cell>
          <table:table-cell office:value-type="string" calcext:value-type="string">
            <text:p>CORONEL</text:p>
          </table:table-cell>
          <table:table-cell table:style-name="ce1" office:value-type="string" calcext:value-type="string">
            <text:p>Fuera</text:p>
          </table:table-cell>
          <table:table-cell office:value-type="string" calcext:value-type="string">
            <text:p>HUALPEN</text:p>
          </table:table-cell>
          <table:table-cell office:value-type="string" calcext:value-type="string">
            <text:p>HUALQUI</text:p>
          </table:table-cell>
          <table:table-cell office:value-type="string" calcext:value-type="string">
            <text:p>LOTA</text:p>
          </table:table-cell>
          <table:table-cell office:value-type="string" calcext:value-type="string">
            <text:p>PENCO</text:p>
          </table:table-cell>
          <table:table-cell office:value-type="string" calcext:value-type="string">
            <text:p>SAN PEDRO DE LA PAZ</text:p>
          </table:table-cell>
          <table:table-cell office:value-type="string" calcext:value-type="string">
            <text:p>TALCAHUANO</text:p>
          </table:table-cell>
          <table:table-cell office:value-type="string" calcext:value-type="string">
            <text:p>TOME</text:p>
          </table:table-cell>
          <table:table-cell table:number-columns-repeated="3"/>
          <table:table-cell office:value-type="string" calcext:value-type="string">
            <text:p>FUERA/FUERA</text:p>
          </table:table-cell>
          <table:table-cell office:value-type="string" calcext:value-type="string">
            <text:p>fuera im</text:p>
          </table:table-cell>
        </table:table-row>
        <table:table-row table:style-name="ro1">
          <table:table-cell office:value-type="string" calcext:value-type="string">
            <text:p>CHIGUAYANTE</text:p>
          </table:table-cell>
          <table:table-cell table:style-name="Default" office:value-type="float" office:value="80585.1138750401" calcext:value-type="float">
            <text:p>80585.1138750401</text:p>
          </table:table-cell>
          <table:table-cell office:value-type="float" office:value="35426.9341799968" calcext:value-type="float">
            <text:p>35426.9341799968</text:p>
          </table:table-cell>
          <table:table-cell table:style-name="Default" office:value-type="float" office:value="1059.95604314047" calcext:value-type="float">
            <text:p>1059.95604314047</text:p>
          </table:table-cell>
          <table:table-cell office:value-type="float" office:value="590.695873583355" calcext:value-type="float">
            <text:p>590.695873583355</text:p>
          </table:table-cell>
          <table:table-cell table:style-name="Default" office:value-type="float" office:value="3323.15869008041" calcext:value-type="float">
            <text:p>3323.15869008041</text:p>
          </table:table-cell>
          <table:table-cell table:style-name="Default" office:value-type="float" office:value="3521.41334200967" calcext:value-type="float">
            <text:p>3521.41334200967</text:p>
          </table:table-cell>
          <table:table-cell table:style-name="Default" office:value-type="float" office:value="76.8293484273246" calcext:value-type="float">
            <text:p>76.8293484273246</text:p>
          </table:table-cell>
          <table:table-cell table:style-name="Default" office:value-type="float" office:value="275.675823398946" calcext:value-type="float">
            <text:p>275.675823398946</text:p>
          </table:table-cell>
          <table:table-cell table:style-name="Default" office:value-type="float" office:value="2151.75289864195" calcext:value-type="float">
            <text:p>2151.75289864195</text:p>
          </table:table-cell>
          <table:table-cell table:style-name="Default" office:value-type="float" office:value="5110.07981297569" calcext:value-type="float">
            <text:p>5110.07981297569</text:p>
          </table:table-cell>
          <table:table-cell table:style-name="Default" office:value-type="float" office:value="209.633126397891" calcext:value-type="float">
            <text:p>209.633126397891</text:p>
          </table:table-cell>
          <table:table-cell table:number-columns-repeated="3"/>
          <table:table-cell table:formula="of:=[.B5]/[.E2]" office:value-type="float" office:value="0.919195191232491" calcext:value-type="float">
            <text:p>0.919195191232491</text:p>
          </table:table-cell>
          <table:table-cell table:formula="of:=[.P2]*[.E15]" office:value-type="float" office:value="0.299805205842994" calcext:value-type="float">
            <text:p>0.299805205842994</text:p>
          </table:table-cell>
        </table:table-row>
        <table:table-row table:style-name="ro1">
          <table:table-cell office:value-type="string" calcext:value-type="string">
            <text:p>CONCEPCION</text:p>
          </table:table-cell>
          <table:table-cell table:style-name="Default" office:value-type="float" office:value="35436.8883618484" calcext:value-type="float">
            <text:p>35436.8883618484</text:p>
          </table:table-cell>
          <table:table-cell office:value-type="float" office:value="376092.958346638" calcext:value-type="float">
            <text:p>376092.958346638</text:p>
          </table:table-cell>
          <table:table-cell table:style-name="Default" office:value-type="float" office:value="13864.8119812861" calcext:value-type="float">
            <text:p>13864.8119812861</text:p>
          </table:table-cell>
          <table:table-cell office:value-type="float" office:value="5077.62724819514" calcext:value-type="float">
            <text:p>5077.62724819514</text:p>
          </table:table-cell>
          <table:table-cell table:style-name="Default" office:value-type="float" office:value="40297.9726744688" calcext:value-type="float">
            <text:p>40297.9726744688</text:p>
          </table:table-cell>
          <table:table-cell table:style-name="Default" office:value-type="float" office:value="5513.02507552469" calcext:value-type="float">
            <text:p>5513.02507552469</text:p>
          </table:table-cell>
          <table:table-cell table:style-name="Default" office:value-type="float" office:value="2879.75123741869" calcext:value-type="float">
            <text:p>2879.75123741869</text:p>
          </table:table-cell>
          <table:table-cell table:style-name="Default" office:value-type="float" office:value="16140.480071064" calcext:value-type="float">
            <text:p>16140.480071064</text:p>
          </table:table-cell>
          <table:table-cell table:style-name="Default" office:value-type="float" office:value="53268.6398628911" calcext:value-type="float">
            <text:p>53268.6398628911</text:p>
          </table:table-cell>
          <table:table-cell table:style-name="Default" office:value-type="float" office:value="51948.4254894936" calcext:value-type="float">
            <text:p>51948.4254894936</text:p>
          </table:table-cell>
          <table:table-cell table:style-name="Default" office:value-type="float" office:value="8732.56930234522" calcext:value-type="float">
            <text:p>8732.56930234522</text:p>
          </table:table-cell>
          <table:table-cell table:number-columns-repeated="3"/>
          <table:table-cell table:formula="of:=[.C5]/[.E3]" office:value-type="float" office:value="0.828905289784519" calcext:value-type="float">
            <text:p>0.828905289784519</text:p>
          </table:table-cell>
          <table:table-cell table:formula="of:=[.P3]*[.E16]" office:value-type="float" office:value="0.292180648666826" calcext:value-type="float">
            <text:p>0.292180648666826</text:p>
          </table:table-cell>
        </table:table-row>
        <table:table-row table:style-name="ro1">
          <table:table-cell office:value-type="string" calcext:value-type="string">
            <text:p>CORONEL</text:p>
          </table:table-cell>
          <table:table-cell table:style-name="Default" office:value-type="float" office:value="821.129367418324" calcext:value-type="float">
            <text:p>821.129367418324</text:p>
          </table:table-cell>
          <table:table-cell office:value-type="float" office:value="13987.8640054141" calcext:value-type="float">
            <text:p>13987.8640054141</text:p>
          </table:table-cell>
          <table:table-cell table:style-name="Default" office:value-type="float" office:value="156089.730639837" calcext:value-type="float">
            <text:p>156089.730639837</text:p>
          </table:table-cell>
          <table:table-cell office:value-type="float" office:value="1863.40221983904" calcext:value-type="float">
            <text:p>1863.40221983904</text:p>
          </table:table-cell>
          <table:table-cell table:style-name="Default" office:value-type="float" office:value="1027.6527113588" calcext:value-type="float">
            <text:p>1027.6527113588</text:p>
          </table:table-cell>
          <table:table-cell table:style-name="Default" office:value-type="float" office:value="52.1511966327755" calcext:value-type="float">
            <text:p>52.1511966327755</text:p>
          </table:table-cell>
          <table:table-cell table:style-name="Default" office:value-type="float" office:value="7625.7092674451" calcext:value-type="float">
            <text:p>7625.7092674451</text:p>
          </table:table-cell>
          <table:table-cell table:style-name="Default" office:value-type="float" office:value="126.17740674825" calcext:value-type="float">
            <text:p>126.17740674825</text:p>
          </table:table-cell>
          <table:table-cell table:style-name="Default" office:value-type="float" office:value="6981.09623079991" calcext:value-type="float">
            <text:p>6981.09623079991</text:p>
          </table:table-cell>
          <table:table-cell table:style-name="Default" office:value-type="float" office:value="3388.46209015561" calcext:value-type="float">
            <text:p>3388.46209015561</text:p>
          </table:table-cell>
          <table:table-cell table:style-name="Default" office:value-type="float" office:value="269.983651229593" calcext:value-type="float">
            <text:p>269.983651229593</text:p>
          </table:table-cell>
          <table:table-cell table:number-columns-repeated="3"/>
          <table:table-cell table:formula="of:=[.D5]/[.E4]" office:value-type="float" office:value="0.792020709347061" calcext:value-type="float">
            <text:p>0.792020709347061</text:p>
          </table:table-cell>
          <table:table-cell table:formula="of:=[.P4]*[.E17]" office:value-type="float" office:value="0.0390840935247047" calcext:value-type="float">
            <text:p>0.039084093524705</text:p>
          </table:table-cell>
        </table:table-row>
        <table:table-row table:style-name="ro1">
          <table:table-cell office:value-type="string" calcext:value-type="string">
            <text:p>Fuera</text:p>
          </table:table-cell>
          <table:table-cell table:style-name="Default" office:value-type="float" office:value="542.964806478695" calcext:value-type="float">
            <text:p>542.964806478695</text:p>
          </table:table-cell>
          <table:table-cell office:value-type="float" office:value="4208.87208558296" calcext:value-type="float">
            <text:p>4208.87208558296</text:p>
          </table:table-cell>
          <table:table-cell table:style-name="Default" office:value-type="float" office:value="1475.85314795581" calcext:value-type="float">
            <text:p>1475.85314795581</text:p>
          </table:table-cell>
          <table:table-cell office:value-type="float" office:value="259.500384218745" calcext:value-type="float">
            <text:p>259.500384218745</text:p>
          </table:table-cell>
          <table:table-cell table:style-name="Default" office:value-type="float" office:value="1750.78870818332" calcext:value-type="float">
            <text:p>1750.78870818332</text:p>
          </table:table-cell>
          <table:table-cell table:style-name="Default" office:value-type="float" office:value="330.351524679525" calcext:value-type="float">
            <text:p>330.351524679525</text:p>
          </table:table-cell>
          <table:table-cell table:style-name="Default" office:value-type="float" office:value="1242.61494241502" calcext:value-type="float">
            <text:p>1242.61494241502</text:p>
          </table:table-cell>
          <table:table-cell table:style-name="Default" office:value-type="float" office:value="514.798172929817" calcext:value-type="float">
            <text:p>514.798172929817</text:p>
          </table:table-cell>
          <table:table-cell table:style-name="Default" office:value-type="float" office:value="1126.81931221892" calcext:value-type="float">
            <text:p>1126.81931221892</text:p>
          </table:table-cell>
          <table:table-cell table:style-name="Default" office:value-type="float" office:value="887.865491085447" calcext:value-type="float">
            <text:p>887.865491085447</text:p>
          </table:table-cell>
          <table:table-cell table:style-name="Default" office:value-type="float" office:value="1161.08990580863" calcext:value-type="float">
            <text:p>1161.08990580863</text:p>
          </table:table-cell>
          <table:table-cell table:number-columns-repeated="4"/>
          <table:table-cell table:formula="of:=[.P5]*[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ALPEN</text:p>
          </table:table-cell>
          <table:table-cell table:style-name="Default" office:value-type="float" office:value="3333.62541280063" calcext:value-type="float">
            <text:p>3333.62541280063</text:p>
          </table:table-cell>
          <table:table-cell office:value-type="float" office:value="41083.6038547322" calcext:value-type="float">
            <text:p>41083.6038547322</text:p>
          </table:table-cell>
          <table:table-cell table:style-name="Default" office:value-type="float" office:value="1057.94188626234" calcext:value-type="float">
            <text:p>1057.94188626234</text:p>
          </table:table-cell>
          <table:table-cell office:value-type="float" office:value="1953.97569115474" calcext:value-type="float">
            <text:p>1953.97569115474</text:p>
          </table:table-cell>
          <table:table-cell table:style-name="Default" office:value-type="float" office:value="78050.7645188258" calcext:value-type="float">
            <text:p>78050.7645188258</text:p>
          </table:table-cell>
          <table:table-cell table:style-name="Default" office:value-type="float" office:value="397.452442816961" calcext:value-type="float">
            <text:p>397.452442816961</text:p>
          </table:table-cell>
          <table:table-cell table:style-name="Default" office:value-type="float" office:value="410.115335910122" calcext:value-type="float">
            <text:p>410.115335910122</text:p>
          </table:table-cell>
          <table:table-cell table:style-name="Default" office:value-type="float" office:value="1126.91658513518" calcext:value-type="float">
            <text:p>1126.91658513518</text:p>
          </table:table-cell>
          <table:table-cell table:style-name="Default" office:value-type="float" office:value="4502.63751822502" calcext:value-type="float">
            <text:p>4502.63751822502</text:p>
          </table:table-cell>
          <table:table-cell table:style-name="Default" office:value-type="float" office:value="25150.5126385016" calcext:value-type="float">
            <text:p>25150.5126385016</text:p>
          </table:table-cell>
          <table:table-cell table:style-name="Default" office:value-type="float" office:value="276.035415858988" calcext:value-type="float">
            <text:p>276.035415858988</text:p>
          </table:table-cell>
          <table:table-cell table:number-columns-repeated="3"/>
          <table:table-cell table:formula="of:=[.E6]/[.F5]" office:value-type="float" office:value="1.11605454274506" calcext:value-type="float">
            <text:p>1.11605454274506</text:p>
          </table:table-cell>
          <table:table-cell table:formula="of:=[.P6]*[.E19]" office:value-type="float" office:value="0.663308223015843" calcext:value-type="float">
            <text:p>0.663308223015843</text:p>
          </table:table-cell>
        </table:table-row>
        <table:table-row table:style-name="ro1">
          <table:table-cell office:value-type="string" calcext:value-type="string">
            <text:p>HUALQUI</text:p>
          </table:table-cell>
          <table:table-cell table:style-name="Default" office:value-type="float" office:value="3382.35745602787" calcext:value-type="float">
            <text:p>3382.35745602787</text:p>
          </table:table-cell>
          <table:table-cell office:value-type="float" office:value="5592.12941515041" calcext:value-type="float">
            <text:p>5592.12941515041</text:p>
          </table:table-cell>
          <table:table-cell table:style-name="Default" office:value-type="float" office:value="52.1511966327755" calcext:value-type="float">
            <text:p>52.1511966327755</text:p>
          </table:table-cell>
          <table:table-cell office:value-type="float" office:value="368.250949334166" calcext:value-type="float">
            <text:p>368.250949334166</text:p>
          </table:table-cell>
          <table:table-cell table:style-name="Default" office:value-type="float" office:value="443.317953065817" calcext:value-type="float">
            <text:p>443.317953065817</text:p>
          </table:table-cell>
          <table:table-cell table:style-name="Default" office:value-type="float" office:value="23674.4351737304" calcext:value-type="float">
            <text:p>23674.43517373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5.4947302773477" calcext:value-type="float">
            <text:p>85.4947302773477</text:p>
          </table:table-cell>
          <table:table-cell table:style-name="Default" office:value-type="float" office:value="374.860657821201" calcext:value-type="float">
            <text:p>374.860657821201</text:p>
          </table:table-cell>
          <table:table-cell table:style-name="Default" office:value-type="float" office:value="1359.97342620618" calcext:value-type="float">
            <text:p>1359.9734262061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/>
          <table:table-cell table:formula="of:=[.E7]/[.G5]" office:value-type="float" office:value="1.11472453378687" calcext:value-type="float">
            <text:p>1.11472453378687</text:p>
          </table:table-cell>
          <table:table-cell table:formula="of:=[.P7]*[.E20]" office:value-type="float" office:value="0.873890080415982" calcext:value-type="float">
            <text:p>0.873890080415982</text:p>
          </table:table-cell>
        </table:table-row>
        <table:table-row table:style-name="ro1">
          <table:table-cell office:value-type="string" calcext:value-type="string">
            <text:p>LOTA</text:p>
          </table:table-cell>
          <table:table-cell table:style-name="Default" office:value-type="float" office:value="76.8293484273245" calcext:value-type="float">
            <text:p>76.8293484273245</text:p>
          </table:table-cell>
          <table:table-cell office:value-type="float" office:value="3040.02041104539" calcext:value-type="float">
            <text:p>3040.02041104539</text:p>
          </table:table-cell>
          <table:table-cell table:style-name="Default" office:value-type="float" office:value="8069.08615389784" calcext:value-type="float">
            <text:p>8069.08615389784</text:p>
          </table:table-cell>
          <table:table-cell office:value-type="float" office:value="1521.43770144475" calcext:value-type="float">
            <text:p>1521.43770144475</text:p>
          </table:table-cell>
          <table:table-cell table:style-name="Default" office:value-type="float" office:value="462.80337454432" calcext:value-type="float">
            <text:p>462.803374544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609.8394631021" calcext:value-type="float">
            <text:p>53609.83946310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78.73735247031" calcext:value-type="float">
            <text:p>978.73735247031</text:p>
          </table:table-cell>
          <table:table-cell table:style-name="Default" office:value-type="float" office:value="767.514984186498" calcext:value-type="float">
            <text:p>767.514984186498</text:p>
          </table:table-cell>
          <table:table-cell table:style-name="Default" office:value-type="float" office:value="25.2144898041458" calcext:value-type="float">
            <text:p>25.2144898041458</text:p>
          </table:table-cell>
          <table:table-cell table:number-columns-repeated="3"/>
          <table:table-cell table:formula="of:=[.E8]/[.H5]" office:value-type="float" office:value="1.22438387750903" calcext:value-type="float">
            <text:p>1.22438387750903</text:p>
          </table:table-cell>
          <table:table-cell table:formula="of:=[.P8]*[.E19]" office:value-type="float" office:value="0.727691938856505" calcext:value-type="float">
            <text:p>0.727691938856505</text:p>
          </table:table-cell>
        </table:table-row>
        <table:table-row table:style-name="ro1">
          <table:table-cell office:value-type="string" calcext:value-type="string">
            <text:p>PENCO</text:p>
          </table:table-cell>
          <table:table-cell table:style-name="Default" office:value-type="float" office:value="241.518390128115" calcext:value-type="float">
            <text:p>241.518390128115</text:p>
          </table:table-cell>
          <table:table-cell office:value-type="float" office:value="16642.8953972706" calcext:value-type="float">
            <text:p>16642.8953972706</text:p>
          </table:table-cell>
          <table:table-cell table:style-name="Default" office:value-type="float" office:value="119.135352862157" calcext:value-type="float">
            <text:p>119.135352862157</text:p>
          </table:table-cell>
          <table:table-cell office:value-type="float" office:value="522.275472471989" calcext:value-type="float">
            <text:p>522.275472471989</text:p>
          </table:table-cell>
          <table:table-cell table:style-name="Default" office:value-type="float" office:value="1004.92153050495" calcext:value-type="float">
            <text:p>1004.92153050495</text:p>
          </table:table-cell>
          <table:table-cell table:style-name="Default" office:value-type="float" office:value="129.030468025925" calcext:value-type="float">
            <text:p>129.0304680259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398.7475098681" calcext:value-type="float">
            <text:p>56398.7475098681</text:p>
          </table:table-cell>
          <table:table-cell table:style-name="Default" office:value-type="float" office:value="1302.81567626665" calcext:value-type="float">
            <text:p>1302.81567626665</text:p>
          </table:table-cell>
          <table:table-cell table:style-name="Default" office:value-type="float" office:value="4005.15052849485" calcext:value-type="float">
            <text:p>4005.15052849485</text:p>
          </table:table-cell>
          <table:table-cell table:style-name="Default" office:value-type="float" office:value="1170.11426770996" calcext:value-type="float">
            <text:p>1170.11426770996</text:p>
          </table:table-cell>
          <table:table-cell table:number-columns-repeated="3"/>
          <table:table-cell table:formula="of:=[.E9]/[.I5]" office:value-type="float" office:value="1.01452472043484" calcext:value-type="float">
            <text:p>1.01452472043484</text:p>
          </table:table-cell>
          <table:table-cell table:formula="of:=[.P9]*[.E20]" office:value-type="float" office:value="0.795338276545291" calcext:value-type="float">
            <text:p>0.795338276545291</text:p>
          </table:table-cell>
        </table:table-row>
        <table:table-row table:style-name="ro1">
          <table:table-cell office:value-type="string" calcext:value-type="string">
            <text:p>SAN PEDRO DE LA PAZ</text:p>
          </table:table-cell>
          <table:table-cell table:style-name="Default" office:value-type="float" office:value="2074.38277378295" calcext:value-type="float">
            <text:p>2074.38277378295</text:p>
          </table:table-cell>
          <table:table-cell office:value-type="float" office:value="54352.4707189083" calcext:value-type="float">
            <text:p>54352.4707189083</text:p>
          </table:table-cell>
          <table:table-cell table:style-name="Default" office:value-type="float" office:value="6956.30758032029" calcext:value-type="float">
            <text:p>6956.30758032029</text:p>
          </table:table-cell>
          <table:table-cell office:value-type="float" office:value="1476.79092622311" calcext:value-type="float">
            <text:p>1476.79092622311</text:p>
          </table:table-cell>
          <table:table-cell table:style-name="Default" office:value-type="float" office:value="4199.38764723143" calcext:value-type="float">
            <text:p>4199.38764723143</text:p>
          </table:table-cell>
          <table:table-cell table:style-name="Default" office:value-type="float" office:value="328.589665538027" calcext:value-type="float">
            <text:p>328.589665538027</text:p>
          </table:table-cell>
          <table:table-cell table:style-name="Default" office:value-type="float" office:value="989.963926074291" calcext:value-type="float">
            <text:p>989.963926074291</text:p>
          </table:table-cell>
          <table:table-cell table:style-name="Default" office:value-type="float" office:value="1299.96898256397" calcext:value-type="float">
            <text:p>1299.96898256397</text:p>
          </table:table-cell>
          <table:table-cell table:style-name="Default" office:value-type="float" office:value="116538.603040191" calcext:value-type="float">
            <text:p>116538.603040191</text:p>
          </table:table-cell>
          <table:table-cell table:style-name="Default" office:value-type="float" office:value="10418.6548461809" calcext:value-type="float">
            <text:p>10418.6548461809</text:p>
          </table:table-cell>
          <table:table-cell table:style-name="Default" office:value-type="float" office:value="202.392397613878" calcext:value-type="float">
            <text:p>202.392397613878</text:p>
          </table:table-cell>
          <table:table-cell table:number-columns-repeated="3"/>
          <table:table-cell table:formula="of:=[.E10]/[.J5]" office:value-type="float" office:value="1.31058361372511" calcext:value-type="float">
            <text:p>1.31058361372511</text:p>
          </table:table-cell>
          <table:table-cell table:formula="of:=[.P10]*[.E23]" office:value-type="float" office:value="0.574470256669767" calcext:value-type="float">
            <text:p>0.574470256669767</text:p>
          </table:table-cell>
        </table:table-row>
        <table:table-row table:style-name="ro1">
          <table:table-cell office:value-type="string" calcext:value-type="string">
            <text:p>TALCAHUANO</text:p>
          </table:table-cell>
          <table:table-cell table:style-name="Default" office:value-type="float" office:value="5368.81937163454" calcext:value-type="float">
            <text:p>5368.81937163454</text:p>
          </table:table-cell>
          <table:table-cell office:value-type="float" office:value="50961.589524792" calcext:value-type="float">
            <text:p>50961.589524792</text:p>
          </table:table-cell>
          <table:table-cell table:style-name="Default" office:value-type="float" office:value="3509.5233883128" calcext:value-type="float">
            <text:p>3509.5233883128</text:p>
          </table:table-cell>
          <table:table-cell office:value-type="float" office:value="1683.7604854934" calcext:value-type="float">
            <text:p>1683.7604854934</text:p>
          </table:table-cell>
          <table:table-cell table:style-name="Default" office:value-type="float" office:value="24933.4730012821" calcext:value-type="float">
            <text:p>24933.4730012821</text:p>
          </table:table-cell>
          <table:table-cell table:style-name="Default" office:value-type="float" office:value="1103.74069146764" calcext:value-type="float">
            <text:p>1103.74069146764</text:p>
          </table:table-cell>
          <table:table-cell table:style-name="Default" office:value-type="float" office:value="767.514984186499" calcext:value-type="float">
            <text:p>767.514984186499</text:p>
          </table:table-cell>
          <table:table-cell table:style-name="Default" office:value-type="float" office:value="4057.44051278173" calcext:value-type="float">
            <text:p>4057.44051278173</text:p>
          </table:table-cell>
          <table:table-cell table:style-name="Default" office:value-type="float" office:value="10401.9512301083" calcext:value-type="float">
            <text:p>10401.9512301083</text:p>
          </table:table-cell>
          <table:table-cell table:style-name="Default" office:value-type="float" office:value="208445.735323972" calcext:value-type="float">
            <text:p>208445.735323972</text:p>
          </table:table-cell>
          <table:table-cell table:style-name="Default" office:value-type="float" office:value="1747.51641574504" calcext:value-type="float">
            <text:p>1747.51641574504</text:p>
          </table:table-cell>
          <table:table-cell table:number-columns-repeated="3"/>
          <table:table-cell table:formula="of:=[.E11]/[.K5]" office:value-type="float" office:value="1.89641393026205" calcext:value-type="float">
            <text:p>1.89641393026205</text:p>
          </table:table-cell>
          <table:table-cell table:formula="of:=[.P11]*[.E24]" office:value-type="float" office:value="0.0482460432501684" calcext:value-type="float">
            <text:p>0.048246043250169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 table:style-name="Default" office:value-type="float" office:value="304.244010489349" calcext:value-type="float">
            <text:p>304.244010489349</text:p>
          </table:table-cell>
          <table:table-cell office:value-type="float" office:value="8538.51468971229" calcext:value-type="float">
            <text:p>8538.51468971229</text:p>
          </table:table-cell>
          <table:table-cell table:style-name="Default" office:value-type="float" office:value="269.983651229593" calcext:value-type="float">
            <text:p>269.983651229593</text:p>
          </table:table-cell>
          <table:table-cell office:value-type="float" office:value="1265.59662343305" calcext:value-type="float">
            <text:p>1265.59662343305</text:p>
          </table:table-cell>
          <table:table-cell table:style-name="Default" office:value-type="float" office:value="276.035415858988" calcext:value-type="float">
            <text:p>276.0354158589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7.9025284383439" calcext:value-type="float">
            <text:p>77.9025284383439</text:p>
          </table:table-cell>
          <table:table-cell table:style-name="Default" office:value-type="float" office:value="1395.07109088737" calcext:value-type="float">
            <text:p>1395.07109088737</text:p>
          </table:table-cell>
          <table:table-cell table:style-name="Default" office:value-type="float" office:value="250.070352602037" calcext:value-type="float">
            <text:p>250.070352602037</text:p>
          </table:table-cell>
          <table:table-cell table:style-name="Default" office:value-type="float" office:value="1713.56548317279" calcext:value-type="float">
            <text:p>1713.56548317279</text:p>
          </table:table-cell>
          <table:table-cell table:style-name="Default" office:value-type="float" office:value="65394.5826610446" calcext:value-type="float">
            <text:p>65394.5826610446</text:p>
          </table:table-cell>
          <table:table-cell table:number-columns-repeated="3"/>
          <table:table-cell table:formula="of:=[.E12]/[.L5]" office:value-type="float" office:value="1.09000742931413" calcext:value-type="float">
            <text:p>1.09000742931413</text:p>
          </table:table-cell>
          <table:table-cell table:formula="of:=[.P12]*[.E25]" office:value-type="float" office:value="0.743017052744373" calcext:value-type="float">
            <text:p>0.743017052744373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 calcext:value-type="string">
            <text:p>CHIGUAYANTE</text:p>
          </table:table-cell>
          <table:table-cell office:value-type="string" calcext:value-type="string">
            <text:p>CONCEPCION</text:p>
          </table:table-cell>
          <table:table-cell office:value-type="string" calcext:value-type="string">
            <text:p>CORONEL</text:p>
          </table:table-cell>
          <table:table-cell table:style-name="ce1" office:value-type="string" calcext:value-type="string">
            <text:p>Fuera</text:p>
          </table:table-cell>
          <table:table-cell office:value-type="string" calcext:value-type="string">
            <text:p>HUALPEN</text:p>
          </table:table-cell>
          <table:table-cell office:value-type="string" calcext:value-type="string">
            <text:p>HUALQUI</text:p>
          </table:table-cell>
          <table:table-cell office:value-type="string" calcext:value-type="string">
            <text:p>LOTA</text:p>
          </table:table-cell>
          <table:table-cell office:value-type="string" calcext:value-type="string">
            <text:p>PENCO</text:p>
          </table:table-cell>
          <table:table-cell office:value-type="string" calcext:value-type="string">
            <text:p>SAN PEDRO DE LA PAZ</text:p>
          </table:table-cell>
          <table:table-cell office:value-type="string" calcext:value-type="string">
            <text:p>TALCAHUANO</text:p>
          </table:table-cell>
          <table:table-cell office:value-type="string" calcext:value-type="string">
            <text:p>TOME</text:p>
          </table:table-cell>
          <table:table-cell table:number-columns-repeated="2"/>
          <table:table-cell office:value-type="string" calcext:value-type="string">
            <text:p>POBLAC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GUAYANTE</text:p>
          </table:table-cell>
          <table:table-cell table:formula="of:=[.B2]/[.$O15]" office:value-type="float" office:value="0.937712232947475" calcext:value-type="float">
            <text:p>0.937712232947475</text:p>
          </table:table-cell>
          <table:table-cell table:formula="of:=[.C2]/[.$O15]" office:value-type="float" office:value="0.412238290162638" calcext:value-type="float">
            <text:p>0.412238290162638</text:p>
          </table:table-cell>
          <table:table-cell table:formula="of:=[.D2]/[.$O15]" office:value-type="float" office:value="0.0123339621953091" calcext:value-type="float">
            <text:p>0.012333962195309</text:p>
          </table:table-cell>
          <table:table-cell table:style-name="ce1" office:value-type="float" office:value="0.326160546424317" calcext:value-type="float">
            <text:p>0.326160546424317</text:p>
          </table:table-cell>
          <table:table-cell table:formula="of:=[.F2]/[.$O15]" office:value-type="float" office:value="0.0386692579543439" calcext:value-type="float">
            <text:p>0.038669257954344</text:p>
          </table:table-cell>
          <table:table-cell table:formula="of:=[.G2]/[.$O15]" office:value-type="float" office:value="0.0409762077545402" calcext:value-type="float">
            <text:p>0.04097620775454</text:p>
          </table:table-cell>
          <table:table-cell table:formula="of:=[.H2]/[.$O15]" office:value-type="float" office:value="0.00089400903473812" calcext:value-type="float">
            <text:p>0.000894009034738</text:p>
          </table:table-cell>
          <table:table-cell table:formula="of:=[.I2]/[.$O15]" office:value-type="float" office:value="0.00320784546299595" calcext:value-type="float">
            <text:p>0.003207845462996</text:p>
          </table:table-cell>
          <table:table-cell table:formula="of:=[.J2]/[.$O15]" office:value-type="float" office:value="0.0250384335060386" calcext:value-type="float">
            <text:p>0.025038433506039</text:p>
          </table:table-cell>
          <table:table-cell table:formula="of:=[.K2]/[.$O15]" office:value-type="float" office:value="0.0594624009515661" calcext:value-type="float">
            <text:p>0.059462400951566</text:p>
          </table:table-cell>
          <table:table-cell table:formula="of:=[.L2]/[.$O15]" office:value-type="float" office:value="0.00243935309639381" calcext:value-type="float">
            <text:p>0.002439353096394</text:p>
          </table:table-cell>
          <table:table-cell/>
          <table:table-cell office:value-type="string" calcext:value-type="string">
            <text:p>CHIGUAYANTE</text:p>
          </table:table-cell>
          <table:table-cell office:value-type="float" office:value="85938" calcext:value-type="float">
            <text:p>85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EPCION</text:p>
          </table:table-cell>
          <table:table-cell table:formula="of:=[.B3]/[.$O16]" office:value-type="float" office:value="0.158501830990403" calcext:value-type="float">
            <text:p>0.158501830990403</text:p>
          </table:table-cell>
          <table:table-cell table:formula="of:=[.C3]/[.$O16]" office:value-type="float" office:value="1.68218557769078" calcext:value-type="float">
            <text:p>1.68218557769078</text:p>
          </table:table-cell>
          <table:table-cell table:formula="of:=[.D3]/[.$O16]" office:value-type="float" office:value="0.0620144201977245" calcext:value-type="float">
            <text:p>0.062014420197725</text:p>
          </table:table-cell>
          <table:table-cell table:style-name="ce1" office:value-type="float" office:value="0.352489786550621" calcext:value-type="float">
            <text:p>0.352489786550621</text:p>
          </table:table-cell>
          <table:table-cell table:formula="of:=[.F3]/[.$O16]" office:value-type="float" office:value="0.180244450045483" calcext:value-type="float">
            <text:p>0.180244450045483</text:p>
          </table:table-cell>
          <table:table-cell table:formula="of:=[.G3]/[.$O16]" office:value-type="float" office:value="0.024658614487931" calcext:value-type="float">
            <text:p>0.024658614487931</text:p>
          </table:table-cell>
          <table:table-cell table:formula="of:=[.H3]/[.$O16]" office:value-type="float" office:value="0.0128805283146461" calcext:value-type="float">
            <text:p>0.012880528314646</text:p>
          </table:table-cell>
          <table:table-cell table:formula="of:=[.I3]/[.$O16]" office:value-type="float" office:value="0.072193010238507" calcext:value-type="float">
            <text:p>0.072193010238507</text:p>
          </table:table-cell>
          <table:table-cell table:formula="of:=[.J3]/[.$O16]" office:value-type="float" office:value="0.238259546561278" calcext:value-type="float">
            <text:p>0.238259546561278</text:p>
          </table:table-cell>
          <table:table-cell table:formula="of:=[.K3]/[.$O16]" office:value-type="float" office:value="0.232354502265441" calcext:value-type="float">
            <text:p>0.232354502265441</text:p>
          </table:table-cell>
          <table:table-cell table:formula="of:=[.L3]/[.$O16]" office:value-type="float" office:value="0.0390589661693454" calcext:value-type="float">
            <text:p>0.039058966169345</text:p>
          </table:table-cell>
          <table:table-cell/>
          <table:table-cell office:value-type="string" calcext:value-type="string">
            <text:p>CONCEPCION</text:p>
          </table:table-cell>
          <table:table-cell office:value-type="float" office:value="223574" calcext:value-type="float">
            <text:p>223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ONEL</text:p>
          </table:table-cell>
          <table:table-cell table:formula="of:=[.B4]/[.$O17]" office:value-type="float" office:value="0.00706274937140531" calcext:value-type="float">
            <text:p>0.007062749371405</text:p>
          </table:table-cell>
          <table:table-cell table:formula="of:=[.C4]/[.$O17]" office:value-type="float" office:value="0.120313292437891" calcext:value-type="float">
            <text:p>0.120313292437891</text:p>
          </table:table-cell>
          <table:table-cell table:formula="of:=[.D4]/[.$O17]" office:value-type="float" office:value="1.34256877259841" calcext:value-type="float">
            <text:p>1.34256877259841</text:p>
          </table:table-cell>
          <table:table-cell office:value-type="float" office:value="0.0493473125935375" calcext:value-type="float">
            <text:p>0.049347312593538</text:p>
          </table:table-cell>
          <table:table-cell table:formula="of:=[.F4]/[.$O17]" office:value-type="float" office:value="0.00883911089916571" calcext:value-type="float">
            <text:p>0.008839110899166</text:p>
          </table:table-cell>
          <table:table-cell table:formula="of:=[.G4]/[.$O17]" office:value-type="float" office:value="0.000448566140551302" calcext:value-type="float">
            <text:p>0.000448566140551</text:p>
          </table:table-cell>
          <table:table-cell table:formula="of:=[.H4]/[.$O17]" office:value-type="float" office:value="0.0655907284189598" calcext:value-type="float">
            <text:p>0.06559072841896</text:p>
          </table:table-cell>
          <table:table-cell table:formula="of:=[.I4]/[.$O17]" office:value-type="float" office:value="0.00108528501787557" calcext:value-type="float">
            <text:p>0.001085285017876</text:p>
          </table:table-cell>
          <table:table-cell table:formula="of:=[.J4]/[.$O17]" office:value-type="float" office:value="0.0600462423732596" calcext:value-type="float">
            <text:p>0.06004624237326</text:p>
          </table:table-cell>
          <table:table-cell table:formula="of:=[.K4]/[.$O17]" office:value-type="float" office:value="0.0291450524690407" calcext:value-type="float">
            <text:p>0.029145052469041</text:p>
          </table:table-cell>
          <table:table-cell table:formula="of:=[.L4]/[.$O17]" office:value-type="float" office:value="0.00232220029957848" calcext:value-type="float">
            <text:p>0.002322200299578</text:p>
          </table:table-cell>
          <table:table-cell/>
          <table:table-cell office:value-type="string" calcext:value-type="string">
            <text:p>CORONEL</text:p>
          </table:table-cell>
          <table:table-cell office:value-type="float" office:value="116262" calcext:value-type="float">
            <text:p>116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era</text:p>
          </table:table-cell>
          <table:table-cell table:formula="of:=[.Q2]" office:value-type="float" office:value="0.299805205842994" calcext:value-type="float">
            <text:p>0.299805205842994</text:p>
          </table:table-cell>
          <table:table-cell table:formula="of:=[.Q3]" office:value-type="float" office:value="0.292180648666826" calcext:value-type="float">
            <text:p>0.292180648666826</text:p>
          </table:table-cell>
          <table:table-cell table:formula="of:=[.Q4]" office:value-type="float" office:value="0.0390840935247047" calcext:value-type="float">
            <text:p>0.039084093524705</text:p>
          </table:table-cell>
          <table:table-cell office:value-type="float" office:value="1.93145405520034" calcext:value-type="float">
            <text:p>1.93145405520034</text:p>
          </table:table-cell>
          <table:table-cell table:formula="of:=[.Q6]" office:value-type="float" office:value="0.663308223015843" calcext:value-type="float">
            <text:p>0.663308223015843</text:p>
          </table:table-cell>
          <table:table-cell table:formula="of:=[.Q7]" office:value-type="float" office:value="0.873890080415982" calcext:value-type="float">
            <text:p>0.873890080415982</text:p>
          </table:table-cell>
          <table:table-cell table:formula="of:=[.Q8]" office:value-type="float" office:value="0.727691938856505" calcext:value-type="float">
            <text:p>0.727691938856505</text:p>
          </table:table-cell>
          <table:table-cell table:formula="of:=[.Q9]" office:value-type="float" office:value="0.795338276545291" calcext:value-type="float">
            <text:p>0.795338276545291</text:p>
          </table:table-cell>
          <table:table-cell table:formula="of:=[.Q10]" office:value-type="float" office:value="0.574470256669767" calcext:value-type="float">
            <text:p>0.574470256669767</text:p>
          </table:table-cell>
          <table:table-cell table:formula="of:=[.Q11]" office:value-type="float" office:value="0.0482460432501684" calcext:value-type="float">
            <text:p>0.048246043250169</text:p>
          </table:table-cell>
          <table:table-cell table:formula="of:=[.Q12]" office:value-type="float" office:value="0.743017052744373" calcext:value-type="float">
            <text:p>0.743017052744373</text:p>
          </table:table-cell>
          <table:table-cell/>
          <table:table-cell office:value-type="string" calcext:value-type="string">
            <text:p>Fuera</text:p>
          </table:table-cell>
          <table:table-cell office:value-type="float" office:value="692411" calcext:value-type="float">
            <text:p>692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ALPEN</text:p>
          </table:table-cell>
          <table:table-cell table:formula="of:=[.B6]/[.$O19]" office:value-type="float" office:value="0.0363246860492806" calcext:value-type="float">
            <text:p>0.036324686049281</text:p>
          </table:table-cell>
          <table:table-cell table:formula="of:=[.C6]/[.$O19]" office:value-type="float" office:value="0.447665477370601" calcext:value-type="float">
            <text:p>0.447665477370601</text:p>
          </table:table-cell>
          <table:table-cell table:formula="of:=[.D6]/[.$O19]" office:value-type="float" office:value="0.0115278119519068" calcext:value-type="float">
            <text:p>0.011527811951907</text:p>
          </table:table-cell>
          <table:table-cell office:value-type="float" office:value="0.594333159904861" calcext:value-type="float">
            <text:p>0.594333159904861</text:p>
          </table:table-cell>
          <table:table-cell table:formula="of:=[.F6]/[.$O19]" office:value-type="float" office:value="0.850476333113506" calcext:value-type="float">
            <text:p>0.850476333113506</text:p>
          </table:table-cell>
          <table:table-cell table:formula="of:=[.G6]/[.$O19]" office:value-type="float" office:value="0.00433082107827968" calcext:value-type="float">
            <text:p>0.00433082107828</text:p>
          </table:table-cell>
          <table:table-cell table:formula="of:=[.H6]/[.$O19]" office:value-type="float" office:value="0.00446880167271553" calcext:value-type="float">
            <text:p>0.004468801672716</text:p>
          </table:table-cell>
          <table:table-cell table:formula="of:=[.I6]/[.$O19]" office:value-type="float" office:value="0.0122793913802009" calcext:value-type="float">
            <text:p>0.012279391380201</text:p>
          </table:table-cell>
          <table:table-cell table:formula="of:=[.J6]/[.$O19]" office:value-type="float" office:value="0.0490627692047227" calcext:value-type="float">
            <text:p>0.049062769204723</text:p>
          </table:table-cell>
          <table:table-cell table:formula="of:=[.K6]/[.$O19]" office:value-type="float" office:value="0.274051329241733" calcext:value-type="float">
            <text:p>0.274051329241733</text:p>
          </table:table-cell>
          <table:table-cell table:formula="of:=[.L6]/[.$O19]" office:value-type="float" office:value="0.00300780639032164" calcext:value-type="float">
            <text:p>0.003007806390322</text:p>
          </table:table-cell>
          <table:table-cell/>
          <table:table-cell office:value-type="string" calcext:value-type="string">
            <text:p>HUALPEN</text:p>
          </table:table-cell>
          <table:table-cell office:value-type="float" office:value="91773" calcext:value-type="float">
            <text:p>917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ALQUI</text:p>
          </table:table-cell>
          <table:table-cell table:formula="of:=[.B7]/[.$O20]" office:value-type="float" office:value="0.139002895492864" calcext:value-type="float">
            <text:p>0.139002895492864</text:p>
          </table:table-cell>
          <table:table-cell table:formula="of:=[.C7]/[.$O20]" office:value-type="float" office:value="0.229816685782699" calcext:value-type="float">
            <text:p>0.229816685782699</text:p>
          </table:table-cell>
          <table:table-cell table:formula="of:=[.D7]/[.$O20]" office:value-type="float" office:value="0.00214322922092531" calcext:value-type="float">
            <text:p>0.002143229220925</text:p>
          </table:table-cell>
          <table:table-cell office:value-type="float" office:value="0.783951598739159" calcext:value-type="float">
            <text:p>0.783951598739159</text:p>
          </table:table-cell>
          <table:table-cell table:formula="of:=[.F7]/[.$O20]" office:value-type="float" office:value="0.0182187955889457" calcext:value-type="float">
            <text:p>0.018218795588946</text:p>
          </table:table-cell>
          <table:table-cell table:formula="of:=[.G7]/[.$O20]" office:value-type="float" office:value="0.97293532132209" calcext:value-type="float">
            <text:p>0.97293532132209</text:p>
          </table:table-cell>
          <table:table-cell table:formula="of:=[.H7]/[.$O20]" office:value-type="float" office:value="0" calcext:value-type="float">
            <text:p>0</text:p>
          </table:table-cell>
          <table:table-cell table:formula="of:=[.I7]/[.$O20]" office:value-type="float" office:value="0.00351353019674301" calcext:value-type="float">
            <text:p>0.003513530196743</text:p>
          </table:table-cell>
          <table:table-cell table:formula="of:=[.J7]/[.$O20]" office:value-type="float" office:value="0.0154054435466733" calcext:value-type="float">
            <text:p>0.015405443546673</text:p>
          </table:table-cell>
          <table:table-cell table:formula="of:=[.K7]/[.$O20]" office:value-type="float" office:value="0.0558900845027813" calcext:value-type="float">
            <text:p>0.055890084502781</text:p>
          </table:table-cell>
          <table:table-cell table:formula="of:=[.L7]/[.$O20]" office:value-type="float" office:value="0" calcext:value-type="float">
            <text:p>0</text:p>
          </table:table-cell>
          <table:table-cell/>
          <table:table-cell office:value-type="string" calcext:value-type="string">
            <text:p>HUALQUI</text:p>
          </table:table-cell>
          <table:table-cell office:value-type="float" office:value="24333" calcext:value-type="float">
            <text:p>24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TA</text:p>
          </table:table-cell>
          <table:table-cell table:formula="of:=[.B8]/[.$O21]" office:value-type="float" office:value="0.00176477198638623" calcext:value-type="float">
            <text:p>0.001764771986386</text:p>
          </table:table-cell>
          <table:table-cell table:formula="of:=[.C8]/[.$O21]" office:value-type="float" office:value="0.0698293421625219" calcext:value-type="float">
            <text:p>0.069829342162522</text:p>
          </table:table-cell>
          <table:table-cell table:formula="of:=[.D8]/[.$O21]" office:value-type="float" office:value="0.185347103569492" calcext:value-type="float">
            <text:p>0.185347103569492</text:p>
          </table:table-cell>
          <table:table-cell office:value-type="float" office:value="0.739233054445924" calcext:value-type="float">
            <text:p>0.739233054445924</text:p>
          </table:table-cell>
          <table:table-cell table:formula="of:=[.F8]/[.$O21]" office:value-type="float" office:value="0.0106306046754179" calcext:value-type="float">
            <text:p>0.010630604675418</text:p>
          </table:table-cell>
          <table:table-cell table:formula="of:=[.G8]/[.$O21]" office:value-type="float" office:value="0" calcext:value-type="float">
            <text:p>0</text:p>
          </table:table-cell>
          <table:table-cell table:formula="of:=[.H8]/[.$O21]" office:value-type="float" office:value="1.23141930545773" calcext:value-type="float">
            <text:p>1.23141930545773</text:p>
          </table:table-cell>
          <table:table-cell table:formula="of:=[.I8]/[.$O21]" office:value-type="float" office:value="0" calcext:value-type="float">
            <text:p>0</text:p>
          </table:table-cell>
          <table:table-cell table:formula="of:=[.J8]/[.$O21]" office:value-type="float" office:value="0.0224816205919446" calcext:value-type="float">
            <text:p>0.022481620591945</text:p>
          </table:table-cell>
          <table:table-cell table:formula="of:=[.K8]/[.$O21]" office:value-type="float" office:value="0.0176298376980934" calcext:value-type="float">
            <text:p>0.017629837698094</text:p>
          </table:table-cell>
          <table:table-cell table:formula="of:=[.L8]/[.$O21]" office:value-type="float" office:value="0.00057917743893754" calcext:value-type="float">
            <text:p>0.000579177438938</text:p>
          </table:table-cell>
          <table:table-cell/>
          <table:table-cell office:value-type="string" calcext:value-type="string">
            <text:p>LOTA</text:p>
          </table:table-cell>
          <table:table-cell office:value-type="float" office:value="43535" calcext:value-type="float">
            <text:p>43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CO</text:p>
          </table:table-cell>
          <table:table-cell table:formula="of:=[.B9]/[.$O22]" office:value-type="float" office:value="0.00509887453560739" calcext:value-type="float">
            <text:p>0.005098874535607</text:p>
          </table:table-cell>
          <table:table-cell table:formula="of:=[.C9]/[.$O22]" office:value-type="float" office:value="0.351360554759023" calcext:value-type="float">
            <text:p>0.351360554759023</text:p>
          </table:table-cell>
          <table:table-cell table:formula="of:=[.D9]/[.$O22]" office:value-type="float" office:value="0.0025151551261882" calcext:value-type="float">
            <text:p>0.002515155126188</text:p>
          </table:table-cell>
          <table:table-cell office:value-type="float" office:value="0.763698918041489" calcext:value-type="float">
            <text:p>0.763698918041489</text:p>
          </table:table-cell>
          <table:table-cell table:formula="of:=[.F9]/[.$O22]" office:value-type="float" office:value="0.0212156465578345" calcext:value-type="float">
            <text:p>0.021215646557835</text:p>
          </table:table-cell>
          <table:table-cell table:formula="of:=[.G9]/[.$O22]" office:value-type="float" office:value="0.00272405826896203" calcext:value-type="float">
            <text:p>0.002724058268962</text:p>
          </table:table-cell>
          <table:table-cell table:formula="of:=[.H9]/[.$O22]" office:value-type="float" office:value="0" calcext:value-type="float">
            <text:p>0</text:p>
          </table:table-cell>
          <table:table-cell table:formula="of:=[.I9]/[.$O22]" office:value-type="float" office:value="1.19067594548669" calcext:value-type="float">
            <text:p>1.19067594548669</text:p>
          </table:table-cell>
          <table:table-cell table:formula="of:=[.J9]/[.$O22]" office:value-type="float" office:value="0.0275047116403119" calcext:value-type="float">
            <text:p>0.027504711640312</text:p>
          </table:table-cell>
          <table:table-cell table:formula="of:=[.K9]/[.$O22]" office:value-type="float" office:value="0.084555714495215" calcext:value-type="float">
            <text:p>0.084555714495215</text:p>
          </table:table-cell>
          <table:table-cell table:formula="of:=[.L9]/[.$O22]" office:value-type="float" office:value="0.0247031534129238" calcext:value-type="float">
            <text:p>0.024703153412924</text:p>
          </table:table-cell>
          <table:table-cell/>
          <table:table-cell office:value-type="string" calcext:value-type="string">
            <text:p>PENCO</text:p>
          </table:table-cell>
          <table:table-cell office:value-type="float" office:value="47367" calcext:value-type="float">
            <text:p>47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 PEDRO DE LA PAZ</text:p>
          </table:table-cell>
          <table:table-cell table:formula="of:=[.B10]/[.$O23]" office:value-type="float" office:value="0.015737912522631" calcext:value-type="float">
            <text:p>0.015737912522631</text:p>
          </table:table-cell>
          <table:table-cell table:formula="of:=[.C10]/[.$O23]" office:value-type="float" office:value="0.412360939540152" calcext:value-type="float">
            <text:p>0.412360939540152</text:p>
          </table:table-cell>
          <table:table-cell table:formula="of:=[.D10]/[.$O23]" office:value-type="float" office:value="0.0527760650364188" calcext:value-type="float">
            <text:p>0.052776065036419</text:p>
          </table:table-cell>
          <table:table-cell office:value-type="float" office:value="0.438331633826045" calcext:value-type="float">
            <text:p>0.438331633826045</text:p>
          </table:table-cell>
          <table:table-cell table:formula="of:=[.F10]/[.$O23]" office:value-type="float" office:value="0.0318598844321394" calcext:value-type="float">
            <text:p>0.031859884432139</text:p>
          </table:table-cell>
          <table:table-cell table:formula="of:=[.G10]/[.$O23]" office:value-type="float" office:value="0.00249294174509913" calcext:value-type="float">
            <text:p>0.002492941745099</text:p>
          </table:table-cell>
          <table:table-cell table:formula="of:=[.H10]/[.$O23]" office:value-type="float" office:value="0.00751065129638786" calcext:value-type="float">
            <text:p>0.007510651296388</text:p>
          </table:table-cell>
          <table:table-cell table:formula="of:=[.I10]/[.$O23]" office:value-type="float" office:value="0.0098625954613071" calcext:value-type="float">
            <text:p>0.009862595461307</text:p>
          </table:table-cell>
          <table:table-cell table:formula="of:=[.J10]/[.$O23]" office:value-type="float" office:value="0.884154247391595" calcext:value-type="float">
            <text:p>0.884154247391595</text:p>
          </table:table-cell>
          <table:table-cell table:formula="of:=[.K10]/[.$O23]" office:value-type="float" office:value="0.0790441767281267" calcext:value-type="float">
            <text:p>0.079044176728127</text:p>
          </table:table-cell>
          <table:table-cell table:formula="of:=[.L10]/[.$O23]" office:value-type="float" office:value="0.00153550920743717" calcext:value-type="float">
            <text:p>0.001535509207437</text:p>
          </table:table-cell>
          <table:table-cell/>
          <table:table-cell office:value-type="string" calcext:value-type="string">
            <text:p>SAN PEDRO DE LA PAZ</text:p>
          </table:table-cell>
          <table:table-cell office:value-type="float" office:value="131808" calcext:value-type="float">
            <text:p>131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CAHUANO</text:p>
          </table:table-cell>
          <table:table-cell table:formula="of:=[.B11]/[.$O24]" office:value-type="float" office:value="0.0353796029735586" calcext:value-type="float">
            <text:p>0.035379602973559</text:p>
          </table:table-cell>
          <table:table-cell table:formula="of:=[.C11]/[.$O24]" office:value-type="float" office:value="0.3358281736604" calcext:value-type="float">
            <text:p>0.3358281736604</text:p>
          </table:table-cell>
          <table:table-cell table:formula="of:=[.D11]/[.$O24]" office:value-type="float" office:value="0.0231271599042682" calcext:value-type="float">
            <text:p>0.023127159904268</text:p>
          </table:table-cell>
          <table:table-cell office:value-type="float" office:value="0.0254406711953976" calcext:value-type="float">
            <text:p>0.025440671195398</text:p>
          </table:table-cell>
          <table:table-cell table:formula="of:=[.F11]/[.$O24]" office:value-type="float" office:value="0.164307329875532" calcext:value-type="float">
            <text:p>0.164307329875532</text:p>
          </table:table-cell>
          <table:table-cell table:formula="of:=[.G11]/[.$O24]" office:value-type="float" office:value="0.00727346270135319" calcext:value-type="float">
            <text:p>0.007273462701353</text:p>
          </table:table-cell>
          <table:table-cell table:formula="of:=[.H11]/[.$O24]" office:value-type="float" office:value="0.00505779269838021" calcext:value-type="float">
            <text:p>0.00505779269838</text:p>
          </table:table-cell>
          <table:table-cell table:formula="of:=[.I11]/[.$O24]" office:value-type="float" office:value="0.026737840201792" calcext:value-type="float">
            <text:p>0.026737840201792</text:p>
          </table:table-cell>
          <table:table-cell table:formula="of:=[.J11]/[.$O24]" office:value-type="float" office:value="0.0685470825515051" calcext:value-type="float">
            <text:p>0.068547082551505</text:p>
          </table:table-cell>
          <table:table-cell table:formula="of:=[.K11]/[.$O24]" office:value-type="float" office:value="1.373621805244" calcext:value-type="float">
            <text:p>1.373621805244</text:p>
          </table:table-cell>
          <table:table-cell table:formula="of:=[.L11]/[.$O24]" office:value-type="float" office:value="0.0115158348044801" calcext:value-type="float">
            <text:p>0.01151583480448</text:p>
          </table:table-cell>
          <table:table-cell/>
          <table:table-cell office:value-type="string" calcext:value-type="string">
            <text:p>TALCAHUANO</text:p>
          </table:table-cell>
          <table:table-cell office:value-type="float" office:value="151749" calcext:value-type="float">
            <text:p>151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E</text:p>
          </table:table-cell>
          <table:table-cell table:formula="of:=[.B12]/[.$O25]" office:value-type="float" office:value="0.00553714575199922" calcext:value-type="float">
            <text:p>0.005537145751999</text:p>
          </table:table-cell>
          <table:table-cell table:formula="of:=[.C12]/[.$O25]" office:value-type="float" office:value="0.155398294502098" calcext:value-type="float">
            <text:p>0.155398294502098</text:p>
          </table:table-cell>
          <table:table-cell table:formula="of:=[.D12]/[.$O25]" office:value-type="float" office:value="0.00491361793815006" calcext:value-type="float">
            <text:p>0.00491361793815</text:p>
          </table:table-cell>
          <table:table-cell office:value-type="float" office:value="0.681662374734368" calcext:value-type="float">
            <text:p>0.681662374734368</text:p>
          </table:table-cell>
          <table:table-cell table:formula="of:=[.F12]/[.$O25]" office:value-type="float" office:value="0.00502375815999323" calcext:value-type="float">
            <text:p>0.005023758159993</text:p>
          </table:table-cell>
          <table:table-cell table:formula="of:=[.G12]/[.$O25]" office:value-type="float" office:value="0" calcext:value-type="float">
            <text:p>0</text:p>
          </table:table-cell>
          <table:table-cell table:formula="of:=[.H12]/[.$O25]" office:value-type="float" office:value="0.0014178016313898" calcext:value-type="float">
            <text:p>0.00141780163139</text:p>
          </table:table-cell>
          <table:table-cell table:formula="of:=[.I12]/[.$O25]" office:value-type="float" office:value="0.0253898571486071" calcext:value-type="float">
            <text:p>0.025389857148607</text:p>
          </table:table-cell>
          <table:table-cell table:formula="of:=[.J12]/[.$O25]" office:value-type="float" office:value="0.00455120213668032" calcext:value-type="float">
            <text:p>0.00455120213668</text:p>
          </table:table-cell>
          <table:table-cell table:formula="of:=[.K12]/[.$O25]" office:value-type="float" office:value="0.0311863553884321" calcext:value-type="float">
            <text:p>0.031186355388432</text:p>
          </table:table-cell>
          <table:table-cell table:formula="of:=[.L12]/[.$O25]" office:value-type="float" office:value="1.19016093366295" calcext:value-type="float">
            <text:p>1.19016093366295</text:p>
          </table:table-cell>
          <table:table-cell/>
          <table:table-cell office:value-type="string" calcext:value-type="string">
            <text:p>TOME</text:p>
          </table:table-cell>
          <table:table-cell office:value-type="float" office:value="54946" calcext:value-type="float">
            <text:p>54946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Sheet2.A1:Sheet2.E11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date-style style:name="N110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6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16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16P2" style:volatile="true">
      <number:text> </number:text>
      <number:currency-symbol/>
      <loext:fill-character> </loext:fill-character>
      <number:text>- </number:text>
    </number:currency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18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18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18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8T00:24:52.965243840</meta:creation-date>
    <dc:date>2020-06-18T02:52:48.788590079</dc:date>
    <meta:editing-duration>PT33S</meta:editing-duration>
    <meta:editing-cycles>1</meta:editing-cycles>
    <meta:document-statistic meta:table-count="4" meta:cell-count="1556" meta:object-count="0"/>
    <meta:generator>LibreOffice/6.4.4.2$Linux_X86_64 LibreOffice_project/40$Build-2</meta:generator>
  </office:meta>
</office:document-meta>
</file>